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5.327cm" svg:y="2.544cm">
            <draw:object draw:notify-on-update-of-ranges="Sheet1.B1:Sheet1.B1024 Sheet1.C1:Sheet1.C10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998.334683194099" calcext:value-type="float">
            <text:p>998.334683194099</text:p>
          </table:table-cell>
        </table:table-row>
        <table:table-row table:style-name="ro1">
          <table:table-cell/>
          <table:table-cell office:value-type="float" office:value="404.01" calcext:value-type="float">
            <text:p>404.01</text:p>
          </table:table-cell>
          <table:table-cell office:value-type="float" office:value="997.643087576529" calcext:value-type="float">
            <text:p>997.643087576529</text:p>
          </table:table-cell>
        </table:table-row>
        <table:table-row table:style-name="ro1">
          <table:table-cell/>
          <table:table-cell office:value-type="float" office:value="408.02" calcext:value-type="float">
            <text:p>408.02</text:p>
          </table:table-cell>
          <table:table-cell office:value-type="float" office:value="996.709054213845" calcext:value-type="float">
            <text:p>996.709054213845</text:p>
          </table:table-cell>
        </table:table-row>
        <table:table-row table:style-name="ro1">
          <table:table-cell/>
          <table:table-cell office:value-type="float" office:value="412.02" calcext:value-type="float">
            <text:p>412.02</text:p>
          </table:table-cell>
          <table:table-cell office:value-type="float" office:value="995.448512806377" calcext:value-type="float">
            <text:p>995.448512806377</text:p>
          </table:table-cell>
        </table:table-row>
        <table:table-row table:style-name="ro1">
          <table:table-cell/>
          <table:table-cell office:value-type="float" office:value="416.03" calcext:value-type="float">
            <text:p>416.03</text:p>
          </table:table-cell>
          <table:table-cell office:value-type="float" office:value="993.745369868242" calcext:value-type="float">
            <text:p>993.745369868242</text:p>
          </table:table-cell>
        </table:table-row>
        <table:table-row table:style-name="ro1">
          <table:table-cell/>
          <table:table-cell office:value-type="float" office:value="420.04" calcext:value-type="float">
            <text:p>420.04</text:p>
          </table:table-cell>
          <table:table-cell office:value-type="float" office:value="991.445541198724" calcext:value-type="float">
            <text:p>991.445541198724</text:p>
          </table:table-cell>
        </table:table-row>
        <table:table-row table:style-name="ro1">
          <table:table-cell/>
          <table:table-cell office:value-type="float" office:value="424.05" calcext:value-type="float">
            <text:p>424.05</text:p>
          </table:table-cell>
          <table:table-cell office:value-type="float" office:value="988.357210107541" calcext:value-type="float">
            <text:p>988.357210107541</text:p>
          </table:table-cell>
        </table:table-row>
        <table:table-row table:style-name="ro1">
          <table:table-cell/>
          <table:table-cell office:value-type="float" office:value="428.05" calcext:value-type="float">
            <text:p>428.05</text:p>
          </table:table-cell>
          <table:table-cell office:value-type="float" office:value="984.262117587182" calcext:value-type="float">
            <text:p>984.262117587182</text:p>
          </table:table-cell>
        </table:table-row>
        <table:table-row table:style-name="ro1">
          <table:table-cell/>
          <table:table-cell office:value-type="float" office:value="432.06" calcext:value-type="float">
            <text:p>432.06</text:p>
          </table:table-cell>
          <table:table-cell office:value-type="float" office:value="978.941938988955" calcext:value-type="float">
            <text:p>978.941938988955</text:p>
          </table:table-cell>
        </table:table-row>
        <table:table-row table:style-name="ro1">
          <table:table-cell/>
          <table:table-cell office:value-type="float" office:value="436.07" calcext:value-type="float">
            <text:p>436.07</text:p>
          </table:table-cell>
          <table:table-cell office:value-type="float" office:value="972.221059513195" calcext:value-type="float">
            <text:p>972.221059513195</text:p>
          </table:table-cell>
        </table:table-row>
        <table:table-row table:style-name="ro1">
          <table:table-cell/>
          <table:table-cell office:value-type="float" office:value="440.08" calcext:value-type="float">
            <text:p>440.08</text:p>
          </table:table-cell>
          <table:table-cell office:value-type="float" office:value="964.022366324164" calcext:value-type="float">
            <text:p>964.022366324164</text:p>
          </table:table-cell>
        </table:table-row>
        <table:table-row table:style-name="ro1">
          <table:table-cell/>
          <table:table-cell office:value-type="float" office:value="444.09" calcext:value-type="float">
            <text:p>444.09</text:p>
          </table:table-cell>
          <table:table-cell office:value-type="float" office:value="954.426918021117" calcext:value-type="float">
            <text:p>954.426918021117</text:p>
          </table:table-cell>
        </table:table-row>
        <table:table-row table:style-name="ro1">
          <table:table-cell/>
          <table:table-cell office:value-type="float" office:value="448.09" calcext:value-type="float">
            <text:p>448.09</text:p>
          </table:table-cell>
          <table:table-cell office:value-type="float" office:value="943.723263900968" calcext:value-type="float">
            <text:p>943.723263900968</text:p>
          </table:table-cell>
        </table:table-row>
        <table:table-row table:style-name="ro1">
          <table:table-cell/>
          <table:table-cell office:value-type="float" office:value="452.1" calcext:value-type="float">
            <text:p>452.1</text:p>
          </table:table-cell>
          <table:table-cell office:value-type="float" office:value="932.429924517074" calcext:value-type="float">
            <text:p>932.429924517074</text:p>
          </table:table-cell>
        </table:table-row>
        <table:table-row table:style-name="ro1">
          <table:table-cell/>
          <table:table-cell office:value-type="float" office:value="456.11" calcext:value-type="float">
            <text:p>456.11</text:p>
          </table:table-cell>
          <table:table-cell office:value-type="float" office:value="921.276920188724" calcext:value-type="float">
            <text:p>921.276920188724</text:p>
          </table:table-cell>
        </table:table-row>
        <table:table-row table:style-name="ro1">
          <table:table-cell/>
          <table:table-cell office:value-type="float" office:value="460.12" calcext:value-type="float">
            <text:p>460.12</text:p>
          </table:table-cell>
          <table:table-cell office:value-type="float" office:value="911.139815136083" calcext:value-type="float">
            <text:p>911.139815136083</text:p>
          </table:table-cell>
        </table:table-row>
        <table:table-row table:style-name="ro1">
          <table:table-cell/>
          <table:table-cell office:value-type="float" office:value="464.13" calcext:value-type="float">
            <text:p>464.13</text:p>
          </table:table-cell>
          <table:table-cell office:value-type="float" office:value="902.931258884996" calcext:value-type="float">
            <text:p>902.931258884996</text:p>
          </table:table-cell>
        </table:table-row>
        <table:table-row table:style-name="ro1">
          <table:table-cell/>
          <table:table-cell office:value-type="float" office:value="468.13" calcext:value-type="float">
            <text:p>468.13</text:p>
          </table:table-cell>
          <table:table-cell office:value-type="float" office:value="897.467393405204" calcext:value-type="float">
            <text:p>897.467393405204</text:p>
          </table:table-cell>
        </table:table-row>
        <table:table-row table:style-name="ro1">
          <table:table-cell/>
          <table:table-cell office:value-type="float" office:value="472.14" calcext:value-type="float">
            <text:p>472.14</text:p>
          </table:table-cell>
          <table:table-cell office:value-type="float" office:value="895.335762039103" calcext:value-type="float">
            <text:p>895.335762039103</text:p>
          </table:table-cell>
        </table:table-row>
        <table:table-row table:style-name="ro1">
          <table:table-cell/>
          <table:table-cell office:value-type="float" office:value="476.15" calcext:value-type="float">
            <text:p>476.15</text:p>
          </table:table-cell>
          <table:table-cell office:value-type="float" office:value="896.794006882849" calcext:value-type="float">
            <text:p>896.794006882849</text:p>
          </table:table-cell>
        </table:table-row>
        <table:table-row table:style-name="ro1">
          <table:table-cell/>
          <table:table-cell office:value-type="float" office:value="480.16" calcext:value-type="float">
            <text:p>480.16</text:p>
          </table:table-cell>
          <table:table-cell office:value-type="float" office:value="901.723112243691" calcext:value-type="float">
            <text:p>901.723112243691</text:p>
          </table:table-cell>
        </table:table-row>
        <table:table-row table:style-name="ro1">
          <table:table-cell/>
          <table:table-cell office:value-type="float" office:value="484.16" calcext:value-type="float">
            <text:p>484.16</text:p>
          </table:table-cell>
          <table:table-cell office:value-type="float" office:value="909.646418620687" calcext:value-type="float">
            <text:p>909.646418620687</text:p>
          </table:table-cell>
        </table:table-row>
        <table:table-row table:style-name="ro1">
          <table:table-cell/>
          <table:table-cell office:value-type="float" office:value="488.17" calcext:value-type="float">
            <text:p>488.17</text:p>
          </table:table-cell>
          <table:table-cell office:value-type="float" office:value="919.809748163925" calcext:value-type="float">
            <text:p>919.809748163925</text:p>
          </table:table-cell>
        </table:table-row>
        <table:table-row table:style-name="ro1">
          <table:table-cell/>
          <table:table-cell office:value-type="float" office:value="492.18" calcext:value-type="float">
            <text:p>492.18</text:p>
          </table:table-cell>
          <table:table-cell office:value-type="float" office:value="931.30360027851" calcext:value-type="float">
            <text:p>931.30360027851</text:p>
          </table:table-cell>
        </table:table-row>
        <table:table-row table:style-name="ro1">
          <table:table-cell/>
          <table:table-cell office:value-type="float" office:value="496.19" calcext:value-type="float">
            <text:p>496.19</text:p>
          </table:table-cell>
          <table:table-cell office:value-type="float" office:value="943.199763742873" calcext:value-type="float">
            <text:p>943.199763742873</text:p>
          </table:table-cell>
        </table:table-row>
        <table:table-row table:style-name="ro1">
          <table:table-cell/>
          <table:table-cell office:value-type="float" office:value="500.2" calcext:value-type="float">
            <text:p>500.2</text:p>
          </table:table-cell>
          <table:table-cell office:value-type="float" office:value="954.674015029302" calcext:value-type="float">
            <text:p>954.674015029302</text:p>
          </table:table-cell>
        </table:table-row>
        <table:table-row table:style-name="ro1">
          <table:table-cell/>
          <table:table-cell office:value-type="float" office:value="504.2" calcext:value-type="float">
            <text:p>504.2</text:p>
          </table:table-cell>
          <table:table-cell office:value-type="float" office:value="965.093148067152" calcext:value-type="float">
            <text:p>965.093148067152</text:p>
          </table:table-cell>
        </table:table-row>
        <table:table-row table:style-name="ro1">
          <table:table-cell/>
          <table:table-cell office:value-type="float" office:value="508.21" calcext:value-type="float">
            <text:p>508.21</text:p>
          </table:table-cell>
          <table:table-cell office:value-type="float" office:value="974.056459009905" calcext:value-type="float">
            <text:p>974.056459009905</text:p>
          </table:table-cell>
        </table:table-row>
        <table:table-row table:style-name="ro1">
          <table:table-cell/>
          <table:table-cell office:value-type="float" office:value="512.22" calcext:value-type="float">
            <text:p>512.22</text:p>
          </table:table-cell>
          <table:table-cell office:value-type="float" office:value="981.392003431345" calcext:value-type="float">
            <text:p>981.392003431345</text:p>
          </table:table-cell>
        </table:table-row>
        <table:table-row table:style-name="ro1">
          <table:table-cell/>
          <table:table-cell office:value-type="float" office:value="516.23" calcext:value-type="float">
            <text:p>516.23</text:p>
          </table:table-cell>
          <table:table-cell office:value-type="float" office:value="987.119614591262" calcext:value-type="float">
            <text:p>987.119614591262</text:p>
          </table:table-cell>
        </table:table-row>
        <table:table-row table:style-name="ro1">
          <table:table-cell/>
          <table:table-cell office:value-type="float" office:value="520.23" calcext:value-type="float">
            <text:p>520.23</text:p>
          </table:table-cell>
          <table:table-cell office:value-type="float" office:value="991.394636373532" calcext:value-type="float">
            <text:p>991.394636373532</text:p>
          </table:table-cell>
        </table:table-row>
        <table:table-row table:style-name="ro1">
          <table:table-cell/>
          <table:table-cell office:value-type="float" office:value="524.24" calcext:value-type="float">
            <text:p>524.24</text:p>
          </table:table-cell>
          <table:table-cell office:value-type="float" office:value="994.449321102475" calcext:value-type="float">
            <text:p>994.449321102475</text:p>
          </table:table-cell>
        </table:table-row>
        <table:table-row table:style-name="ro1">
          <table:table-cell/>
          <table:table-cell office:value-type="float" office:value="528.25" calcext:value-type="float">
            <text:p>528.25</text:p>
          </table:table-cell>
          <table:table-cell office:value-type="float" office:value="996.539964502771" calcext:value-type="float">
            <text:p>996.539964502771</text:p>
          </table:table-cell>
        </table:table-row>
        <table:table-row table:style-name="ro1">
          <table:table-cell/>
          <table:table-cell office:value-type="float" office:value="532.26" calcext:value-type="float">
            <text:p>532.26</text:p>
          </table:table-cell>
          <table:table-cell office:value-type="float" office:value="997.908703294977" calcext:value-type="float">
            <text:p>997.908703294977</text:p>
          </table:table-cell>
        </table:table-row>
        <table:table-row table:style-name="ro1">
          <table:table-cell/>
          <table:table-cell office:value-type="float" office:value="536.27" calcext:value-type="float">
            <text:p>536.27</text:p>
          </table:table-cell>
          <table:table-cell office:value-type="float" office:value="998.762369609199" calcext:value-type="float">
            <text:p>998.762369609199</text:p>
          </table:table-cell>
        </table:table-row>
        <table:table-row table:style-name="ro1">
          <table:table-cell/>
          <table:table-cell office:value-type="float" office:value="540.27" calcext:value-type="float">
            <text:p>540.27</text:p>
          </table:table-cell>
          <table:table-cell office:value-type="float" office:value="999.261793344838" calcext:value-type="float">
            <text:p>999.261793344838</text:p>
          </table:table-cell>
        </table:table-row>
        <table:table-row table:style-name="ro1">
          <table:table-cell/>
          <table:table-cell office:value-type="float" office:value="544.28" calcext:value-type="float">
            <text:p>544.28</text:p>
          </table:table-cell>
          <table:table-cell office:value-type="float" office:value="999.522350327908" calcext:value-type="float">
            <text:p>999.522350327908</text:p>
          </table:table-cell>
        </table:table-row>
        <table:table-row table:style-name="ro1">
          <table:table-cell/>
          <table:table-cell office:value-type="float" office:value="548.29" calcext:value-type="float">
            <text:p>548.29</text:p>
          </table:table-cell>
          <table:table-cell office:value-type="float" office:value="999.619567612747" calcext:value-type="float">
            <text:p>999.619567612747</text:p>
          </table:table-cell>
        </table:table-row>
        <table:table-row table:style-name="ro1">
          <table:table-cell/>
          <table:table-cell office:value-type="float" office:value="552.3" calcext:value-type="float">
            <text:p>552.3</text:p>
          </table:table-cell>
          <table:table-cell office:value-type="float" office:value="999.597035608127" calcext:value-type="float">
            <text:p>999.597035608127</text:p>
          </table:table-cell>
        </table:table-row>
        <table:table-row table:style-name="ro1">
          <table:table-cell/>
          <table:table-cell office:value-type="float" office:value="556.3" calcext:value-type="float">
            <text:p>556.3</text:p>
          </table:table-cell>
          <table:table-cell office:value-type="float" office:value="999.474559945386" calcext:value-type="float">
            <text:p>999.474559945386</text:p>
          </table:table-cell>
        </table:table-row>
        <table:table-row table:style-name="ro1">
          <table:table-cell/>
          <table:table-cell office:value-type="float" office:value="560.31" calcext:value-type="float">
            <text:p>560.31</text:p>
          </table:table-cell>
          <table:table-cell office:value-type="float" office:value="999.255571560267" calcext:value-type="float">
            <text:p>999.255571560267</text:p>
          </table:table-cell>
        </table:table-row>
        <table:table-row table:style-name="ro1">
          <table:table-cell/>
          <table:table-cell office:value-type="float" office:value="564.32" calcext:value-type="float">
            <text:p>564.32</text:p>
          </table:table-cell>
          <table:table-cell office:value-type="float" office:value="998.933597137333" calcext:value-type="float">
            <text:p>998.933597137333</text:p>
          </table:table-cell>
        </table:table-row>
        <table:table-row table:style-name="ro1">
          <table:table-cell/>
          <table:table-cell office:value-type="float" office:value="568.33" calcext:value-type="float">
            <text:p>568.33</text:p>
          </table:table-cell>
          <table:table-cell office:value-type="float" office:value="998.502215772206" calcext:value-type="float">
            <text:p>998.502215772206</text:p>
          </table:table-cell>
        </table:table-row>
        <table:table-row table:style-name="ro1">
          <table:table-cell/>
          <table:table-cell office:value-type="float" office:value="572.34" calcext:value-type="float">
            <text:p>572.34</text:p>
          </table:table-cell>
          <table:table-cell office:value-type="float" office:value="997.941052476807" calcext:value-type="float">
            <text:p>997.941052476807</text:p>
          </table:table-cell>
        </table:table-row>
        <table:table-row table:style-name="ro1">
          <table:table-cell/>
          <table:table-cell office:value-type="float" office:value="576.34" calcext:value-type="float">
            <text:p>576.34</text:p>
          </table:table-cell>
          <table:table-cell office:value-type="float" office:value="997.254751774079" calcext:value-type="float">
            <text:p>997.254751774079</text:p>
          </table:table-cell>
        </table:table-row>
        <table:table-row table:style-name="ro1">
          <table:table-cell/>
          <table:table-cell office:value-type="float" office:value="580.35" calcext:value-type="float">
            <text:p>580.35</text:p>
          </table:table-cell>
          <table:table-cell office:value-type="float" office:value="996.449684998731" calcext:value-type="float">
            <text:p>996.449684998731</text:p>
          </table:table-cell>
        </table:table-row>
        <table:table-row table:style-name="ro1">
          <table:table-cell/>
          <table:table-cell office:value-type="float" office:value="584.36" calcext:value-type="float">
            <text:p>584.36</text:p>
          </table:table-cell>
          <table:table-cell office:value-type="float" office:value="995.54664749487" calcext:value-type="float">
            <text:p>995.54664749487</text:p>
          </table:table-cell>
        </table:table-row>
        <table:table-row table:style-name="ro1">
          <table:table-cell/>
          <table:table-cell office:value-type="float" office:value="588.37" calcext:value-type="float">
            <text:p>588.37</text:p>
          </table:table-cell>
          <table:table-cell office:value-type="float" office:value="994.582410247986" calcext:value-type="float">
            <text:p>994.582410247986</text:p>
          </table:table-cell>
        </table:table-row>
        <table:table-row table:style-name="ro1">
          <table:table-cell/>
          <table:table-cell office:value-type="float" office:value="592.38" calcext:value-type="float">
            <text:p>592.38</text:p>
          </table:table-cell>
          <table:table-cell office:value-type="float" office:value="993.609021911733" calcext:value-type="float">
            <text:p>993.609021911733</text:p>
          </table:table-cell>
        </table:table-row>
        <table:table-row table:style-name="ro1">
          <table:table-cell/>
          <table:table-cell office:value-type="float" office:value="596.38" calcext:value-type="float">
            <text:p>596.38</text:p>
          </table:table-cell>
          <table:table-cell office:value-type="float" office:value="992.690366824416" calcext:value-type="float">
            <text:p>992.690366824416</text:p>
          </table:table-cell>
        </table:table-row>
        <table:table-row table:style-name="ro1">
          <table:table-cell/>
          <table:table-cell office:value-type="float" office:value="600.39" calcext:value-type="float">
            <text:p>600.39</text:p>
          </table:table-cell>
          <table:table-cell office:value-type="float" office:value="991.895988443358" calcext:value-type="float">
            <text:p>991.895988443358</text:p>
          </table:table-cell>
        </table:table-row>
        <table:table-row table:style-name="ro1">
          <table:table-cell/>
          <table:table-cell office:value-type="float" office:value="604.4" calcext:value-type="float">
            <text:p>604.4</text:p>
          </table:table-cell>
          <table:table-cell office:value-type="float" office:value="991.292823778032" calcext:value-type="float">
            <text:p>991.292823778032</text:p>
          </table:table-cell>
        </table:table-row>
        <table:table-row table:style-name="ro1">
          <table:table-cell/>
          <table:table-cell office:value-type="float" office:value="608.41" calcext:value-type="float">
            <text:p>608.41</text:p>
          </table:table-cell>
          <table:table-cell office:value-type="float" office:value="990.936107674651" calcext:value-type="float">
            <text:p>990.936107674651</text:p>
          </table:table-cell>
        </table:table-row>
        <table:table-row table:style-name="ro1">
          <table:table-cell/>
          <table:table-cell office:value-type="float" office:value="612.41" calcext:value-type="float">
            <text:p>612.41</text:p>
          </table:table-cell>
          <table:table-cell office:value-type="float" office:value="990.861108448289" calcext:value-type="float">
            <text:p>990.861108448289</text:p>
          </table:table-cell>
        </table:table-row>
        <table:table-row table:style-name="ro1">
          <table:table-cell/>
          <table:table-cell office:value-type="float" office:value="616.42" calcext:value-type="float">
            <text:p>616.42</text:p>
          </table:table-cell>
          <table:table-cell office:value-type="float" office:value="991.077389107928" calcext:value-type="float">
            <text:p>991.077389107928</text:p>
          </table:table-cell>
        </table:table-row>
        <table:table-row table:style-name="ro1">
          <table:table-cell/>
          <table:table-cell office:value-type="float" office:value="620.43" calcext:value-type="float">
            <text:p>620.43</text:p>
          </table:table-cell>
          <table:table-cell office:value-type="float" office:value="991.566885125019" calcext:value-type="float">
            <text:p>991.566885125019</text:p>
          </table:table-cell>
        </table:table-row>
        <table:table-row table:style-name="ro1">
          <table:table-cell/>
          <table:table-cell office:value-type="float" office:value="624.44" calcext:value-type="float">
            <text:p>624.44</text:p>
          </table:table-cell>
          <table:table-cell office:value-type="float" office:value="992.286317701552" calcext:value-type="float">
            <text:p>992.286317701552</text:p>
          </table:table-cell>
        </table:table-row>
        <table:table-row table:style-name="ro1">
          <table:table-cell/>
          <table:table-cell office:value-type="float" office:value="628.45" calcext:value-type="float">
            <text:p>628.45</text:p>
          </table:table-cell>
          <table:table-cell office:value-type="float" office:value="993.17351523331" calcext:value-type="float">
            <text:p>993.17351523331</text:p>
          </table:table-cell>
        </table:table-row>
        <table:table-row table:style-name="ro1">
          <table:table-cell/>
          <table:table-cell office:value-type="float" office:value="632.45" calcext:value-type="float">
            <text:p>632.45</text:p>
          </table:table-cell>
          <table:table-cell office:value-type="float" office:value="994.156359134947" calcext:value-type="float">
            <text:p>994.156359134947</text:p>
          </table:table-cell>
        </table:table-row>
        <table:table-row table:style-name="ro1">
          <table:table-cell/>
          <table:table-cell office:value-type="float" office:value="636.46" calcext:value-type="float">
            <text:p>636.46</text:p>
          </table:table-cell>
          <table:table-cell office:value-type="float" office:value="995.162547394723" calcext:value-type="float">
            <text:p>995.162547394723</text:p>
          </table:table-cell>
        </table:table-row>
        <table:table-row table:style-name="ro1">
          <table:table-cell/>
          <table:table-cell office:value-type="float" office:value="640.47" calcext:value-type="float">
            <text:p>640.47</text:p>
          </table:table-cell>
          <table:table-cell office:value-type="float" office:value="996.128318311735" calcext:value-type="float">
            <text:p>996.128318311735</text:p>
          </table:table-cell>
        </table:table-row>
        <table:table-row table:style-name="ro1">
          <table:table-cell/>
          <table:table-cell office:value-type="float" office:value="644.48" calcext:value-type="float">
            <text:p>644.48</text:p>
          </table:table-cell>
          <table:table-cell office:value-type="float" office:value="997.004684019705" calcext:value-type="float">
            <text:p>997.004684019705</text:p>
          </table:table-cell>
        </table:table-row>
        <table:table-row table:style-name="ro1">
          <table:table-cell/>
          <table:table-cell office:value-type="float" office:value="648.48" calcext:value-type="float">
            <text:p>648.48</text:p>
          </table:table-cell>
          <table:table-cell office:value-type="float" office:value="997.760435161111" calcext:value-type="float">
            <text:p>997.760435161111</text:p>
          </table:table-cell>
        </table:table-row>
        <table:table-row table:style-name="ro1">
          <table:table-cell/>
          <table:table-cell office:value-type="float" office:value="652.49" calcext:value-type="float">
            <text:p>652.49</text:p>
          </table:table-cell>
          <table:table-cell office:value-type="float" office:value="998.381964637311" calcext:value-type="float">
            <text:p>998.381964637311</text:p>
          </table:table-cell>
        </table:table-row>
        <table:table-row table:style-name="ro1">
          <table:table-cell/>
          <table:table-cell office:value-type="float" office:value="656.5" calcext:value-type="float">
            <text:p>656.5</text:p>
          </table:table-cell>
          <table:table-cell office:value-type="float" office:value="998.870598605532" calcext:value-type="float">
            <text:p>998.870598605532</text:p>
          </table:table-cell>
        </table:table-row>
        <table:table-row table:style-name="ro1">
          <table:table-cell/>
          <table:table-cell office:value-type="float" office:value="660.51" calcext:value-type="float">
            <text:p>660.51</text:p>
          </table:table-cell>
          <table:table-cell office:value-type="float" office:value="999.238475334406" calcext:value-type="float">
            <text:p>999.238475334406</text:p>
          </table:table-cell>
        </table:table-row>
        <table:table-row table:style-name="ro1">
          <table:table-cell/>
          <table:table-cell office:value-type="float" office:value="664.52" calcext:value-type="float">
            <text:p>664.52</text:p>
          </table:table-cell>
          <table:table-cell office:value-type="float" office:value="999.504046713216" calcext:value-type="float">
            <text:p>999.504046713216</text:p>
          </table:table-cell>
        </table:table-row>
        <table:table-row table:style-name="ro1">
          <table:table-cell/>
          <table:table-cell office:value-type="float" office:value="668.52" calcext:value-type="float">
            <text:p>668.52</text:p>
          </table:table-cell>
          <table:table-cell office:value-type="float" office:value="999.688060455475" calcext:value-type="float">
            <text:p>999.688060455475</text:p>
          </table:table-cell>
        </table:table-row>
        <table:table-row table:style-name="ro1">
          <table:table-cell/>
          <table:table-cell office:value-type="float" office:value="672.53" calcext:value-type="float">
            <text:p>672.53</text:p>
          </table:table-cell>
          <table:table-cell office:value-type="float" office:value="999.810534515392" calcext:value-type="float">
            <text:p>999.810534515392</text:p>
          </table:table-cell>
        </table:table-row>
        <table:table-row table:style-name="ro1">
          <table:table-cell/>
          <table:table-cell office:value-type="float" office:value="676.54" calcext:value-type="float">
            <text:p>676.54</text:p>
          </table:table-cell>
          <table:table-cell office:value-type="float" office:value="999.888882651138" calcext:value-type="float">
            <text:p>999.888882651138</text:p>
          </table:table-cell>
        </table:table-row>
        <table:table-row table:style-name="ro1">
          <table:table-cell/>
          <table:table-cell office:value-type="float" office:value="680.55" calcext:value-type="float">
            <text:p>680.55</text:p>
          </table:table-cell>
          <table:table-cell office:value-type="float" office:value="999.937079484035" calcext:value-type="float">
            <text:p>999.937079484035</text:p>
          </table:table-cell>
        </table:table-row>
        <table:table-row table:style-name="ro1">
          <table:table-cell/>
          <table:table-cell office:value-type="float" office:value="684.56" calcext:value-type="float">
            <text:p>684.56</text:p>
          </table:table-cell>
          <table:table-cell office:value-type="float" office:value="999.965602105051" calcext:value-type="float">
            <text:p>999.965602105051</text:p>
          </table:table-cell>
        </table:table-row>
        <table:table-row table:style-name="ro1">
          <table:table-cell/>
          <table:table-cell office:value-type="float" office:value="688.56" calcext:value-type="float">
            <text:p>688.56</text:p>
          </table:table-cell>
          <table:table-cell office:value-type="float" office:value="999.981845898077" calcext:value-type="float">
            <text:p>999.981845898077</text:p>
          </table:table-cell>
        </table:table-row>
        <table:table-row table:style-name="ro1">
          <table:table-cell/>
          <table:table-cell office:value-type="float" office:value="692.57" calcext:value-type="float">
            <text:p>692.57</text:p>
          </table:table-cell>
          <table:table-cell office:value-type="float" office:value="999.990750925082" calcext:value-type="float">
            <text:p>999.990750925082</text:p>
          </table:table-cell>
        </table:table-row>
        <table:table-row table:style-name="ro1">
          <table:table-cell/>
          <table:table-cell office:value-type="float" office:value="696.58" calcext:value-type="float">
            <text:p>696.58</text:p>
          </table:table-cell>
          <table:table-cell office:value-type="float" office:value="999.995511594591" calcext:value-type="float">
            <text:p>999.995511594591</text:p>
          </table:table-cell>
        </table:table-row>
        <table:table-row table:style-name="ro1">
          <table:table-cell/>
          <table:table-cell office:value-type="float" office:value="700.59" calcext:value-type="float">
            <text:p>700.59</text:p>
          </table:table-cell>
          <table:table-cell office:value-type="float" office:value="999.997865542628" calcext:value-type="float">
            <text:p>999.997865542628</text:p>
          </table:table-cell>
        </table:table-row>
        <table:table-row table:style-name="ro1">
          <table:table-cell/>
          <table:table-cell office:value-type="float" office:value="704.59" calcext:value-type="float">
            <text:p>704.59</text:p>
          </table:table-cell>
          <table:table-cell office:value-type="float" office:value="999.999020487833" calcext:value-type="float">
            <text:p>999.999020487833</text:p>
          </table:table-cell>
        </table:table-row>
        <table:table-row table:style-name="ro1">
          <table:table-cell/>
          <table:table-cell office:value-type="float" office:value="708.6" calcext:value-type="float">
            <text:p>708.6</text:p>
          </table:table-cell>
          <table:table-cell office:value-type="float" office:value="999.999566230387" calcext:value-type="float">
            <text:p>999.999566230387</text:p>
          </table:table-cell>
        </table:table-row>
        <table:table-row table:style-name="ro1">
          <table:table-cell/>
          <table:table-cell office:value-type="float" office:value="712.61" calcext:value-type="float">
            <text:p>712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16.62" calcext:value-type="float">
            <text:p>716.6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20.63" calcext:value-type="float">
            <text:p>720.6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24.63" calcext:value-type="float">
            <text:p>724.6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28.64" calcext:value-type="float">
            <text:p>728.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32.65" calcext:value-type="float">
            <text:p>732.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36.66" calcext:value-type="float">
            <text:p>736.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40.66" calcext:value-type="float">
            <text:p>740.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44.67" calcext:value-type="float">
            <text:p>744.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48.68" calcext:value-type="float">
            <text:p>748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52.69" calcext:value-type="float">
            <text:p>752.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56.7" calcext:value-type="float">
            <text:p>756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60.7" calcext:value-type="float">
            <text:p>760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64.71" calcext:value-type="float">
            <text:p>764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68.72" calcext:value-type="float">
            <text:p>768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72.73" calcext:value-type="float">
            <text:p>772.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76.74" calcext:value-type="float">
            <text:p>776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80.74" calcext:value-type="float">
            <text:p>780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84.75" calcext:value-type="float">
            <text:p>784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88.76" calcext:value-type="float">
            <text:p>788.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92.77" calcext:value-type="float">
            <text:p>792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96.77" calcext:value-type="float">
            <text:p>796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00.78" calcext:value-type="float">
            <text:p>800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04.79" calcext:value-type="float">
            <text:p>804.79</text:p>
          </table:table-cell>
          <table:table-cell office:value-type="float" office:value="999.998042742012" calcext:value-type="float">
            <text:p>999.998042742012</text:p>
          </table:table-cell>
        </table:table-row>
        <table:table-row table:style-name="ro1">
          <table:table-cell/>
          <table:table-cell office:value-type="float" office:value="808.8" calcext:value-type="float">
            <text:p>808.8</text:p>
          </table:table-cell>
          <table:table-cell office:value-type="float" office:value="999.995661673589" calcext:value-type="float">
            <text:p>999.995661673589</text:p>
          </table:table-cell>
        </table:table-row>
        <table:table-row table:style-name="ro1">
          <table:table-cell/>
          <table:table-cell office:value-type="float" office:value="812.81" calcext:value-type="float">
            <text:p>812.81</text:p>
          </table:table-cell>
          <table:table-cell office:value-type="float" office:value="999.990720526927" calcext:value-type="float">
            <text:p>999.990720526927</text:p>
          </table:table-cell>
        </table:table-row>
        <table:table-row table:style-name="ro1">
          <table:table-cell/>
          <table:table-cell office:value-type="float" office:value="816.81" calcext:value-type="float">
            <text:p>816.81</text:p>
          </table:table-cell>
          <table:table-cell office:value-type="float" office:value="999.98084635881" calcext:value-type="float">
            <text:p>999.98084635881</text:p>
          </table:table-cell>
        </table:table-row>
        <table:table-row table:style-name="ro1">
          <table:table-cell/>
          <table:table-cell office:value-type="float" office:value="820.82" calcext:value-type="float">
            <text:p>820.82</text:p>
          </table:table-cell>
          <table:table-cell office:value-type="float" office:value="999.961848965439" calcext:value-type="float">
            <text:p>999.961848965439</text:p>
          </table:table-cell>
        </table:table-row>
        <table:table-row table:style-name="ro1">
          <table:table-cell/>
          <table:table-cell office:value-type="float" office:value="824.83" calcext:value-type="float">
            <text:p>824.83</text:p>
          </table:table-cell>
          <table:table-cell office:value-type="float" office:value="999.926668894553" calcext:value-type="float">
            <text:p>999.926668894553</text:p>
          </table:table-cell>
        </table:table-row>
        <table:table-row table:style-name="ro1">
          <table:table-cell/>
          <table:table-cell office:value-type="float" office:value="828.84" calcext:value-type="float">
            <text:p>828.84</text:p>
          </table:table-cell>
          <table:table-cell office:value-type="float" office:value="999.86398178072" calcext:value-type="float">
            <text:p>999.86398178072</text:p>
          </table:table-cell>
        </table:table-row>
        <table:table-row table:style-name="ro1">
          <table:table-cell/>
          <table:table-cell office:value-type="float" office:value="832.84" calcext:value-type="float">
            <text:p>832.84</text:p>
          </table:table-cell>
          <table:table-cell office:value-type="float" office:value="999.756537050966" calcext:value-type="float">
            <text:p>999.756537050966</text:p>
          </table:table-cell>
        </table:table-row>
        <table:table-row table:style-name="ro1">
          <table:table-cell/>
          <table:table-cell office:value-type="float" office:value="836.85" calcext:value-type="float">
            <text:p>836.85</text:p>
          </table:table-cell>
          <table:table-cell office:value-type="float" office:value="999.579471327594" calcext:value-type="float">
            <text:p>999.579471327594</text:p>
          </table:table-cell>
        </table:table-row>
        <table:table-row table:style-name="ro1">
          <table:table-cell/>
          <table:table-cell office:value-type="float" office:value="840.86" calcext:value-type="float">
            <text:p>840.86</text:p>
          </table:table-cell>
          <table:table-cell office:value-type="float" office:value="999.299052830347" calcext:value-type="float">
            <text:p>999.299052830347</text:p>
          </table:table-cell>
        </table:table-row>
        <table:table-row table:style-name="ro1">
          <table:table-cell/>
          <table:table-cell office:value-type="float" office:value="844.87" calcext:value-type="float">
            <text:p>844.87</text:p>
          </table:table-cell>
          <table:table-cell office:value-type="float" office:value="998.872538031393" calcext:value-type="float">
            <text:p>998.872538031393</text:p>
          </table:table-cell>
        </table:table-row>
        <table:table-row table:style-name="ro1">
          <table:table-cell/>
          <table:table-cell office:value-type="float" office:value="848.88" calcext:value-type="float">
            <text:p>848.88</text:p>
          </table:table-cell>
          <table:table-cell office:value-type="float" office:value="998.249970149865" calcext:value-type="float">
            <text:p>998.249970149865</text:p>
          </table:table-cell>
        </table:table-row>
        <table:table-row table:style-name="ro1">
          <table:table-cell/>
          <table:table-cell office:value-type="float" office:value="852.88" calcext:value-type="float">
            <text:p>852.88</text:p>
          </table:table-cell>
          <table:table-cell office:value-type="float" office:value="997.378704679645" calcext:value-type="float">
            <text:p>997.378704679645</text:p>
          </table:table-cell>
        </table:table-row>
        <table:table-row table:style-name="ro1">
          <table:table-cell/>
          <table:table-cell office:value-type="float" office:value="856.89" calcext:value-type="float">
            <text:p>856.89</text:p>
          </table:table-cell>
          <table:table-cell office:value-type="float" office:value="996.211097860735" calcext:value-type="float">
            <text:p>996.211097860735</text:p>
          </table:table-cell>
        </table:table-row>
        <table:table-row table:style-name="ro1">
          <table:table-cell/>
          <table:table-cell office:value-type="float" office:value="860.9" calcext:value-type="float">
            <text:p>860.9</text:p>
          </table:table-cell>
          <table:table-cell office:value-type="float" office:value="994.715087941743" calcext:value-type="float">
            <text:p>994.715087941743</text:p>
          </table:table-cell>
        </table:table-row>
        <table:table-row table:style-name="ro1">
          <table:table-cell/>
          <table:table-cell office:value-type="float" office:value="864.91" calcext:value-type="float">
            <text:p>864.91</text:p>
          </table:table-cell>
          <table:table-cell office:value-type="float" office:value="992.886405879559" calcext:value-type="float">
            <text:p>992.886405879559</text:p>
          </table:table-cell>
        </table:table-row>
        <table:table-row table:style-name="ro1">
          <table:table-cell/>
          <table:table-cell office:value-type="float" office:value="868.91" calcext:value-type="float">
            <text:p>868.91</text:p>
          </table:table-cell>
          <table:table-cell office:value-type="float" office:value="990.760098541051" calcext:value-type="float">
            <text:p>990.760098541051</text:p>
          </table:table-cell>
        </table:table-row>
        <table:table-row table:style-name="ro1">
          <table:table-cell/>
          <table:table-cell office:value-type="float" office:value="872.92" calcext:value-type="float">
            <text:p>872.92</text:p>
          </table:table-cell>
          <table:table-cell office:value-type="float" office:value="988.418293962998" calcext:value-type="float">
            <text:p>988.418293962998</text:p>
          </table:table-cell>
        </table:table-row>
        <table:table-row table:style-name="ro1">
          <table:table-cell/>
          <table:table-cell office:value-type="float" office:value="876.93" calcext:value-type="float">
            <text:p>876.93</text:p>
          </table:table-cell>
          <table:table-cell office:value-type="float" office:value="985.991079325941" calcext:value-type="float">
            <text:p>985.991079325941</text:p>
          </table:table-cell>
        </table:table-row>
        <table:table-row table:style-name="ro1">
          <table:table-cell/>
          <table:table-cell office:value-type="float" office:value="880.94" calcext:value-type="float">
            <text:p>880.94</text:p>
          </table:table-cell>
          <table:table-cell office:value-type="float" office:value="983.648268208542" calcext:value-type="float">
            <text:p>983.648268208542</text:p>
          </table:table-cell>
        </table:table-row>
        <table:table-row table:style-name="ro1">
          <table:table-cell/>
          <table:table-cell office:value-type="float" office:value="884.95" calcext:value-type="float">
            <text:p>884.95</text:p>
          </table:table-cell>
          <table:table-cell office:value-type="float" office:value="981.581690166763" calcext:value-type="float">
            <text:p>981.581690166763</text:p>
          </table:table-cell>
        </table:table-row>
        <table:table-row table:style-name="ro1">
          <table:table-cell/>
          <table:table-cell office:value-type="float" office:value="888.95" calcext:value-type="float">
            <text:p>888.95</text:p>
          </table:table-cell>
          <table:table-cell office:value-type="float" office:value="979.979923072461" calcext:value-type="float">
            <text:p>979.979923072461</text:p>
          </table:table-cell>
        </table:table-row>
        <table:table-row table:style-name="ro1">
          <table:table-cell/>
          <table:table-cell office:value-type="float" office:value="892.96" calcext:value-type="float">
            <text:p>892.96</text:p>
          </table:table-cell>
          <table:table-cell office:value-type="float" office:value="979.000493147307" calcext:value-type="float">
            <text:p>979.000493147307</text:p>
          </table:table-cell>
        </table:table-row>
        <table:table-row table:style-name="ro1">
          <table:table-cell/>
          <table:table-cell office:value-type="float" office:value="896.97" calcext:value-type="float">
            <text:p>896.97</text:p>
          </table:table-cell>
          <table:table-cell office:value-type="float" office:value="978.743911166286" calcext:value-type="float">
            <text:p>978.743911166286</text:p>
          </table:table-cell>
        </table:table-row>
        <table:table-row table:style-name="ro1">
          <table:table-cell/>
          <table:table-cell office:value-type="float" office:value="900.98" calcext:value-type="float">
            <text:p>900.98</text:p>
          </table:table-cell>
          <table:table-cell office:value-type="float" office:value="979.236857862256" calcext:value-type="float">
            <text:p>979.236857862256</text:p>
          </table:table-cell>
        </table:table-row>
        <table:table-row table:style-name="ro1">
          <table:table-cell/>
          <table:table-cell office:value-type="float" office:value="904.99" calcext:value-type="float">
            <text:p>904.99</text:p>
          </table:table-cell>
          <table:table-cell office:value-type="float" office:value="980.42742168034" calcext:value-type="float">
            <text:p>980.42742168034</text:p>
          </table:table-cell>
        </table:table-row>
        <table:table-row table:style-name="ro1">
          <table:table-cell/>
          <table:table-cell office:value-type="float" office:value="908.99" calcext:value-type="float">
            <text:p>908.99</text:p>
          </table:table-cell>
          <table:table-cell office:value-type="float" office:value="982.19388176111" calcext:value-type="float">
            <text:p>982.19388176111</text:p>
          </table:table-cell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float" office:value="984.364858180543" calcext:value-type="float">
            <text:p>984.364858180543</text:p>
          </table:table-cell>
        </table:table-row>
        <table:table-row table:style-name="ro1">
          <table:table-cell/>
          <table:table-cell office:value-type="float" office:value="917.01" calcext:value-type="float">
            <text:p>917.01</text:p>
          </table:table-cell>
          <table:table-cell office:value-type="float" office:value="986.746135007533" calcext:value-type="float">
            <text:p>986.746135007533</text:p>
          </table:table-cell>
        </table:table-row>
        <table:table-row table:style-name="ro1">
          <table:table-cell/>
          <table:table-cell office:value-type="float" office:value="921.02" calcext:value-type="float">
            <text:p>921.02</text:p>
          </table:table-cell>
          <table:table-cell office:value-type="float" office:value="989.148274824233" calcext:value-type="float">
            <text:p>989.148274824233</text:p>
          </table:table-cell>
        </table:table-row>
        <table:table-row table:style-name="ro1">
          <table:table-cell/>
          <table:table-cell office:value-type="float" office:value="925.02" calcext:value-type="float">
            <text:p>925.02</text:p>
          </table:table-cell>
          <table:table-cell office:value-type="float" office:value="991.409596555015" calcext:value-type="float">
            <text:p>991.409596555015</text:p>
          </table:table-cell>
        </table:table-row>
        <table:table-row table:style-name="ro1">
          <table:table-cell/>
          <table:table-cell office:value-type="float" office:value="929.03" calcext:value-type="float">
            <text:p>929.03</text:p>
          </table:table-cell>
          <table:table-cell office:value-type="float" office:value="993.410884919558" calcext:value-type="float">
            <text:p>993.410884919558</text:p>
          </table:table-cell>
        </table:table-row>
        <table:table-row table:style-name="ro1">
          <table:table-cell/>
          <table:table-cell office:value-type="float" office:value="933.04" calcext:value-type="float">
            <text:p>933.04</text:p>
          </table:table-cell>
          <table:table-cell office:value-type="float" office:value="995.080651909894" calcext:value-type="float">
            <text:p>995.080651909894</text:p>
          </table:table-cell>
        </table:table-row>
        <table:table-row table:style-name="ro1">
          <table:table-cell/>
          <table:table-cell office:value-type="float" office:value="937.05" calcext:value-type="float">
            <text:p>937.05</text:p>
          </table:table-cell>
          <table:table-cell office:value-type="float" office:value="996.392084178957" calcext:value-type="float">
            <text:p>996.392084178957</text:p>
          </table:table-cell>
        </table:table-row>
        <table:table-row table:style-name="ro1">
          <table:table-cell/>
          <table:table-cell office:value-type="float" office:value="941.06" calcext:value-type="float">
            <text:p>941.06</text:p>
          </table:table-cell>
          <table:table-cell office:value-type="float" office:value="997.354366469686" calcext:value-type="float">
            <text:p>997.354366469686</text:p>
          </table:table-cell>
        </table:table-row>
        <table:table-row table:style-name="ro1">
          <table:table-cell/>
          <table:table-cell office:value-type="float" office:value="945.06" calcext:value-type="float">
            <text:p>945.06</text:p>
          </table:table-cell>
          <table:table-cell office:value-type="float" office:value="998.001598315181" calcext:value-type="float">
            <text:p>998.001598315181</text:p>
          </table:table-cell>
        </table:table-row>
        <table:table-row table:style-name="ro1">
          <table:table-cell/>
          <table:table-cell office:value-type="float" office:value="949.07" calcext:value-type="float">
            <text:p>949.07</text:p>
          </table:table-cell>
          <table:table-cell office:value-type="float" office:value="998.382110720693" calcext:value-type="float">
            <text:p>998.382110720693</text:p>
          </table:table-cell>
        </table:table-row>
        <table:table-row table:style-name="ro1">
          <table:table-cell/>
          <table:table-cell office:value-type="float" office:value="953.08" calcext:value-type="float">
            <text:p>953.08</text:p>
          </table:table-cell>
          <table:table-cell office:value-type="float" office:value="998.549239686877" calcext:value-type="float">
            <text:p>998.549239686877</text:p>
          </table:table-cell>
        </table:table-row>
        <table:table-row table:style-name="ro1">
          <table:table-cell/>
          <table:table-cell office:value-type="float" office:value="957.09" calcext:value-type="float">
            <text:p>957.09</text:p>
          </table:table-cell>
          <table:table-cell office:value-type="float" office:value="998.557763594942" calcext:value-type="float">
            <text:p>998.557763594942</text:p>
          </table:table-cell>
        </table:table-row>
        <table:table-row table:style-name="ro1">
          <table:table-cell/>
          <table:table-cell office:value-type="float" office:value="961.09" calcext:value-type="float">
            <text:p>961.09</text:p>
          </table:table-cell>
          <table:table-cell office:value-type="float" office:value="998.458047416095" calcext:value-type="float">
            <text:p>998.458047416095</text:p>
          </table:table-cell>
        </table:table-row>
        <table:table-row table:style-name="ro1">
          <table:table-cell/>
          <table:table-cell office:value-type="float" office:value="965.1" calcext:value-type="float">
            <text:p>965.1</text:p>
          </table:table-cell>
          <table:table-cell office:value-type="float" office:value="998.295868555846" calcext:value-type="float">
            <text:p>998.295868555846</text:p>
          </table:table-cell>
        </table:table-row>
        <table:table-row table:style-name="ro1">
          <table:table-cell/>
          <table:table-cell office:value-type="float" office:value="969.11" calcext:value-type="float">
            <text:p>969.11</text:p>
          </table:table-cell>
          <table:table-cell office:value-type="float" office:value="998.111007441165" calcext:value-type="float">
            <text:p>998.111007441165</text:p>
          </table:table-cell>
        </table:table-row>
        <table:table-row table:style-name="ro1">
          <table:table-cell/>
          <table:table-cell office:value-type="float" office:value="973.12" calcext:value-type="float">
            <text:p>973.12</text:p>
          </table:table-cell>
          <table:table-cell office:value-type="float" office:value="997.936012811612" calcext:value-type="float">
            <text:p>997.936012811612</text:p>
          </table:table-cell>
        </table:table-row>
        <table:table-row table:style-name="ro1">
          <table:table-cell/>
          <table:table-cell office:value-type="float" office:value="977.13" calcext:value-type="float">
            <text:p>977.13</text:p>
          </table:table-cell>
          <table:table-cell office:value-type="float" office:value="997.794545032563" calcext:value-type="float">
            <text:p>997.794545032563</text:p>
          </table:table-cell>
        </table:table-row>
        <table:table-row table:style-name="ro1">
          <table:table-cell/>
          <table:table-cell office:value-type="float" office:value="981.13" calcext:value-type="float">
            <text:p>981.13</text:p>
          </table:table-cell>
          <table:table-cell office:value-type="float" office:value="997.699491055849" calcext:value-type="float">
            <text:p>997.699491055849</text:p>
          </table:table-cell>
        </table:table-row>
        <table:table-row table:style-name="ro1">
          <table:table-cell/>
          <table:table-cell office:value-type="float" office:value="985.14" calcext:value-type="float">
            <text:p>985.14</text:p>
          </table:table-cell>
          <table:table-cell office:value-type="float" office:value="997.651376156756" calcext:value-type="float">
            <text:p>997.651376156756</text:p>
          </table:table-cell>
        </table:table-row>
        <table:table-row table:style-name="ro1">
          <table:table-cell/>
          <table:table-cell office:value-type="float" office:value="989.15" calcext:value-type="float">
            <text:p>989.15</text:p>
          </table:table-cell>
          <table:table-cell office:value-type="float" office:value="997.637721023028" calcext:value-type="float">
            <text:p>997.637721023028</text:p>
          </table:table-cell>
        </table:table-row>
        <table:table-row table:style-name="ro1">
          <table:table-cell/>
          <table:table-cell office:value-type="float" office:value="993.16" calcext:value-type="float">
            <text:p>993.16</text:p>
          </table:table-cell>
          <table:table-cell office:value-type="float" office:value="997.634555158366" calcext:value-type="float">
            <text:p>997.634555158366</text:p>
          </table:table-cell>
        </table:table-row>
        <table:table-row table:style-name="ro1">
          <table:table-cell/>
          <table:table-cell office:value-type="float" office:value="997.17" calcext:value-type="float">
            <text:p>997.17</text:p>
          </table:table-cell>
          <table:table-cell office:value-type="float" office:value="997.606134961355" calcext:value-type="float">
            <text:p>997.606134961355</text:p>
          </table:table-cell>
        </table:table-row>
        <table:table-row table:style-name="ro1">
          <table:table-cell/>
          <table:table-cell office:value-type="float" office:value="1001.17" calcext:value-type="float">
            <text:p>1001.17</text:p>
          </table:table-cell>
          <table:table-cell office:value-type="float" office:value="997.514701100283" calcext:value-type="float">
            <text:p>997.514701100283</text:p>
          </table:table-cell>
        </table:table-row>
        <table:table-row table:style-name="ro1">
          <table:table-cell/>
          <table:table-cell office:value-type="float" office:value="1005.18" calcext:value-type="float">
            <text:p>1005.18</text:p>
          </table:table-cell>
          <table:table-cell office:value-type="float" office:value="997.322167324921" calcext:value-type="float">
            <text:p>997.322167324921</text:p>
          </table:table-cell>
        </table:table-row>
        <table:table-row table:style-name="ro1">
          <table:table-cell/>
          <table:table-cell office:value-type="float" office:value="1009.19" calcext:value-type="float">
            <text:p>1009.19</text:p>
          </table:table-cell>
          <table:table-cell office:value-type="float" office:value="996.998333008797" calcext:value-type="float">
            <text:p>996.998333008797</text:p>
          </table:table-cell>
        </table:table-row>
        <table:table-row table:style-name="ro1">
          <table:table-cell/>
          <table:table-cell office:value-type="float" office:value="1013.2" calcext:value-type="float">
            <text:p>1013.2</text:p>
          </table:table-cell>
          <table:table-cell office:value-type="float" office:value="996.527487224535" calcext:value-type="float">
            <text:p>996.527487224535</text:p>
          </table:table-cell>
        </table:table-row>
        <table:table-row table:style-name="ro1">
          <table:table-cell/>
          <table:table-cell office:value-type="float" office:value="1017.2" calcext:value-type="float">
            <text:p>1017.2</text:p>
          </table:table-cell>
          <table:table-cell office:value-type="float" office:value="995.913778889019" calcext:value-type="float">
            <text:p>995.913778889019</text:p>
          </table:table-cell>
        </table:table-row>
        <table:table-row table:style-name="ro1">
          <table:table-cell/>
          <table:table-cell office:value-type="float" office:value="1021.21" calcext:value-type="float">
            <text:p>1021.21</text:p>
          </table:table-cell>
          <table:table-cell office:value-type="float" office:value="995.184190134726" calcext:value-type="float">
            <text:p>995.184190134726</text:p>
          </table:table-cell>
        </table:table-row>
        <table:table-row table:style-name="ro1">
          <table:table-cell/>
          <table:table-cell office:value-type="float" office:value="1025.22" calcext:value-type="float">
            <text:p>1025.22</text:p>
          </table:table-cell>
          <table:table-cell office:value-type="float" office:value="994.388133517003" calcext:value-type="float">
            <text:p>994.388133517003</text:p>
          </table:table-cell>
        </table:table-row>
        <table:table-row table:style-name="ro1">
          <table:table-cell/>
          <table:table-cell office:value-type="float" office:value="1029.23" calcext:value-type="float">
            <text:p>1029.23</text:p>
          </table:table-cell>
          <table:table-cell office:value-type="float" office:value="993.593148591832" calcext:value-type="float">
            <text:p>993.593148591832</text:p>
          </table:table-cell>
        </table:table-row>
        <table:table-row table:style-name="ro1">
          <table:table-cell/>
          <table:table-cell office:value-type="float" office:value="1033.24" calcext:value-type="float">
            <text:p>1033.24</text:p>
          </table:table-cell>
          <table:table-cell office:value-type="float" office:value="992.876887041823" calcext:value-type="float">
            <text:p>992.876887041823</text:p>
          </table:table-cell>
        </table:table-row>
        <table:table-row table:style-name="ro1">
          <table:table-cell/>
          <table:table-cell office:value-type="float" office:value="1037.24" calcext:value-type="float">
            <text:p>1037.24</text:p>
          </table:table-cell>
          <table:table-cell office:value-type="float" office:value="992.316427214954" calcext:value-type="float">
            <text:p>992.316427214954</text:p>
          </table:table-cell>
        </table:table-row>
        <table:table-row table:style-name="ro1">
          <table:table-cell/>
          <table:table-cell office:value-type="float" office:value="1041.25" calcext:value-type="float">
            <text:p>1041.25</text:p>
          </table:table-cell>
          <table:table-cell office:value-type="float" office:value="991.976727168161" calcext:value-type="float">
            <text:p>991.976727168161</text:p>
          </table:table-cell>
        </table:table-row>
        <table:table-row table:style-name="ro1">
          <table:table-cell/>
          <table:table-cell office:value-type="float" office:value="1045.26" calcext:value-type="float">
            <text:p>1045.26</text:p>
          </table:table-cell>
          <table:table-cell office:value-type="float" office:value="991.90045115861" calcext:value-type="float">
            <text:p>991.90045115861</text:p>
          </table:table-cell>
        </table:table-row>
        <table:table-row table:style-name="ro1">
          <table:table-cell/>
          <table:table-cell office:value-type="float" office:value="1049.27" calcext:value-type="float">
            <text:p>1049.27</text:p>
          </table:table-cell>
          <table:table-cell office:value-type="float" office:value="992.101292428255" calcext:value-type="float">
            <text:p>992.101292428255</text:p>
          </table:table-cell>
        </table:table-row>
        <table:table-row table:style-name="ro1">
          <table:table-cell/>
          <table:table-cell office:value-type="float" office:value="1053.27" calcext:value-type="float">
            <text:p>1053.27</text:p>
          </table:table-cell>
          <table:table-cell office:value-type="float" office:value="992.562226869788" calcext:value-type="float">
            <text:p>992.562226869788</text:p>
          </table:table-cell>
        </table:table-row>
        <table:table-row table:style-name="ro1">
          <table:table-cell/>
          <table:table-cell office:value-type="float" office:value="1057.28" calcext:value-type="float">
            <text:p>1057.28</text:p>
          </table:table-cell>
          <table:table-cell office:value-type="float" office:value="993.239026092724" calcext:value-type="float">
            <text:p>993.239026092724</text:p>
          </table:table-cell>
        </table:table-row>
        <table:table-row table:style-name="ro1">
          <table:table-cell/>
          <table:table-cell office:value-type="float" office:value="1061.29" calcext:value-type="float">
            <text:p>1061.29</text:p>
          </table:table-cell>
          <table:table-cell office:value-type="float" office:value="994.068147938695" calcext:value-type="float">
            <text:p>994.068147938695</text:p>
          </table:table-cell>
        </table:table-row>
        <table:table-row table:style-name="ro1">
          <table:table-cell/>
          <table:table-cell office:value-type="float" office:value="1065.3" calcext:value-type="float">
            <text:p>1065.3</text:p>
          </table:table-cell>
          <table:table-cell office:value-type="float" office:value="994.977166225568" calcext:value-type="float">
            <text:p>994.977166225568</text:p>
          </table:table-cell>
        </table:table-row>
        <table:table-row table:style-name="ro1">
          <table:table-cell/>
          <table:table-cell office:value-type="float" office:value="1069.31" calcext:value-type="float">
            <text:p>1069.31</text:p>
          </table:table-cell>
          <table:table-cell office:value-type="float" office:value="995.895471364215" calcext:value-type="float">
            <text:p>995.895471364215</text:p>
          </table:table-cell>
        </table:table-row>
        <table:table-row table:style-name="ro1">
          <table:table-cell/>
          <table:table-cell office:value-type="float" office:value="1073.31" calcext:value-type="float">
            <text:p>1073.31</text:p>
          </table:table-cell>
          <table:table-cell office:value-type="float" office:value="996.763158593942" calcext:value-type="float">
            <text:p>996.763158593942</text:p>
          </table:table-cell>
        </table:table-row>
        <table:table-row table:style-name="ro1">
          <table:table-cell/>
          <table:table-cell office:value-type="float" office:value="1077.32" calcext:value-type="float">
            <text:p>1077.32</text:p>
          </table:table-cell>
          <table:table-cell office:value-type="float" office:value="997.536806605331" calcext:value-type="float">
            <text:p>997.536806605331</text:p>
          </table:table-cell>
        </table:table-row>
        <table:table-row table:style-name="ro1">
          <table:table-cell/>
          <table:table-cell office:value-type="float" office:value="1081.33" calcext:value-type="float">
            <text:p>1081.33</text:p>
          </table:table-cell>
          <table:table-cell office:value-type="float" office:value="998.191022644815" calcext:value-type="float">
            <text:p>998.191022644815</text:p>
          </table:table-cell>
        </table:table-row>
        <table:table-row table:style-name="ro1">
          <table:table-cell/>
          <table:table-cell office:value-type="float" office:value="1085.34" calcext:value-type="float">
            <text:p>1085.34</text:p>
          </table:table-cell>
          <table:table-cell office:value-type="float" office:value="998.717980326038" calcext:value-type="float">
            <text:p>998.717980326038</text:p>
          </table:table-cell>
        </table:table-row>
        <table:table-row table:style-name="ro1">
          <table:table-cell/>
          <table:table-cell office:value-type="float" office:value="1089.35" calcext:value-type="float">
            <text:p>1089.35</text:p>
          </table:table-cell>
          <table:table-cell office:value-type="float" office:value="999.123235029697" calcext:value-type="float">
            <text:p>999.123235029697</text:p>
          </table:table-cell>
        </table:table-row>
        <table:table-row table:style-name="ro1">
          <table:table-cell/>
          <table:table-cell office:value-type="float" office:value="1093.35" calcext:value-type="float">
            <text:p>1093.35</text:p>
          </table:table-cell>
          <table:table-cell office:value-type="float" office:value="999.421373085889" calcext:value-type="float">
            <text:p>999.421373085889</text:p>
          </table:table-cell>
        </table:table-row>
        <table:table-row table:style-name="ro1">
          <table:table-cell/>
          <table:table-cell office:value-type="float" office:value="1097.36" calcext:value-type="float">
            <text:p>1097.36</text:p>
          </table:table-cell>
          <table:table-cell office:value-type="float" office:value="999.631497013941" calcext:value-type="float">
            <text:p>999.631497013941</text:p>
          </table:table-cell>
        </table:table-row>
        <table:table-row table:style-name="ro1">
          <table:table-cell/>
          <table:table-cell office:value-type="float" office:value="1101.37" calcext:value-type="float">
            <text:p>1101.37</text:p>
          </table:table-cell>
          <table:table-cell office:value-type="float" office:value="999.773530181104" calcext:value-type="float">
            <text:p>999.773530181104</text:p>
          </table:table-cell>
        </table:table-row>
        <table:table-row table:style-name="ro1">
          <table:table-cell/>
          <table:table-cell office:value-type="float" office:value="1105.38" calcext:value-type="float">
            <text:p>1105.38</text:p>
          </table:table-cell>
          <table:table-cell office:value-type="float" office:value="999.865690542579" calcext:value-type="float">
            <text:p>999.865690542579</text:p>
          </table:table-cell>
        </table:table-row>
        <table:table-row table:style-name="ro1">
          <table:table-cell/>
          <table:table-cell office:value-type="float" office:value="1109.38" calcext:value-type="float">
            <text:p>1109.38</text:p>
          </table:table-cell>
          <table:table-cell office:value-type="float" office:value="999.923134793727" calcext:value-type="float">
            <text:p>999.923134793727</text:p>
          </table:table-cell>
        </table:table-row>
        <table:table-row table:style-name="ro1">
          <table:table-cell/>
          <table:table-cell office:value-type="float" office:value="1113.39" calcext:value-type="float">
            <text:p>1113.39</text:p>
          </table:table-cell>
          <table:table-cell office:value-type="float" office:value="999.957549780545" calcext:value-type="float">
            <text:p>999.957549780545</text:p>
          </table:table-cell>
        </table:table-row>
        <table:table-row table:style-name="ro1">
          <table:table-cell/>
          <table:table-cell office:value-type="float" office:value="1117.4" calcext:value-type="float">
            <text:p>1117.4</text:p>
          </table:table-cell>
          <table:table-cell office:value-type="float" office:value="999.975774014468" calcext:value-type="float">
            <text:p>999.975774014468</text:p>
          </table:table-cell>
        </table:table-row>
        <table:table-row table:style-name="ro1">
          <table:table-cell/>
          <table:table-cell office:value-type="float" office:value="1121.41" calcext:value-type="float">
            <text:p>1121.41</text:p>
          </table:table-cell>
          <table:table-cell office:value-type="float" office:value="999.98481254477" calcext:value-type="float">
            <text:p>999.98481254477</text:p>
          </table:table-cell>
        </table:table-row>
        <table:table-row table:style-name="ro1">
          <table:table-cell/>
          <table:table-cell office:value-type="float" office:value="1125.42" calcext:value-type="float">
            <text:p>1125.42</text:p>
          </table:table-cell>
          <table:table-cell office:value-type="float" office:value="999.986626281786" calcext:value-type="float">
            <text:p>999.986626281786</text:p>
          </table:table-cell>
        </table:table-row>
        <table:table-row table:style-name="ro1">
          <table:table-cell/>
          <table:table-cell office:value-type="float" office:value="1129.42" calcext:value-type="float">
            <text:p>1129.42</text:p>
          </table:table-cell>
          <table:table-cell office:value-type="float" office:value="999.98154718986" calcext:value-type="float">
            <text:p>999.98154718986</text:p>
          </table:table-cell>
        </table:table-row>
        <table:table-row table:style-name="ro1">
          <table:table-cell/>
          <table:table-cell office:value-type="float" office:value="1133.43" calcext:value-type="float">
            <text:p>1133.43</text:p>
          </table:table-cell>
          <table:table-cell office:value-type="float" office:value="999.967472251884" calcext:value-type="float">
            <text:p>999.967472251884</text:p>
          </table:table-cell>
        </table:table-row>
        <table:table-row table:style-name="ro1">
          <table:table-cell/>
          <table:table-cell office:value-type="float" office:value="1137.44" calcext:value-type="float">
            <text:p>1137.44</text:p>
          </table:table-cell>
          <table:table-cell office:value-type="float" office:value="999.939358742184" calcext:value-type="float">
            <text:p>999.939358742184</text:p>
          </table:table-cell>
        </table:table-row>
        <table:table-row table:style-name="ro1">
          <table:table-cell/>
          <table:table-cell office:value-type="float" office:value="1141.45" calcext:value-type="float">
            <text:p>1141.45</text:p>
          </table:table-cell>
          <table:table-cell office:value-type="float" office:value="999.888566808895" calcext:value-type="float">
            <text:p>999.888566808895</text:p>
          </table:table-cell>
        </table:table-row>
        <table:table-row table:style-name="ro1">
          <table:table-cell/>
          <table:table-cell office:value-type="float" office:value="1145.45" calcext:value-type="float">
            <text:p>1145.45</text:p>
          </table:table-cell>
          <table:table-cell office:value-type="float" office:value="999.800524720922" calcext:value-type="float">
            <text:p>999.800524720922</text:p>
          </table:table-cell>
        </table:table-row>
        <table:table-row table:style-name="ro1">
          <table:table-cell/>
          <table:table-cell office:value-type="float" office:value="1149.46" calcext:value-type="float">
            <text:p>1149.46</text:p>
          </table:table-cell>
          <table:table-cell office:value-type="float" office:value="999.655419627934" calcext:value-type="float">
            <text:p>999.655419627934</text:p>
          </table:table-cell>
        </table:table-row>
        <table:table-row table:style-name="ro1">
          <table:table-cell/>
          <table:table-cell office:value-type="float" office:value="1153.47" calcext:value-type="float">
            <text:p>1153.47</text:p>
          </table:table-cell>
          <table:table-cell office:value-type="float" office:value="999.425594049466" calcext:value-type="float">
            <text:p>999.425594049466</text:p>
          </table:table-cell>
        </table:table-row>
        <table:table-row table:style-name="ro1">
          <table:table-cell/>
          <table:table-cell office:value-type="float" office:value="1157.48" calcext:value-type="float">
            <text:p>1157.48</text:p>
          </table:table-cell>
          <table:table-cell office:value-type="float" office:value="999.075995118735" calcext:value-type="float">
            <text:p>999.075995118735</text:p>
          </table:table-cell>
        </table:table-row>
        <table:table-row table:style-name="ro1">
          <table:table-cell/>
          <table:table-cell office:value-type="float" office:value="1161.49" calcext:value-type="float">
            <text:p>1161.49</text:p>
          </table:table-cell>
          <table:table-cell office:value-type="float" office:value="998.565645365068" calcext:value-type="float">
            <text:p>998.565645365068</text:p>
          </table:table-cell>
        </table:table-row>
        <table:table-row table:style-name="ro1">
          <table:table-cell/>
          <table:table-cell office:value-type="float" office:value="1165.49" calcext:value-type="float">
            <text:p>1165.49</text:p>
          </table:table-cell>
          <table:table-cell office:value-type="float" office:value="997.851349606775" calcext:value-type="float">
            <text:p>997.851349606775</text:p>
          </table:table-cell>
        </table:table-row>
        <table:table-row table:style-name="ro1">
          <table:table-cell/>
          <table:table-cell office:value-type="float" office:value="1169.5" calcext:value-type="float">
            <text:p>1169.5</text:p>
          </table:table-cell>
          <table:table-cell office:value-type="float" office:value="996.893996693191" calcext:value-type="float">
            <text:p>996.893996693191</text:p>
          </table:table-cell>
        </table:table-row>
        <table:table-row table:style-name="ro1">
          <table:table-cell/>
          <table:table-cell office:value-type="float" office:value="1173.51" calcext:value-type="float">
            <text:p>1173.51</text:p>
          </table:table-cell>
          <table:table-cell office:value-type="float" office:value="995.667236233908" calcext:value-type="float">
            <text:p>995.667236233908</text:p>
          </table:table-cell>
        </table:table-row>
        <table:table-row table:style-name="ro1">
          <table:table-cell/>
          <table:table-cell office:value-type="float" office:value="1177.52" calcext:value-type="float">
            <text:p>1177.52</text:p>
          </table:table-cell>
          <table:table-cell office:value-type="float" office:value="994.167495960462" calcext:value-type="float">
            <text:p>994.167495960462</text:p>
          </table:table-cell>
        </table:table-row>
        <table:table-row table:style-name="ro1">
          <table:table-cell/>
          <table:table-cell office:value-type="float" office:value="1181.52" calcext:value-type="float">
            <text:p>1181.52</text:p>
          </table:table-cell>
          <table:table-cell office:value-type="float" office:value="992.423440708991" calcext:value-type="float">
            <text:p>992.423440708991</text:p>
          </table:table-cell>
        </table:table-row>
        <table:table-row table:style-name="ro1">
          <table:table-cell/>
          <table:table-cell office:value-type="float" office:value="1185.53" calcext:value-type="float">
            <text:p>1185.53</text:p>
          </table:table-cell>
          <table:table-cell office:value-type="float" office:value="990.502354738455" calcext:value-type="float">
            <text:p>990.502354738455</text:p>
          </table:table-cell>
        </table:table-row>
        <table:table-row table:style-name="ro1">
          <table:table-cell/>
          <table:table-cell office:value-type="float" office:value="1189.54" calcext:value-type="float">
            <text:p>1189.54</text:p>
          </table:table-cell>
          <table:table-cell office:value-type="float" office:value="988.510878996829" calcext:value-type="float">
            <text:p>988.510878996829</text:p>
          </table:table-cell>
        </table:table-row>
        <table:table-row table:style-name="ro1">
          <table:table-cell/>
          <table:table-cell office:value-type="float" office:value="1193.55" calcext:value-type="float">
            <text:p>1193.55</text:p>
          </table:table-cell>
          <table:table-cell office:value-type="float" office:value="986.58827614634" calcext:value-type="float">
            <text:p>986.58827614634</text:p>
          </table:table-cell>
        </table:table-row>
        <table:table-row table:style-name="ro1">
          <table:table-cell/>
          <table:table-cell office:value-type="float" office:value="1197.56" calcext:value-type="float">
            <text:p>1197.56</text:p>
          </table:table-cell>
          <table:table-cell office:value-type="float" office:value="984.891917679372" calcext:value-type="float">
            <text:p>984.891917679372</text:p>
          </table:table-cell>
        </table:table-row>
        <table:table-row table:style-name="ro1">
          <table:table-cell/>
          <table:table-cell office:value-type="float" office:value="1201.56" calcext:value-type="float">
            <text:p>1201.56</text:p>
          </table:table-cell>
          <table:table-cell office:value-type="float" office:value="983.576677435924" calcext:value-type="float">
            <text:p>983.576677435924</text:p>
          </table:table-cell>
        </table:table-row>
        <table:table-row table:style-name="ro1">
          <table:table-cell/>
          <table:table-cell office:value-type="float" office:value="1205.57" calcext:value-type="float">
            <text:p>1205.57</text:p>
          </table:table-cell>
          <table:table-cell office:value-type="float" office:value="982.771810366213" calcext:value-type="float">
            <text:p>982.771810366213</text:p>
          </table:table-cell>
        </table:table-row>
        <table:table-row table:style-name="ro1">
          <table:table-cell/>
          <table:table-cell office:value-type="float" office:value="1209.58" calcext:value-type="float">
            <text:p>1209.58</text:p>
          </table:table-cell>
          <table:table-cell office:value-type="float" office:value="982.560051238865" calcext:value-type="float">
            <text:p>982.560051238865</text:p>
          </table:table-cell>
        </table:table-row>
        <table:table-row table:style-name="ro1">
          <table:table-cell/>
          <table:table-cell office:value-type="float" office:value="1213.59" calcext:value-type="float">
            <text:p>1213.59</text:p>
          </table:table-cell>
          <table:table-cell office:value-type="float" office:value="982.963604790808" calcext:value-type="float">
            <text:p>982.963604790808</text:p>
          </table:table-cell>
        </table:table-row>
        <table:table-row table:style-name="ro1">
          <table:table-cell/>
          <table:table-cell office:value-type="float" office:value="1217.6" calcext:value-type="float">
            <text:p>1217.6</text:p>
          </table:table-cell>
          <table:table-cell office:value-type="float" office:value="983.940310351601" calcext:value-type="float">
            <text:p>983.940310351601</text:p>
          </table:table-cell>
        </table:table-row>
        <table:table-row table:style-name="ro1">
          <table:table-cell/>
          <table:table-cell office:value-type="float" office:value="1221.6" calcext:value-type="float">
            <text:p>1221.6</text:p>
          </table:table-cell>
          <table:table-cell office:value-type="float" office:value="985.390897678303" calcext:value-type="float">
            <text:p>985.390897678303</text:p>
          </table:table-cell>
        </table:table-row>
        <table:table-row table:style-name="ro1">
          <table:table-cell/>
          <table:table-cell office:value-type="float" office:value="1225.61" calcext:value-type="float">
            <text:p>1225.61</text:p>
          </table:table-cell>
          <table:table-cell office:value-type="float" office:value="987.17560595195" calcext:value-type="float">
            <text:p>987.17560595195</text:p>
          </table:table-cell>
        </table:table-row>
        <table:table-row table:style-name="ro1">
          <table:table-cell/>
          <table:table-cell office:value-type="float" office:value="1229.62" calcext:value-type="float">
            <text:p>1229.62</text:p>
          </table:table-cell>
          <table:table-cell office:value-type="float" office:value="989.116194501554" calcext:value-type="float">
            <text:p>989.116194501554</text:p>
          </table:table-cell>
        </table:table-row>
        <table:table-row table:style-name="ro1">
          <table:table-cell/>
          <table:table-cell office:value-type="float" office:value="1233.63" calcext:value-type="float">
            <text:p>1233.63</text:p>
          </table:table-cell>
          <table:table-cell office:value-type="float" office:value="991.07466281661" calcext:value-type="float">
            <text:p>991.07466281661</text:p>
          </table:table-cell>
        </table:table-row>
        <table:table-row table:style-name="ro1">
          <table:table-cell/>
          <table:table-cell office:value-type="float" office:value="1237.63" calcext:value-type="float">
            <text:p>1237.63</text:p>
          </table:table-cell>
          <table:table-cell office:value-type="float" office:value="992.898703054155" calcext:value-type="float">
            <text:p>992.898703054155</text:p>
          </table:table-cell>
        </table:table-row>
        <table:table-row table:style-name="ro1">
          <table:table-cell/>
          <table:table-cell office:value-type="float" office:value="1241.64" calcext:value-type="float">
            <text:p>1241.64</text:p>
          </table:table-cell>
          <table:table-cell office:value-type="float" office:value="994.468967908397" calcext:value-type="float">
            <text:p>994.468967908397</text:p>
          </table:table-cell>
        </table:table-row>
        <table:table-row table:style-name="ro1">
          <table:table-cell/>
          <table:table-cell office:value-type="float" office:value="1245.65" calcext:value-type="float">
            <text:p>1245.65</text:p>
          </table:table-cell>
          <table:table-cell office:value-type="float" office:value="995.686923024547" calcext:value-type="float">
            <text:p>995.686923024547</text:p>
          </table:table-cell>
        </table:table-row>
        <table:table-row table:style-name="ro1">
          <table:table-cell/>
          <table:table-cell office:value-type="float" office:value="1249.66" calcext:value-type="float">
            <text:p>1249.66</text:p>
          </table:table-cell>
          <table:table-cell office:value-type="float" office:value="996.460952511681" calcext:value-type="float">
            <text:p>996.460952511681</text:p>
          </table:table-cell>
        </table:table-row>
        <table:table-row table:style-name="ro1">
          <table:table-cell/>
          <table:table-cell office:value-type="float" office:value="1253.67" calcext:value-type="float">
            <text:p>1253.67</text:p>
          </table:table-cell>
          <table:table-cell office:value-type="float" office:value="996.683865402651" calcext:value-type="float">
            <text:p>996.683865402651</text:p>
          </table:table-cell>
        </table:table-row>
        <table:table-row table:style-name="ro1">
          <table:table-cell/>
          <table:table-cell office:value-type="float" office:value="1257.67" calcext:value-type="float">
            <text:p>1257.67</text:p>
          </table:table-cell>
          <table:table-cell office:value-type="float" office:value="996.205193722325" calcext:value-type="float">
            <text:p>996.205193722325</text:p>
          </table:table-cell>
        </table:table-row>
        <table:table-row table:style-name="ro1">
          <table:table-cell/>
          <table:table-cell office:value-type="float" office:value="1261.68" calcext:value-type="float">
            <text:p>1261.68</text:p>
          </table:table-cell>
          <table:table-cell office:value-type="float" office:value="994.803122974763" calcext:value-type="float">
            <text:p>994.803122974763</text:p>
          </table:table-cell>
        </table:table-row>
        <table:table-row table:style-name="ro1">
          <table:table-cell/>
          <table:table-cell office:value-type="float" office:value="1265.69" calcext:value-type="float">
            <text:p>1265.69</text:p>
          </table:table-cell>
          <table:table-cell office:value-type="float" office:value="992.162470009892" calcext:value-type="float">
            <text:p>992.162470009892</text:p>
          </table:table-cell>
        </table:table-row>
        <table:table-row table:style-name="ro1">
          <table:table-cell/>
          <table:table-cell office:value-type="float" office:value="1269.7" calcext:value-type="float">
            <text:p>1269.7</text:p>
          </table:table-cell>
          <table:table-cell office:value-type="float" office:value="987.86669138548" calcext:value-type="float">
            <text:p>987.86669138548</text:p>
          </table:table-cell>
        </table:table-row>
        <table:table-row table:style-name="ro1">
          <table:table-cell/>
          <table:table-cell office:value-type="float" office:value="1273.7" calcext:value-type="float">
            <text:p>1273.7</text:p>
          </table:table-cell>
          <table:table-cell office:value-type="float" office:value="981.412835902548" calcext:value-type="float">
            <text:p>981.412835902548</text:p>
          </table:table-cell>
        </table:table-row>
        <table:table-row table:style-name="ro1">
          <table:table-cell/>
          <table:table-cell office:value-type="float" office:value="1277.71" calcext:value-type="float">
            <text:p>1277.71</text:p>
          </table:table-cell>
          <table:table-cell office:value-type="float" office:value="972.257550933289" calcext:value-type="float">
            <text:p>972.257550933289</text:p>
          </table:table-cell>
        </table:table-row>
        <table:table-row table:style-name="ro1">
          <table:table-cell/>
          <table:table-cell office:value-type="float" office:value="1281.72" calcext:value-type="float">
            <text:p>1281.72</text:p>
          </table:table-cell>
          <table:table-cell office:value-type="float" office:value="959.898505331977" calcext:value-type="float">
            <text:p>959.898505331977</text:p>
          </table:table-cell>
        </table:table-row>
        <table:table-row table:style-name="ro1">
          <table:table-cell/>
          <table:table-cell office:value-type="float" office:value="1285.73" calcext:value-type="float">
            <text:p>1285.73</text:p>
          </table:table-cell>
          <table:table-cell office:value-type="float" office:value="943.988219296505" calcext:value-type="float">
            <text:p>943.988219296505</text:p>
          </table:table-cell>
        </table:table-row>
        <table:table-row table:style-name="ro1">
          <table:table-cell/>
          <table:table-cell office:value-type="float" office:value="1289.74" calcext:value-type="float">
            <text:p>1289.74</text:p>
          </table:table-cell>
          <table:table-cell office:value-type="float" office:value="924.466853667388" calcext:value-type="float">
            <text:p>924.466853667388</text:p>
          </table:table-cell>
        </table:table-row>
        <table:table-row table:style-name="ro1">
          <table:table-cell/>
          <table:table-cell office:value-type="float" office:value="1293.74" calcext:value-type="float">
            <text:p>1293.74</text:p>
          </table:table-cell>
          <table:table-cell office:value-type="float" office:value="901.689263998949" calcext:value-type="float">
            <text:p>901.689263998949</text:p>
          </table:table-cell>
        </table:table-row>
        <table:table-row table:style-name="ro1">
          <table:table-cell/>
          <table:table-cell office:value-type="float" office:value="1297.75" calcext:value-type="float">
            <text:p>1297.75</text:p>
          </table:table-cell>
          <table:table-cell office:value-type="float" office:value="876.497109841261" calcext:value-type="float">
            <text:p>876.497109841261</text:p>
          </table:table-cell>
        </table:table-row>
        <table:table-row table:style-name="ro1">
          <table:table-cell/>
          <table:table-cell office:value-type="float" office:value="1301.76" calcext:value-type="float">
            <text:p>1301.76</text:p>
          </table:table-cell>
          <table:table-cell office:value-type="float" office:value="850.279155460946" calcext:value-type="float">
            <text:p>850.279155460946</text:p>
          </table:table-cell>
        </table:table-row>
        <table:table-row table:style-name="ro1">
          <table:table-cell/>
          <table:table-cell office:value-type="float" office:value="1305.77" calcext:value-type="float">
            <text:p>1305.77</text:p>
          </table:table-cell>
          <table:table-cell office:value-type="float" office:value="824.830641626721" calcext:value-type="float">
            <text:p>824.830641626721</text:p>
          </table:table-cell>
        </table:table-row>
        <table:table-row table:style-name="ro1">
          <table:table-cell/>
          <table:table-cell office:value-type="float" office:value="1309.78" calcext:value-type="float">
            <text:p>1309.78</text:p>
          </table:table-cell>
          <table:table-cell office:value-type="float" office:value="802.193419048223" calcext:value-type="float">
            <text:p>802.193419048223</text:p>
          </table:table-cell>
        </table:table-row>
        <table:table-row table:style-name="ro1">
          <table:table-cell/>
          <table:table-cell office:value-type="float" office:value="1313.78" calcext:value-type="float">
            <text:p>1313.78</text:p>
          </table:table-cell>
          <table:table-cell office:value-type="float" office:value="784.378974083355" calcext:value-type="float">
            <text:p>784.378974083355</text:p>
          </table:table-cell>
        </table:table-row>
        <table:table-row table:style-name="ro1">
          <table:table-cell/>
          <table:table-cell office:value-type="float" office:value="1317.79" calcext:value-type="float">
            <text:p>1317.79</text:p>
          </table:table-cell>
          <table:table-cell office:value-type="float" office:value="773.050853436162" calcext:value-type="float">
            <text:p>773.050853436162</text:p>
          </table:table-cell>
        </table:table-row>
        <table:table-row table:style-name="ro1">
          <table:table-cell/>
          <table:table-cell office:value-type="float" office:value="1321.8" calcext:value-type="float">
            <text:p>1321.8</text:p>
          </table:table-cell>
          <table:table-cell office:value-type="float" office:value="769.233480318101" calcext:value-type="float">
            <text:p>769.233480318101</text:p>
          </table:table-cell>
        </table:table-row>
        <table:table-row table:style-name="ro1">
          <table:table-cell/>
          <table:table-cell office:value-type="float" office:value="1325.81" calcext:value-type="float">
            <text:p>1325.81</text:p>
          </table:table-cell>
          <table:table-cell office:value-type="float" office:value="773.103901324056" calcext:value-type="float">
            <text:p>773.103901324056</text:p>
          </table:table-cell>
        </table:table-row>
        <table:table-row table:style-name="ro1">
          <table:table-cell/>
          <table:table-cell office:value-type="float" office:value="1329.81" calcext:value-type="float">
            <text:p>1329.81</text:p>
          </table:table-cell>
          <table:table-cell office:value-type="float" office:value="783.914331943494" calcext:value-type="float">
            <text:p>783.914331943494</text:p>
          </table:table-cell>
        </table:table-row>
        <table:table-row table:style-name="ro1">
          <table:table-cell/>
          <table:table-cell office:value-type="float" office:value="1333.82" calcext:value-type="float">
            <text:p>1333.82</text:p>
          </table:table-cell>
          <table:table-cell office:value-type="float" office:value="800.063696989879" calcext:value-type="float">
            <text:p>800.063696989879</text:p>
          </table:table-cell>
        </table:table-row>
        <table:table-row table:style-name="ro1">
          <table:table-cell/>
          <table:table-cell office:value-type="float" office:value="1337.83" calcext:value-type="float">
            <text:p>1337.83</text:p>
          </table:table-cell>
          <table:table-cell office:value-type="float" office:value="819.303963573485" calcext:value-type="float">
            <text:p>819.303963573485</text:p>
          </table:table-cell>
        </table:table-row>
        <table:table-row table:style-name="ro1">
          <table:table-cell/>
          <table:table-cell office:value-type="float" office:value="1341.84" calcext:value-type="float">
            <text:p>1341.84</text:p>
          </table:table-cell>
          <table:table-cell office:value-type="float" office:value="839.040493548169" calcext:value-type="float">
            <text:p>839.040493548169</text:p>
          </table:table-cell>
        </table:table-row>
        <table:table-row table:style-name="ro1">
          <table:table-cell/>
          <table:table-cell office:value-type="float" office:value="1345.85" calcext:value-type="float">
            <text:p>1345.85</text:p>
          </table:table-cell>
          <table:table-cell office:value-type="float" office:value="856.671610485482" calcext:value-type="float">
            <text:p>856.671610485482</text:p>
          </table:table-cell>
        </table:table-row>
        <table:table-row table:style-name="ro1">
          <table:table-cell/>
          <table:table-cell office:value-type="float" office:value="1349.85" calcext:value-type="float">
            <text:p>1349.85</text:p>
          </table:table-cell>
          <table:table-cell office:value-type="float" office:value="869.915807284546" calcext:value-type="float">
            <text:p>869.915807284546</text:p>
          </table:table-cell>
        </table:table-row>
        <table:table-row table:style-name="ro1">
          <table:table-cell/>
          <table:table-cell office:value-type="float" office:value="1353.86" calcext:value-type="float">
            <text:p>1353.86</text:p>
          </table:table-cell>
          <table:table-cell office:value-type="float" office:value="877.081442579056" calcext:value-type="float">
            <text:p>877.081442579056</text:p>
          </table:table-cell>
        </table:table-row>
        <table:table-row table:style-name="ro1">
          <table:table-cell/>
          <table:table-cell office:value-type="float" office:value="1357.87" calcext:value-type="float">
            <text:p>1357.87</text:p>
          </table:table-cell>
          <table:table-cell office:value-type="float" office:value="877.258173632419" calcext:value-type="float">
            <text:p>877.258173632419</text:p>
          </table:table-cell>
        </table:table-row>
        <table:table-row table:style-name="ro1">
          <table:table-cell/>
          <table:table-cell office:value-type="float" office:value="1361.88" calcext:value-type="float">
            <text:p>1361.88</text:p>
          </table:table-cell>
          <table:table-cell office:value-type="float" office:value="870.414788507076" calcext:value-type="float">
            <text:p>870.414788507076</text:p>
          </table:table-cell>
        </table:table-row>
        <table:table-row table:style-name="ro1">
          <table:table-cell/>
          <table:table-cell office:value-type="float" office:value="1365.88" calcext:value-type="float">
            <text:p>1365.88</text:p>
          </table:table-cell>
          <table:table-cell office:value-type="float" office:value="857.404738289591" calcext:value-type="float">
            <text:p>857.404738289591</text:p>
          </table:table-cell>
        </table:table-row>
        <table:table-row table:style-name="ro1">
          <table:table-cell/>
          <table:table-cell office:value-type="float" office:value="1369.89" calcext:value-type="float">
            <text:p>1369.89</text:p>
          </table:table-cell>
          <table:table-cell office:value-type="float" office:value="839.870695188705" calcext:value-type="float">
            <text:p>839.870695188705</text:p>
          </table:table-cell>
        </table:table-row>
        <table:table-row table:style-name="ro1">
          <table:table-cell/>
          <table:table-cell office:value-type="float" office:value="1373.9" calcext:value-type="float">
            <text:p>1373.9</text:p>
          </table:table-cell>
          <table:table-cell office:value-type="float" office:value="820.060824014386" calcext:value-type="float">
            <text:p>820.060824014386</text:p>
          </table:table-cell>
        </table:table-row>
        <table:table-row table:style-name="ro1">
          <table:table-cell/>
          <table:table-cell office:value-type="float" office:value="1377.91" calcext:value-type="float">
            <text:p>1377.91</text:p>
          </table:table-cell>
          <table:table-cell office:value-type="float" office:value="800.561058508379" calcext:value-type="float">
            <text:p>800.561058508379</text:p>
          </table:table-cell>
        </table:table-row>
        <table:table-row table:style-name="ro1">
          <table:table-cell/>
          <table:table-cell office:value-type="float" office:value="1381.92" calcext:value-type="float">
            <text:p>1381.92</text:p>
          </table:table-cell>
          <table:table-cell office:value-type="float" office:value="783.969888774626" calcext:value-type="float">
            <text:p>783.969888774626</text:p>
          </table:table-cell>
        </table:table-row>
        <table:table-row table:style-name="ro1">
          <table:table-cell/>
          <table:table-cell office:value-type="float" office:value="1385.92" calcext:value-type="float">
            <text:p>1385.92</text:p>
          </table:table-cell>
          <table:table-cell office:value-type="float" office:value="772.555868664274" calcext:value-type="float">
            <text:p>772.555868664274</text:p>
          </table:table-cell>
        </table:table-row>
        <table:table-row table:style-name="ro1">
          <table:table-cell/>
          <table:table-cell office:value-type="float" office:value="1389.93" calcext:value-type="float">
            <text:p>1389.93</text:p>
          </table:table-cell>
          <table:table-cell office:value-type="float" office:value="767.951166161318" calcext:value-type="float">
            <text:p>767.951166161318</text:p>
          </table:table-cell>
        </table:table-row>
        <table:table-row table:style-name="ro1">
          <table:table-cell/>
          <table:table-cell office:value-type="float" office:value="1393.94" calcext:value-type="float">
            <text:p>1393.94</text:p>
          </table:table-cell>
          <table:table-cell office:value-type="float" office:value="770.936575897886" calcext:value-type="float">
            <text:p>770.936575897886</text:p>
          </table:table-cell>
        </table:table-row>
        <table:table-row table:style-name="ro1">
          <table:table-cell/>
          <table:table-cell office:value-type="float" office:value="1397.95" calcext:value-type="float">
            <text:p>1397.95</text:p>
          </table:table-cell>
          <table:table-cell office:value-type="float" office:value="781.36078315221" calcext:value-type="float">
            <text:p>781.36078315221</text:p>
          </table:table-cell>
        </table:table-row>
        <table:table-row table:style-name="ro1">
          <table:table-cell/>
          <table:table-cell office:value-type="float" office:value="1401.96" calcext:value-type="float">
            <text:p>1401.96</text:p>
          </table:table-cell>
          <table:table-cell office:value-type="float" office:value="798.210666894669" calcext:value-type="float">
            <text:p>798.210666894669</text:p>
          </table:table-cell>
        </table:table-row>
        <table:table-row table:style-name="ro1">
          <table:table-cell/>
          <table:table-cell office:value-type="float" office:value="1405.96" calcext:value-type="float">
            <text:p>1405.96</text:p>
          </table:table-cell>
          <table:table-cell office:value-type="float" office:value="819.816833834023" calcext:value-type="float">
            <text:p>819.816833834023</text:p>
          </table:table-cell>
        </table:table-row>
        <table:table-row table:style-name="ro1">
          <table:table-cell/>
          <table:table-cell office:value-type="float" office:value="1409.97" calcext:value-type="float">
            <text:p>1409.97</text:p>
          </table:table-cell>
          <table:table-cell office:value-type="float" office:value="844.149131943839" calcext:value-type="float">
            <text:p>844.149131943839</text:p>
          </table:table-cell>
        </table:table-row>
        <table:table-row table:style-name="ro1">
          <table:table-cell/>
          <table:table-cell office:value-type="float" office:value="1413.98" calcext:value-type="float">
            <text:p>1413.98</text:p>
          </table:table-cell>
          <table:table-cell office:value-type="float" office:value="869.139516689484" calcext:value-type="float">
            <text:p>869.139516689484</text:p>
          </table:table-cell>
        </table:table-row>
        <table:table-row table:style-name="ro1">
          <table:table-cell/>
          <table:table-cell office:value-type="float" office:value="1417.99" calcext:value-type="float">
            <text:p>1417.99</text:p>
          </table:table-cell>
          <table:table-cell office:value-type="float" office:value="892.976397446915" calcext:value-type="float">
            <text:p>892.976397446915</text:p>
          </table:table-cell>
        </table:table-row>
        <table:table-row table:style-name="ro1">
          <table:table-cell/>
          <table:table-cell office:value-type="float" office:value="1421.99" calcext:value-type="float">
            <text:p>1421.99</text:p>
          </table:table-cell>
          <table:table-cell office:value-type="float" office:value="914.273737603727" calcext:value-type="float">
            <text:p>914.273737603727</text:p>
          </table:table-cell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office:value-type="float" office:value="932.226144562703" calcext:value-type="float">
            <text:p>932.226144562703</text:p>
          </table:table-cell>
        </table:table-row>
        <table:table-row table:style-name="ro1">
          <table:table-cell/>
          <table:table-cell office:value-type="float" office:value="1430.01" calcext:value-type="float">
            <text:p>1430.01</text:p>
          </table:table-cell>
          <table:table-cell office:value-type="float" office:value="946.551161311019" calcext:value-type="float">
            <text:p>946.551161311019</text:p>
          </table:table-cell>
        </table:table-row>
        <table:table-row table:style-name="ro1">
          <table:table-cell/>
          <table:table-cell office:value-type="float" office:value="1434.02" calcext:value-type="float">
            <text:p>1434.02</text:p>
          </table:table-cell>
          <table:table-cell office:value-type="float" office:value="957.415772834728" calcext:value-type="float">
            <text:p>957.415772834728</text:p>
          </table:table-cell>
        </table:table-row>
        <table:table-row table:style-name="ro1">
          <table:table-cell/>
          <table:table-cell office:value-type="float" office:value="1438.03" calcext:value-type="float">
            <text:p>1438.03</text:p>
          </table:table-cell>
          <table:table-cell office:value-type="float" office:value="965.299755140688" calcext:value-type="float">
            <text:p>965.299755140688</text:p>
          </table:table-cell>
        </table:table-row>
        <table:table-row table:style-name="ro1">
          <table:table-cell/>
          <table:table-cell office:value-type="float" office:value="1442.03" calcext:value-type="float">
            <text:p>1442.03</text:p>
          </table:table-cell>
          <table:table-cell office:value-type="float" office:value="970.847611951968" calcext:value-type="float">
            <text:p>970.847611951968</text:p>
          </table:table-cell>
        </table:table-row>
        <table:table-row table:style-name="ro1">
          <table:table-cell/>
          <table:table-cell office:value-type="float" office:value="1446.04" calcext:value-type="float">
            <text:p>1446.04</text:p>
          </table:table-cell>
          <table:table-cell office:value-type="float" office:value="974.736681844773" calcext:value-type="float">
            <text:p>974.736681844773</text:p>
          </table:table-cell>
        </table:table-row>
        <table:table-row table:style-name="ro1">
          <table:table-cell/>
          <table:table-cell office:value-type="float" office:value="1450.05" calcext:value-type="float">
            <text:p>1450.05</text:p>
          </table:table-cell>
          <table:table-cell office:value-type="float" office:value="977.578224204649" calcext:value-type="float">
            <text:p>977.578224204649</text:p>
          </table:table-cell>
        </table:table-row>
        <table:table-row table:style-name="ro1">
          <table:table-cell/>
          <table:table-cell office:value-type="float" office:value="1454.06" calcext:value-type="float">
            <text:p>1454.06</text:p>
          </table:table-cell>
          <table:table-cell office:value-type="float" office:value="979.857487336954" calcext:value-type="float">
            <text:p>979.857487336954</text:p>
          </table:table-cell>
        </table:table-row>
        <table:table-row table:style-name="ro1">
          <table:table-cell/>
          <table:table-cell office:value-type="float" office:value="1458.06" calcext:value-type="float">
            <text:p>1458.06</text:p>
          </table:table-cell>
          <table:table-cell office:value-type="float" office:value="981.91032315449" calcext:value-type="float">
            <text:p>981.91032315449</text:p>
          </table:table-cell>
        </table:table-row>
        <table:table-row table:style-name="ro1">
          <table:table-cell/>
          <table:table-cell office:value-type="float" office:value="1462.07" calcext:value-type="float">
            <text:p>1462.07</text:p>
          </table:table-cell>
          <table:table-cell office:value-type="float" office:value="983.928743816471" calcext:value-type="float">
            <text:p>983.928743816471</text:p>
          </table:table-cell>
        </table:table-row>
        <table:table-row table:style-name="ro1">
          <table:table-cell/>
          <table:table-cell office:value-type="float" office:value="1466.08" calcext:value-type="float">
            <text:p>1466.08</text:p>
          </table:table-cell>
          <table:table-cell office:value-type="float" office:value="985.985687933024" calcext:value-type="float">
            <text:p>985.985687933024</text:p>
          </table:table-cell>
        </table:table-row>
        <table:table-row table:style-name="ro1">
          <table:table-cell/>
          <table:table-cell office:value-type="float" office:value="1470.09" calcext:value-type="float">
            <text:p>1470.09</text:p>
          </table:table-cell>
          <table:table-cell office:value-type="float" office:value="988.069389336446" calcext:value-type="float">
            <text:p>988.069389336446</text:p>
          </table:table-cell>
        </table:table-row>
        <table:table-row table:style-name="ro1">
          <table:table-cell/>
          <table:table-cell office:value-type="float" office:value="1474.1" calcext:value-type="float">
            <text:p>1474.1</text:p>
          </table:table-cell>
          <table:table-cell office:value-type="float" office:value="990.119251611388" calcext:value-type="float">
            <text:p>990.119251611388</text:p>
          </table:table-cell>
        </table:table-row>
        <table:table-row table:style-name="ro1">
          <table:table-cell/>
          <table:table-cell office:value-type="float" office:value="1478.1" calcext:value-type="float">
            <text:p>1478.1</text:p>
          </table:table-cell>
          <table:table-cell office:value-type="float" office:value="992.057326381924" calcext:value-type="float">
            <text:p>992.057326381924</text:p>
          </table:table-cell>
        </table:table-row>
        <table:table-row table:style-name="ro1">
          <table:table-cell/>
          <table:table-cell office:value-type="float" office:value="1482.11" calcext:value-type="float">
            <text:p>1482.11</text:p>
          </table:table-cell>
          <table:table-cell office:value-type="float" office:value="993.811881835729" calcext:value-type="float">
            <text:p>993.811881835729</text:p>
          </table:table-cell>
        </table:table-row>
        <table:table-row table:style-name="ro1">
          <table:table-cell/>
          <table:table-cell office:value-type="float" office:value="1486.12" calcext:value-type="float">
            <text:p>1486.12</text:p>
          </table:table-cell>
          <table:table-cell office:value-type="float" office:value="995.341075564658" calcext:value-type="float">
            <text:p>995.341075564658</text:p>
          </table:table-cell>
        </table:table-row>
        <table:table-row table:style-name="ro1">
          <table:table-cell/>
          <table:table-cell office:value-type="float" office:value="1490.13" calcext:value-type="float">
            <text:p>1490.13</text:p>
          </table:table-cell>
          <table:table-cell office:value-type="float" office:value="996.596191798979" calcext:value-type="float">
            <text:p>996.596191798979</text:p>
          </table:table-cell>
        </table:table-row>
        <table:table-row table:style-name="ro1">
          <table:table-cell/>
          <table:table-cell office:value-type="float" office:value="1494.13" calcext:value-type="float">
            <text:p>1494.13</text:p>
          </table:table-cell>
          <table:table-cell office:value-type="float" office:value="997.595566872284" calcext:value-type="float">
            <text:p>997.595566872284</text:p>
          </table:table-cell>
        </table:table-row>
        <table:table-row table:style-name="ro1">
          <table:table-cell/>
          <table:table-cell office:value-type="float" office:value="1498.14" calcext:value-type="float">
            <text:p>1498.14</text:p>
          </table:table-cell>
          <table:table-cell office:value-type="float" office:value="998.358093123458" calcext:value-type="float">
            <text:p>998.358093123458</text:p>
          </table:table-cell>
        </table:table-row>
        <table:table-row table:style-name="ro1">
          <table:table-cell/>
          <table:table-cell office:value-type="float" office:value="1502.15" calcext:value-type="float">
            <text:p>1502.15</text:p>
          </table:table-cell>
          <table:table-cell office:value-type="float" office:value="998.916328331649" calcext:value-type="float">
            <text:p>998.916328331649</text:p>
          </table:table-cell>
        </table:table-row>
        <table:table-row table:style-name="ro1">
          <table:table-cell/>
          <table:table-cell office:value-type="float" office:value="1506.16" calcext:value-type="float">
            <text:p>1506.16</text:p>
          </table:table-cell>
          <table:table-cell office:value-type="float" office:value="999.308820460158" calcext:value-type="float">
            <text:p>999.308820460158</text:p>
          </table:table-cell>
        </table:table-row>
        <table:table-row table:style-name="ro1">
          <table:table-cell/>
          <table:table-cell office:value-type="float" office:value="1510.17" calcext:value-type="float">
            <text:p>1510.17</text:p>
          </table:table-cell>
          <table:table-cell office:value-type="float" office:value="999.574044718793" calcext:value-type="float">
            <text:p>999.574044718793</text:p>
          </table:table-cell>
        </table:table-row>
        <table:table-row table:style-name="ro1">
          <table:table-cell/>
          <table:table-cell office:value-type="float" office:value="1514.17" calcext:value-type="float">
            <text:p>1514.17</text:p>
          </table:table-cell>
          <table:table-cell office:value-type="float" office:value="999.746394591348" calcext:value-type="float">
            <text:p>999.746394591348</text:p>
          </table:table-cell>
        </table:table-row>
        <table:table-row table:style-name="ro1">
          <table:table-cell/>
          <table:table-cell office:value-type="float" office:value="1518.18" calcext:value-type="float">
            <text:p>1518.18</text:p>
          </table:table-cell>
          <table:table-cell office:value-type="float" office:value="999.854145114188" calcext:value-type="float">
            <text:p>999.854145114188</text:p>
          </table:table-cell>
        </table:table-row>
        <table:table-row table:style-name="ro1">
          <table:table-cell/>
          <table:table-cell office:value-type="float" office:value="1522.19" calcext:value-type="float">
            <text:p>1522.19</text:p>
          </table:table-cell>
          <table:table-cell office:value-type="float" office:value="999.918977996083" calcext:value-type="float">
            <text:p>999.918977996083</text:p>
          </table:table-cell>
        </table:table-row>
        <table:table-row table:style-name="ro1">
          <table:table-cell/>
          <table:table-cell office:value-type="float" office:value="1526.2" calcext:value-type="float">
            <text:p>1526.2</text:p>
          </table:table-cell>
          <table:table-cell office:value-type="float" office:value="999.956532890872" calcext:value-type="float">
            <text:p>999.956532890872</text:p>
          </table:table-cell>
        </table:table-row>
        <table:table-row table:style-name="ro1">
          <table:table-cell/>
          <table:table-cell office:value-type="float" office:value="1530.21" calcext:value-type="float">
            <text:p>1530.21</text:p>
          </table:table-cell>
          <table:table-cell office:value-type="float" office:value="999.977480697285" calcext:value-type="float">
            <text:p>999.977480697285</text:p>
          </table:table-cell>
        </table:table-row>
        <table:table-row table:style-name="ro1">
          <table:table-cell/>
          <table:table-cell office:value-type="float" office:value="1534.21" calcext:value-type="float">
            <text:p>1534.21</text:p>
          </table:table-cell>
          <table:table-cell office:value-type="float" office:value="999.988734506981" calcext:value-type="float">
            <text:p>999.988734506981</text:p>
          </table:table-cell>
        </table:table-row>
        <table:table-row table:style-name="ro1">
          <table:table-cell/>
          <table:table-cell office:value-type="float" office:value="1538.22" calcext:value-type="float">
            <text:p>1538.22</text:p>
          </table:table-cell>
          <table:table-cell office:value-type="float" office:value="999.994717531309" calcext:value-type="float">
            <text:p>999.994717531309</text:p>
          </table:table-cell>
        </table:table-row>
        <table:table-row table:style-name="ro1">
          <table:table-cell/>
          <table:table-cell office:value-type="float" office:value="1542.23" calcext:value-type="float">
            <text:p>1542.23</text:p>
          </table:table-cell>
          <table:table-cell office:value-type="float" office:value="999.99752763235" calcext:value-type="float">
            <text:p>999.99752763235</text:p>
          </table:table-cell>
        </table:table-row>
        <table:table-row table:style-name="ro1">
          <table:table-cell/>
          <table:table-cell office:value-type="float" office:value="1546.24" calcext:value-type="float">
            <text:p>1546.24</text:p>
          </table:table-cell>
          <table:table-cell office:value-type="float" office:value="999.99888335246" calcext:value-type="float">
            <text:p>999.99888335246</text:p>
          </table:table-cell>
        </table:table-row>
        <table:table-row table:style-name="ro1">
          <table:table-cell/>
          <table:table-cell office:value-type="float" office:value="1550.24" calcext:value-type="float">
            <text:p>1550.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54.25" calcext:value-type="float">
            <text:p>1554.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58.26" calcext:value-type="float">
            <text:p>1558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62.27" calcext:value-type="float">
            <text:p>1562.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66.28" calcext:value-type="float">
            <text:p>1566.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70.28" calcext:value-type="float">
            <text:p>1570.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74.29" calcext:value-type="float">
            <text:p>1574.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78.3" calcext:value-type="float">
            <text:p>1578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82.31" calcext:value-type="float">
            <text:p>1582.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86.31" calcext:value-type="float">
            <text:p>1586.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90.32" calcext:value-type="float">
            <text:p>1590.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94.33" calcext:value-type="float">
            <text:p>1594.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98.34" calcext:value-type="float">
            <text:p>1598.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02.35" calcext:value-type="float">
            <text:p>1602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06.35" calcext:value-type="float">
            <text:p>1606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10.36" calcext:value-type="float">
            <text:p>1610.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14.37" calcext:value-type="float">
            <text:p>1614.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18.38" calcext:value-type="float">
            <text:p>1618.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22.39" calcext:value-type="float">
            <text:p>1622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26.39" calcext:value-type="float">
            <text:p>1626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30.4" calcext:value-type="float">
            <text:p>1630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34.41" calcext:value-type="float">
            <text:p>1634.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38.42" calcext:value-type="float">
            <text:p>1638.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42.42" calcext:value-type="float">
            <text:p>1642.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46.43" calcext:value-type="float">
            <text:p>1646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50.44" calcext:value-type="float">
            <text:p>1650.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54.45" calcext:value-type="float">
            <text:p>1654.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58.46" calcext:value-type="float">
            <text:p>1658.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62.46" calcext:value-type="float">
            <text:p>1662.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66.47" calcext:value-type="float">
            <text:p>1666.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70.48" calcext:value-type="float">
            <text:p>1670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74.49" calcext:value-type="float">
            <text:p>1674.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78.49" calcext:value-type="float">
            <text:p>1678.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82.5" calcext:value-type="float">
            <text:p>1682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86.51" calcext:value-type="float">
            <text:p>1686.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90.52" calcext:value-type="float">
            <text:p>1690.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94.53" calcext:value-type="float">
            <text:p>1694.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698.53" calcext:value-type="float">
            <text:p>1698.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02.54" calcext:value-type="float">
            <text:p>1702.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06.55" calcext:value-type="float">
            <text:p>1706.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10.56" calcext:value-type="float">
            <text:p>1710.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14.57" calcext:value-type="float">
            <text:p>1714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18.57" calcext:value-type="float">
            <text:p>1718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22.58" calcext:value-type="float">
            <text:p>1722.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26.59" calcext:value-type="float">
            <text:p>1726.5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30.6" calcext:value-type="float">
            <text:p>1730.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34.6" calcext:value-type="float">
            <text:p>1734.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38.61" calcext:value-type="float">
            <text:p>1738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42.62" calcext:value-type="float">
            <text:p>1742.6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46.63" calcext:value-type="float">
            <text:p>1746.6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50.64" calcext:value-type="float">
            <text:p>1750.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54.64" calcext:value-type="float">
            <text:p>1754.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58.65" calcext:value-type="float">
            <text:p>1758.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62.66" calcext:value-type="float">
            <text:p>1762.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66.67" calcext:value-type="float">
            <text:p>1766.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70.67" calcext:value-type="float">
            <text:p>1770.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74.68" calcext:value-type="float">
            <text:p>1774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78.69" calcext:value-type="float">
            <text:p>1778.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82.7" calcext:value-type="float">
            <text:p>1782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86.71" calcext:value-type="float">
            <text:p>1786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90.71" calcext:value-type="float">
            <text:p>1790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94.72" calcext:value-type="float">
            <text:p>1794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98.73" calcext:value-type="float">
            <text:p>1798.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02.74" calcext:value-type="float">
            <text:p>1802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06.74" calcext:value-type="float">
            <text:p>1806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10.75" calcext:value-type="float">
            <text:p>1810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14.76" calcext:value-type="float">
            <text:p>1814.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18.77" calcext:value-type="float">
            <text:p>1818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22.78" calcext:value-type="float">
            <text:p>1822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26.78" calcext:value-type="float">
            <text:p>1826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30.79" calcext:value-type="float">
            <text:p>1830.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34.8" calcext:value-type="float">
            <text:p>1834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38.81" calcext:value-type="float">
            <text:p>1838.8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42.82" calcext:value-type="float">
            <text:p>1842.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46.82" calcext:value-type="float">
            <text:p>1846.82</text:p>
          </table:table-cell>
          <table:table-cell office:value-type="float" office:value="999.972408710727" calcext:value-type="float">
            <text:p>999.972408710727</text:p>
          </table:table-cell>
        </table:table-row>
        <table:table-row table:style-name="ro1">
          <table:table-cell/>
          <table:table-cell office:value-type="float" office:value="1850.83" calcext:value-type="float">
            <text:p>1850.83</text:p>
          </table:table-cell>
          <table:table-cell office:value-type="float" office:value="999.938904535003" calcext:value-type="float">
            <text:p>999.938904535003</text:p>
          </table:table-cell>
        </table:table-row>
        <table:table-row table:style-name="ro1">
          <table:table-cell/>
          <table:table-cell office:value-type="float" office:value="1854.84" calcext:value-type="float">
            <text:p>1854.84</text:p>
          </table:table-cell>
          <table:table-cell office:value-type="float" office:value="999.869451196703" calcext:value-type="float">
            <text:p>999.869451196703</text:p>
          </table:table-cell>
        </table:table-row>
        <table:table-row table:style-name="ro1">
          <table:table-cell/>
          <table:table-cell office:value-type="float" office:value="1858.85" calcext:value-type="float">
            <text:p>1858.85</text:p>
          </table:table-cell>
          <table:table-cell office:value-type="float" office:value="999.730807003912" calcext:value-type="float">
            <text:p>999.730807003912</text:p>
          </table:table-cell>
        </table:table-row>
        <table:table-row table:style-name="ro1">
          <table:table-cell/>
          <table:table-cell office:value-type="float" office:value="1862.85" calcext:value-type="float">
            <text:p>1862.85</text:p>
          </table:table-cell>
          <table:table-cell office:value-type="float" office:value="999.46434944698" calcext:value-type="float">
            <text:p>999.46434944698</text:p>
          </table:table-cell>
        </table:table-row>
        <table:table-row table:style-name="ro1">
          <table:table-cell/>
          <table:table-cell office:value-type="float" office:value="1866.86" calcext:value-type="float">
            <text:p>1866.86</text:p>
          </table:table-cell>
          <table:table-cell office:value-type="float" office:value="998.971447889712" calcext:value-type="float">
            <text:p>998.971447889712</text:p>
          </table:table-cell>
        </table:table-row>
        <table:table-row table:style-name="ro1">
          <table:table-cell/>
          <table:table-cell office:value-type="float" office:value="1870.87" calcext:value-type="float">
            <text:p>1870.87</text:p>
          </table:table-cell>
          <table:table-cell office:value-type="float" office:value="998.094109339079" calcext:value-type="float">
            <text:p>998.094109339079</text:p>
          </table:table-cell>
        </table:table-row>
        <table:table-row table:style-name="ro1">
          <table:table-cell/>
          <table:table-cell office:value-type="float" office:value="1874.88" calcext:value-type="float">
            <text:p>1874.88</text:p>
          </table:table-cell>
          <table:table-cell office:value-type="float" office:value="996.592023394529" calcext:value-type="float">
            <text:p>996.592023394529</text:p>
          </table:table-cell>
        </table:table-row>
        <table:table-row table:style-name="ro1">
          <table:table-cell/>
          <table:table-cell office:value-type="float" office:value="1878.89" calcext:value-type="float">
            <text:p>1878.89</text:p>
          </table:table-cell>
          <table:table-cell office:value-type="float" office:value="994.119392842801" calcext:value-type="float">
            <text:p>994.119392842801</text:p>
          </table:table-cell>
        </table:table-row>
        <table:table-row table:style-name="ro1">
          <table:table-cell/>
          <table:table-cell office:value-type="float" office:value="1882.89" calcext:value-type="float">
            <text:p>1882.89</text:p>
          </table:table-cell>
          <table:table-cell office:value-type="float" office:value="990.207926335942" calcext:value-type="float">
            <text:p>990.207926335942</text:p>
          </table:table-cell>
        </table:table-row>
        <table:table-row table:style-name="ro1">
          <table:table-cell/>
          <table:table-cell office:value-type="float" office:value="1886.9" calcext:value-type="float">
            <text:p>1886.9</text:p>
          </table:table-cell>
          <table:table-cell office:value-type="float" office:value="984.265457631891" calcext:value-type="float">
            <text:p>984.265457631891</text:p>
          </table:table-cell>
        </table:table-row>
        <table:table-row table:style-name="ro1">
          <table:table-cell/>
          <table:table-cell office:value-type="float" office:value="1890.91" calcext:value-type="float">
            <text:p>1890.91</text:p>
          </table:table-cell>
          <table:table-cell office:value-type="float" office:value="975.60164753871" calcext:value-type="float">
            <text:p>975.60164753871</text:p>
          </table:table-cell>
        </table:table-row>
        <table:table-row table:style-name="ro1">
          <table:table-cell/>
          <table:table-cell office:value-type="float" office:value="1894.92" calcext:value-type="float">
            <text:p>1894.92</text:p>
          </table:table-cell>
          <table:table-cell office:value-type="float" office:value="963.491513761766" calcext:value-type="float">
            <text:p>963.491513761766</text:p>
          </table:table-cell>
        </table:table-row>
        <table:table-row table:style-name="ro1">
          <table:table-cell/>
          <table:table-cell office:value-type="float" office:value="1898.92" calcext:value-type="float">
            <text:p>1898.92</text:p>
          </table:table-cell>
          <table:table-cell office:value-type="float" office:value="947.282586795671" calcext:value-type="float">
            <text:p>947.282586795671</text:p>
          </table:table-cell>
        </table:table-row>
        <table:table-row table:style-name="ro1">
          <table:table-cell/>
          <table:table-cell office:value-type="float" office:value="1902.93" calcext:value-type="float">
            <text:p>1902.93</text:p>
          </table:table-cell>
          <table:table-cell office:value-type="float" office:value="926.541628242161" calcext:value-type="float">
            <text:p>926.541628242161</text:p>
          </table:table-cell>
        </table:table-row>
        <table:table-row table:style-name="ro1">
          <table:table-cell/>
          <table:table-cell office:value-type="float" office:value="1906.94" calcext:value-type="float">
            <text:p>1906.94</text:p>
          </table:table-cell>
          <table:table-cell office:value-type="float" office:value="901.223088150214" calcext:value-type="float">
            <text:p>901.223088150214</text:p>
          </table:table-cell>
        </table:table-row>
        <table:table-row table:style-name="ro1">
          <table:table-cell/>
          <table:table-cell office:value-type="float" office:value="1910.95" calcext:value-type="float">
            <text:p>1910.95</text:p>
          </table:table-cell>
          <table:table-cell office:value-type="float" office:value="871.82700536021" calcext:value-type="float">
            <text:p>871.82700536021</text:p>
          </table:table-cell>
        </table:table-row>
        <table:table-row table:style-name="ro1">
          <table:table-cell/>
          <table:table-cell office:value-type="float" office:value="1914.96" calcext:value-type="float">
            <text:p>1914.96</text:p>
          </table:table-cell>
          <table:table-cell office:value-type="float" office:value="839.503872240594" calcext:value-type="float">
            <text:p>839.503872240594</text:p>
          </table:table-cell>
        </table:table-row>
        <table:table-row table:style-name="ro1">
          <table:table-cell/>
          <table:table-cell office:value-type="float" office:value="1918.96" calcext:value-type="float">
            <text:p>1918.96</text:p>
          </table:table-cell>
          <table:table-cell office:value-type="float" office:value="806.06351199608" calcext:value-type="float">
            <text:p>806.06351199608</text:p>
          </table:table-cell>
        </table:table-row>
        <table:table-row table:style-name="ro1">
          <table:table-cell/>
          <table:table-cell office:value-type="float" office:value="1922.97" calcext:value-type="float">
            <text:p>1922.97</text:p>
          </table:table-cell>
          <table:table-cell office:value-type="float" office:value="773.857892554563" calcext:value-type="float">
            <text:p>773.857892554563</text:p>
          </table:table-cell>
        </table:table-row>
        <table:table-row table:style-name="ro1">
          <table:table-cell/>
          <table:table-cell office:value-type="float" office:value="1926.98" calcext:value-type="float">
            <text:p>1926.98</text:p>
          </table:table-cell>
          <table:table-cell office:value-type="float" office:value="745.533694823268" calcext:value-type="float">
            <text:p>745.533694823268</text:p>
          </table:table-cell>
        </table:table-row>
        <table:table-row table:style-name="ro1">
          <table:table-cell/>
          <table:table-cell office:value-type="float" office:value="1930.99" calcext:value-type="float">
            <text:p>1930.99</text:p>
          </table:table-cell>
          <table:table-cell office:value-type="float" office:value="723.683974608274" calcext:value-type="float">
            <text:p>723.683974608274</text:p>
          </table:table-cell>
        </table:table-row>
        <table:table-row table:style-name="ro1">
          <table:table-cell/>
          <table:table-cell office:value-type="float" office:value="1935" calcext:value-type="float">
            <text:p>1935</text:p>
          </table:table-cell>
          <table:table-cell office:value-type="float" office:value="710.459844688597" calcext:value-type="float">
            <text:p>710.459844688597</text:p>
          </table:table-cell>
        </table:table-row>
        <table:table-row table:style-name="ro1">
          <table:table-cell/>
          <table:table-cell office:value-type="float" office:value="1939" calcext:value-type="float">
            <text:p>1939</text:p>
          </table:table-cell>
          <table:table-cell office:value-type="float" office:value="707.221977409814" calcext:value-type="float">
            <text:p>707.221977409814</text:p>
          </table:table-cell>
        </table:table-row>
        <table:table-row table:style-name="ro1">
          <table:table-cell/>
          <table:table-cell office:value-type="float" office:value="1943.01" calcext:value-type="float">
            <text:p>1943.01</text:p>
          </table:table-cell>
          <table:table-cell office:value-type="float" office:value="714.30997046684" calcext:value-type="float">
            <text:p>714.30997046684</text:p>
          </table:table-cell>
        </table:table-row>
        <table:table-row table:style-name="ro1">
          <table:table-cell/>
          <table:table-cell office:value-type="float" office:value="1947.02" calcext:value-type="float">
            <text:p>1947.02</text:p>
          </table:table-cell>
          <table:table-cell office:value-type="float" office:value="730.983675280795" calcext:value-type="float">
            <text:p>730.983675280795</text:p>
          </table:table-cell>
        </table:table-row>
        <table:table-row table:style-name="ro1">
          <table:table-cell/>
          <table:table-cell office:value-type="float" office:value="1951.03" calcext:value-type="float">
            <text:p>1951.03</text:p>
          </table:table-cell>
          <table:table-cell office:value-type="float" office:value="755.550514961288" calcext:value-type="float">
            <text:p>755.550514961288</text:p>
          </table:table-cell>
        </table:table-row>
        <table:table-row table:style-name="ro1">
          <table:table-cell/>
          <table:table-cell office:value-type="float" office:value="1955.03" calcext:value-type="float">
            <text:p>1955.03</text:p>
          </table:table-cell>
          <table:table-cell office:value-type="float" office:value="785.648484306607" calcext:value-type="float">
            <text:p>785.648484306607</text:p>
          </table:table-cell>
        </table:table-row>
        <table:table-row table:style-name="ro1">
          <table:table-cell/>
          <table:table-cell office:value-type="float" office:value="1959.04" calcext:value-type="float">
            <text:p>1959.04</text:p>
          </table:table-cell>
          <table:table-cell office:value-type="float" office:value="818.61935943753" calcext:value-type="float">
            <text:p>818.61935943753</text:p>
          </table:table-cell>
        </table:table-row>
        <table:table-row table:style-name="ro1">
          <table:table-cell/>
          <table:table-cell office:value-type="float" office:value="1963.05" calcext:value-type="float">
            <text:p>1963.05</text:p>
          </table:table-cell>
          <table:table-cell office:value-type="float" office:value="851.890729006739" calcext:value-type="float">
            <text:p>851.890729006739</text:p>
          </table:table-cell>
        </table:table-row>
        <table:table-row table:style-name="ro1">
          <table:table-cell/>
          <table:table-cell office:value-type="float" office:value="1967.06" calcext:value-type="float">
            <text:p>1967.06</text:p>
          </table:table-cell>
          <table:table-cell office:value-type="float" office:value="883.292034652239" calcext:value-type="float">
            <text:p>883.292034652239</text:p>
          </table:table-cell>
        </table:table-row>
        <table:table-row table:style-name="ro1">
          <table:table-cell/>
          <table:table-cell office:value-type="float" office:value="1971.07" calcext:value-type="float">
            <text:p>1971.07</text:p>
          </table:table-cell>
          <table:table-cell office:value-type="float" office:value="911.254632603836" calcext:value-type="float">
            <text:p>911.254632603836</text:p>
          </table:table-cell>
        </table:table-row>
        <table:table-row table:style-name="ro1">
          <table:table-cell/>
          <table:table-cell office:value-type="float" office:value="1975.07" calcext:value-type="float">
            <text:p>1975.07</text:p>
          </table:table-cell>
          <table:table-cell office:value-type="float" office:value="934.879485063122" calcext:value-type="float">
            <text:p>934.879485063122</text:p>
          </table:table-cell>
        </table:table-row>
        <table:table-row table:style-name="ro1">
          <table:table-cell/>
          <table:table-cell office:value-type="float" office:value="1979.08" calcext:value-type="float">
            <text:p>1979.08</text:p>
          </table:table-cell>
          <table:table-cell office:value-type="float" office:value="953.887687652623" calcext:value-type="float">
            <text:p>953.887687652623</text:p>
          </table:table-cell>
        </table:table-row>
        <table:table-row table:style-name="ro1">
          <table:table-cell/>
          <table:table-cell office:value-type="float" office:value="1983.09" calcext:value-type="float">
            <text:p>1983.09</text:p>
          </table:table-cell>
          <table:table-cell office:value-type="float" office:value="968.490398102823" calcext:value-type="float">
            <text:p>968.490398102823</text:p>
          </table:table-cell>
        </table:table-row>
        <table:table-row table:style-name="ro1">
          <table:table-cell/>
          <table:table-cell office:value-type="float" office:value="1987.1" calcext:value-type="float">
            <text:p>1987.1</text:p>
          </table:table-cell>
          <table:table-cell office:value-type="float" office:value="979.22237652134" calcext:value-type="float">
            <text:p>979.22237652134</text:p>
          </table:table-cell>
        </table:table-row>
        <table:table-row table:style-name="ro1">
          <table:table-cell/>
          <table:table-cell office:value-type="float" office:value="1991.1" calcext:value-type="float">
            <text:p>1991.1</text:p>
          </table:table-cell>
          <table:table-cell office:value-type="float" office:value="986.77865103532" calcext:value-type="float">
            <text:p>986.77865103532</text:p>
          </table:table-cell>
        </table:table-row>
        <table:table-row table:style-name="ro1">
          <table:table-cell/>
          <table:table-cell office:value-type="float" office:value="1995.11" calcext:value-type="float">
            <text:p>1995.11</text:p>
          </table:table-cell>
          <table:table-cell office:value-type="float" office:value="991.881372699308" calcext:value-type="float">
            <text:p>991.881372699308</text:p>
          </table:table-cell>
        </table:table-row>
        <table:table-row table:style-name="ro1">
          <table:table-cell/>
          <table:table-cell office:value-type="float" office:value="1999.12" calcext:value-type="float">
            <text:p>1999.12</text:p>
          </table:table-cell>
          <table:table-cell office:value-type="float" office:value="995.189210194611" calcext:value-type="float">
            <text:p>995.189210194611</text:p>
          </table:table-cell>
        </table:table-row>
        <table:table-row table:style-name="ro1">
          <table:table-cell/>
          <table:table-cell office:value-type="float" office:value="2003.13" calcext:value-type="float">
            <text:p>2003.13</text:p>
          </table:table-cell>
          <table:table-cell office:value-type="float" office:value="997.249085455019" calcext:value-type="float">
            <text:p>997.249085455019</text:p>
          </table:table-cell>
        </table:table-row>
        <table:table-row table:style-name="ro1">
          <table:table-cell/>
          <table:table-cell office:value-type="float" office:value="2007.14" calcext:value-type="float">
            <text:p>2007.14</text:p>
          </table:table-cell>
          <table:table-cell office:value-type="float" office:value="998.482024515727" calcext:value-type="float">
            <text:p>998.482024515727</text:p>
          </table:table-cell>
        </table:table-row>
        <table:table-row table:style-name="ro1">
          <table:table-cell/>
          <table:table-cell office:value-type="float" office:value="2011.14" calcext:value-type="float">
            <text:p>2011.14</text:p>
          </table:table-cell>
          <table:table-cell office:value-type="float" office:value="999.191687386015" calcext:value-type="float">
            <text:p>999.191687386015</text:p>
          </table:table-cell>
        </table:table-row>
        <table:table-row table:style-name="ro1">
          <table:table-cell/>
          <table:table-cell office:value-type="float" office:value="2015.15" calcext:value-type="float">
            <text:p>2015.15</text:p>
          </table:table-cell>
          <table:table-cell office:value-type="float" office:value="999.584643611016" calcext:value-type="float">
            <text:p>999.584643611016</text:p>
          </table:table-cell>
        </table:table-row>
        <table:table-row table:style-name="ro1">
          <table:table-cell/>
          <table:table-cell office:value-type="float" office:value="2019.16" calcext:value-type="float">
            <text:p>2019.16</text:p>
          </table:table-cell>
          <table:table-cell office:value-type="float" office:value="999.79403692148" calcext:value-type="float">
            <text:p>999.79403692148</text:p>
          </table:table-cell>
        </table:table-row>
        <table:table-row table:style-name="ro1">
          <table:table-cell/>
          <table:table-cell office:value-type="float" office:value="2023.17" calcext:value-type="float">
            <text:p>2023.17</text:p>
          </table:table-cell>
          <table:table-cell office:value-type="float" office:value="999.9014436084" calcext:value-type="float">
            <text:p>999.9014436084</text:p>
          </table:table-cell>
        </table:table-row>
        <table:table-row table:style-name="ro1">
          <table:table-cell/>
          <table:table-cell office:value-type="float" office:value="2027.17" calcext:value-type="float">
            <text:p>2027.17</text:p>
          </table:table-cell>
          <table:table-cell office:value-type="float" office:value="999.954489966536" calcext:value-type="float">
            <text:p>999.954489966536</text:p>
          </table:table-cell>
        </table:table-row>
        <table:table-row table:style-name="ro1">
          <table:table-cell/>
          <table:table-cell office:value-type="float" office:value="2031.18" calcext:value-type="float">
            <text:p>2031.18</text:p>
          </table:table-cell>
          <table:table-cell office:value-type="float" office:value="999.979720536768" calcext:value-type="float">
            <text:p>999.979720536768</text:p>
          </table:table-cell>
        </table:table-row>
        <table:table-row table:style-name="ro1">
          <table:table-cell/>
          <table:table-cell office:value-type="float" office:value="2035.19" calcext:value-type="float">
            <text:p>2035.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39.2" calcext:value-type="float">
            <text:p>2039.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43.21" calcext:value-type="float">
            <text:p>2043.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47.21" calcext:value-type="float">
            <text:p>2047.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51.22" calcext:value-type="float">
            <text:p>2051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55.23" calcext:value-type="float">
            <text:p>2055.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59.24" calcext:value-type="float">
            <text:p>2059.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63.25" calcext:value-type="float">
            <text:p>2063.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67.25" calcext:value-type="float">
            <text:p>2067.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71.26" calcext:value-type="float">
            <text:p>2071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75.27" calcext:value-type="float">
            <text:p>2075.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79.28" calcext:value-type="float">
            <text:p>2079.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83.28" calcext:value-type="float">
            <text:p>2083.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87.29" calcext:value-type="float">
            <text:p>2087.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91.3" calcext:value-type="float">
            <text:p>2091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95.31" calcext:value-type="float">
            <text:p>2095.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99.32" calcext:value-type="float">
            <text:p>2099.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03.32" calcext:value-type="float">
            <text:p>2103.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07.33" calcext:value-type="float">
            <text:p>2107.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11.34" calcext:value-type="float">
            <text:p>2111.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15.35" calcext:value-type="float">
            <text:p>2115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19.35" calcext:value-type="float">
            <text:p>2119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23.36" calcext:value-type="float">
            <text:p>2123.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27.37" calcext:value-type="float">
            <text:p>2127.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31.38" calcext:value-type="float">
            <text:p>2131.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35.39" calcext:value-type="float">
            <text:p>2135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39.39" calcext:value-type="float">
            <text:p>2139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43.4" calcext:value-type="float">
            <text:p>2143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47.41" calcext:value-type="float">
            <text:p>2147.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51.42" calcext:value-type="float">
            <text:p>2151.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55.43" calcext:value-type="float">
            <text:p>2155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59.43" calcext:value-type="float">
            <text:p>2159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63.44" calcext:value-type="float">
            <text:p>2163.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67.45" calcext:value-type="float">
            <text:p>2167.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71.46" calcext:value-type="float">
            <text:p>2171.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75.46" calcext:value-type="float">
            <text:p>2175.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79.47" calcext:value-type="float">
            <text:p>2179.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83.48" calcext:value-type="float">
            <text:p>2183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87.49" calcext:value-type="float">
            <text:p>2187.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91.5" calcext:value-type="float">
            <text:p>2191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95.5" calcext:value-type="float">
            <text:p>2195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99.51" calcext:value-type="float">
            <text:p>2199.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03.52" calcext:value-type="float">
            <text:p>2203.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07.53" calcext:value-type="float">
            <text:p>2207.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11.53" calcext:value-type="float">
            <text:p>2211.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15.54" calcext:value-type="float">
            <text:p>2215.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19.55" calcext:value-type="float">
            <text:p>2219.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23.56" calcext:value-type="float">
            <text:p>2223.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27.57" calcext:value-type="float">
            <text:p>2227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31.57" calcext:value-type="float">
            <text:p>2231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35.58" calcext:value-type="float">
            <text:p>2235.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39.59" calcext:value-type="float">
            <text:p>2239.5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43.6" calcext:value-type="float">
            <text:p>2243.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47.61" calcext:value-type="float">
            <text:p>2247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51.61" calcext:value-type="float">
            <text:p>2251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55.62" calcext:value-type="float">
            <text:p>2255.6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59.63" calcext:value-type="float">
            <text:p>2259.6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63.64" calcext:value-type="float">
            <text:p>2263.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67.64" calcext:value-type="float">
            <text:p>2267.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71.65" calcext:value-type="float">
            <text:p>2271.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75.66" calcext:value-type="float">
            <text:p>2275.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79.67" calcext:value-type="float">
            <text:p>2279.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83.68" calcext:value-type="float">
            <text:p>2283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87.68" calcext:value-type="float">
            <text:p>2287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91.69" calcext:value-type="float">
            <text:p>2291.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95.7" calcext:value-type="float">
            <text:p>2295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99.71" calcext:value-type="float">
            <text:p>2299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03.71" calcext:value-type="float">
            <text:p>2303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07.72" calcext:value-type="float">
            <text:p>2307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11.73" calcext:value-type="float">
            <text:p>2311.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15.74" calcext:value-type="float">
            <text:p>2315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19.75" calcext:value-type="float">
            <text:p>2319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23.75" calcext:value-type="float">
            <text:p>2323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27.76" calcext:value-type="float">
            <text:p>2327.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31.77" calcext:value-type="float">
            <text:p>2331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35.78" calcext:value-type="float">
            <text:p>2335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39.78" calcext:value-type="float">
            <text:p>2339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43.79" calcext:value-type="float">
            <text:p>2343.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47.8" calcext:value-type="float">
            <text:p>2347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51.81" calcext:value-type="float">
            <text:p>2351.8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55.82" calcext:value-type="float">
            <text:p>2355.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59.82" calcext:value-type="float">
            <text:p>2359.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63.83" calcext:value-type="float">
            <text:p>2363.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67.84" calcext:value-type="float">
            <text:p>2367.8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71.85" calcext:value-type="float">
            <text:p>2371.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75.86" calcext:value-type="float">
            <text:p>2375.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79.86" calcext:value-type="float">
            <text:p>2379.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83.87" calcext:value-type="float">
            <text:p>2383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87.88" calcext:value-type="float">
            <text:p>2387.8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91.89" calcext:value-type="float">
            <text:p>2391.8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95.89" calcext:value-type="float">
            <text:p>2395.8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99.9" calcext:value-type="float">
            <text:p>2399.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03.91" calcext:value-type="float">
            <text:p>2403.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07.92" calcext:value-type="float">
            <text:p>2407.9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11.93" calcext:value-type="float">
            <text:p>2411.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15.93" calcext:value-type="float">
            <text:p>2415.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19.94" calcext:value-type="float">
            <text:p>2419.9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23.95" calcext:value-type="float">
            <text:p>2423.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27.96" calcext:value-type="float">
            <text:p>2427.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31.96" calcext:value-type="float">
            <text:p>2431.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35.97" calcext:value-type="float">
            <text:p>2435.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39.98" calcext:value-type="float">
            <text:p>2439.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43.99" calcext:value-type="float">
            <text:p>2443.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48" calcext:value-type="float">
            <text:p>24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52" calcext:value-type="float">
            <text:p>24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56.01" calcext:value-type="float">
            <text:p>2456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60.02" calcext:value-type="float">
            <text:p>2460.0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64.03" calcext:value-type="float">
            <text:p>2464.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68.04" calcext:value-type="float">
            <text:p>2468.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72.04" calcext:value-type="float">
            <text:p>2472.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76.05" calcext:value-type="float">
            <text:p>2476.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80.06" calcext:value-type="float">
            <text:p>2480.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84.07" calcext:value-type="float">
            <text:p>2484.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88.07" calcext:value-type="float">
            <text:p>2488.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92.08" calcext:value-type="float">
            <text:p>2492.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96.09" calcext:value-type="float">
            <text:p>2496.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00.1" calcext:value-type="float">
            <text:p>2500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04.11" calcext:value-type="float">
            <text:p>2504.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08.11" calcext:value-type="float">
            <text:p>2508.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12.12" calcext:value-type="float">
            <text:p>2512.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16.13" calcext:value-type="float">
            <text:p>2516.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20.14" calcext:value-type="float">
            <text:p>2520.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24.14" calcext:value-type="float">
            <text:p>2524.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28.15" calcext:value-type="float">
            <text:p>2528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32.16" calcext:value-type="float">
            <text:p>2532.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36.17" calcext:value-type="float">
            <text:p>2536.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40.18" calcext:value-type="float">
            <text:p>2540.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44.18" calcext:value-type="float">
            <text:p>2544.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48.19" calcext:value-type="float">
            <text:p>2548.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52.2" calcext:value-type="float">
            <text:p>2552.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56.21" calcext:value-type="float">
            <text:p>2556.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60.22" calcext:value-type="float">
            <text:p>2560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64.22" calcext:value-type="float">
            <text:p>2564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68.23" calcext:value-type="float">
            <text:p>2568.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72.24" calcext:value-type="float">
            <text:p>2572.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76.25" calcext:value-type="float">
            <text:p>2576.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80.25" calcext:value-type="float">
            <text:p>2580.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84.26" calcext:value-type="float">
            <text:p>2584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88.27" calcext:value-type="float">
            <text:p>2588.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92.28" calcext:value-type="float">
            <text:p>2592.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96.29" calcext:value-type="float">
            <text:p>2596.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00.29" calcext:value-type="float">
            <text:p>2600.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04.3" calcext:value-type="float">
            <text:p>2604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08.31" calcext:value-type="float">
            <text:p>2608.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12.32" calcext:value-type="float">
            <text:p>2612.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16.32" calcext:value-type="float">
            <text:p>2616.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20.33" calcext:value-type="float">
            <text:p>2620.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24.34" calcext:value-type="float">
            <text:p>2624.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28.35" calcext:value-type="float">
            <text:p>2628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32.36" calcext:value-type="float">
            <text:p>2632.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36.36" calcext:value-type="float">
            <text:p>2636.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40.37" calcext:value-type="float">
            <text:p>2640.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44.38" calcext:value-type="float">
            <text:p>2644.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48.39" calcext:value-type="float">
            <text:p>2648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52.39" calcext:value-type="float">
            <text:p>2652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56.4" calcext:value-type="float">
            <text:p>2656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60.41" calcext:value-type="float">
            <text:p>2660.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64.42" calcext:value-type="float">
            <text:p>2664.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68.43" calcext:value-type="float">
            <text:p>2668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72.43" calcext:value-type="float">
            <text:p>2672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76.44" calcext:value-type="float">
            <text:p>2676.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80.45" calcext:value-type="float">
            <text:p>2680.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84.46" calcext:value-type="float">
            <text:p>2684.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88.47" calcext:value-type="float">
            <text:p>2688.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92.47" calcext:value-type="float">
            <text:p>2692.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96.48" calcext:value-type="float">
            <text:p>2696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00.49" calcext:value-type="float">
            <text:p>2700.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04.5" calcext:value-type="float">
            <text:p>2704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08.5" calcext:value-type="float">
            <text:p>2708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12.51" calcext:value-type="float">
            <text:p>2712.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16.52" calcext:value-type="float">
            <text:p>2716.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20.53" calcext:value-type="float">
            <text:p>2720.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24.54" calcext:value-type="float">
            <text:p>2724.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28.54" calcext:value-type="float">
            <text:p>2728.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32.55" calcext:value-type="float">
            <text:p>2732.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36.56" calcext:value-type="float">
            <text:p>2736.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40.57" calcext:value-type="float">
            <text:p>2740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44.57" calcext:value-type="float">
            <text:p>2744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48.58" calcext:value-type="float">
            <text:p>2748.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52.59" calcext:value-type="float">
            <text:p>2752.5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56.6" calcext:value-type="float">
            <text:p>2756.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60.61" calcext:value-type="float">
            <text:p>2760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64.61" calcext:value-type="float">
            <text:p>2764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68.62" calcext:value-type="float">
            <text:p>2768.6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72.63" calcext:value-type="float">
            <text:p>2772.6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76.64" calcext:value-type="float">
            <text:p>2776.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80.65" calcext:value-type="float">
            <text:p>2780.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84.65" calcext:value-type="float">
            <text:p>2784.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88.66" calcext:value-type="float">
            <text:p>2788.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92.67" calcext:value-type="float">
            <text:p>2792.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96.68" calcext:value-type="float">
            <text:p>2796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00.68" calcext:value-type="float">
            <text:p>2800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04.69" calcext:value-type="float">
            <text:p>2804.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08.7" calcext:value-type="float">
            <text:p>2808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12.71" calcext:value-type="float">
            <text:p>2812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16.72" calcext:value-type="float">
            <text:p>2816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20.72" calcext:value-type="float">
            <text:p>2820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24.73" calcext:value-type="float">
            <text:p>2824.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28.74" calcext:value-type="float">
            <text:p>2828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32.75" calcext:value-type="float">
            <text:p>2832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36.75" calcext:value-type="float">
            <text:p>2836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40.76" calcext:value-type="float">
            <text:p>2840.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44.77" calcext:value-type="float">
            <text:p>2844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48.78" calcext:value-type="float">
            <text:p>2848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52.79" calcext:value-type="float">
            <text:p>2852.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56.79" calcext:value-type="float">
            <text:p>2856.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60.8" calcext:value-type="float">
            <text:p>2860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64.81" calcext:value-type="float">
            <text:p>2864.8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68.82" calcext:value-type="float">
            <text:p>2868.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72.83" calcext:value-type="float">
            <text:p>2872.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76.83" calcext:value-type="float">
            <text:p>2876.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80.84" calcext:value-type="float">
            <text:p>2880.8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84.85" calcext:value-type="float">
            <text:p>2884.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88.86" calcext:value-type="float">
            <text:p>2888.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92.86" calcext:value-type="float">
            <text:p>2892.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96.87" calcext:value-type="float">
            <text:p>2896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00.88" calcext:value-type="float">
            <text:p>2900.8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04.89" calcext:value-type="float">
            <text:p>2904.8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08.9" calcext:value-type="float">
            <text:p>2908.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12.9" calcext:value-type="float">
            <text:p>2912.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16.91" calcext:value-type="float">
            <text:p>2916.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20.92" calcext:value-type="float">
            <text:p>2920.9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24.93" calcext:value-type="float">
            <text:p>2924.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28.93" calcext:value-type="float">
            <text:p>2928.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32.94" calcext:value-type="float">
            <text:p>2932.9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36.95" calcext:value-type="float">
            <text:p>2936.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40.96" calcext:value-type="float">
            <text:p>2940.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44.97" calcext:value-type="float">
            <text:p>2944.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48.97" calcext:value-type="float">
            <text:p>2948.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52.98" calcext:value-type="float">
            <text:p>2952.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56.99" calcext:value-type="float">
            <text:p>2956.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61" calcext:value-type="float">
            <text:p>29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65" calcext:value-type="float">
            <text:p>29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69.01" calcext:value-type="float">
            <text:p>2969.01</text:p>
          </table:table-cell>
          <table:table-cell office:value-type="float" office:value="999.999858353365" calcext:value-type="float">
            <text:p>999.999858353365</text:p>
          </table:table-cell>
        </table:table-row>
        <table:table-row table:style-name="ro1">
          <table:table-cell/>
          <table:table-cell office:value-type="float" office:value="2973.02" calcext:value-type="float">
            <text:p>2973.02</text:p>
          </table:table-cell>
          <table:table-cell office:value-type="float" office:value="999.999682111863" calcext:value-type="float">
            <text:p>999.999682111863</text:p>
          </table:table-cell>
        </table:table-row>
        <table:table-row table:style-name="ro1">
          <table:table-cell/>
          <table:table-cell office:value-type="float" office:value="2977.03" calcext:value-type="float">
            <text:p>2977.03</text:p>
          </table:table-cell>
          <table:table-cell office:value-type="float" office:value="999.999311554889" calcext:value-type="float">
            <text:p>999.999311554889</text:p>
          </table:table-cell>
        </table:table-row>
        <table:table-row table:style-name="ro1">
          <table:table-cell/>
          <table:table-cell office:value-type="float" office:value="2981.04" calcext:value-type="float">
            <text:p>2981.04</text:p>
          </table:table-cell>
          <table:table-cell office:value-type="float" office:value="999.998561230376" calcext:value-type="float">
            <text:p>999.998561230376</text:p>
          </table:table-cell>
        </table:table-row>
        <table:table-row table:style-name="ro1">
          <table:table-cell/>
          <table:table-cell office:value-type="float" office:value="2985.04" calcext:value-type="float">
            <text:p>2985.04</text:p>
          </table:table-cell>
          <table:table-cell office:value-type="float" office:value="999.99709838264" calcext:value-type="float">
            <text:p>999.99709838264</text:p>
          </table:table-cell>
        </table:table-row>
        <table:table-row table:style-name="ro1">
          <table:table-cell/>
          <table:table-cell office:value-type="float" office:value="2989.05" calcext:value-type="float">
            <text:p>2989.05</text:p>
          </table:table-cell>
          <table:table-cell office:value-type="float" office:value="999.994353023741" calcext:value-type="float">
            <text:p>999.994353023741</text:p>
          </table:table-cell>
        </table:table-row>
        <table:table-row table:style-name="ro1">
          <table:table-cell/>
          <table:table-cell office:value-type="float" office:value="2993.06" calcext:value-type="float">
            <text:p>2993.06</text:p>
          </table:table-cell>
          <table:table-cell office:value-type="float" office:value="999.989394803413" calcext:value-type="float">
            <text:p>999.989394803413</text:p>
          </table:table-cell>
        </table:table-row>
        <table:table-row table:style-name="ro1">
          <table:table-cell/>
          <table:table-cell office:value-type="float" office:value="2997.07" calcext:value-type="float">
            <text:p>2997.07</text:p>
          </table:table-cell>
          <table:table-cell office:value-type="float" office:value="999.980780219418" calcext:value-type="float">
            <text:p>999.980780219418</text:p>
          </table:table-cell>
        </table:table-row>
        <table:table-row table:style-name="ro1">
          <table:table-cell/>
          <table:table-cell office:value-type="float" office:value="3001.08" calcext:value-type="float">
            <text:p>3001.08</text:p>
          </table:table-cell>
          <table:table-cell office:value-type="float" office:value="999.96638717087" calcext:value-type="float">
            <text:p>999.96638717087</text:p>
          </table:table-cell>
        </table:table-row>
        <table:table-row table:style-name="ro1">
          <table:table-cell/>
          <table:table-cell office:value-type="float" office:value="3005.08" calcext:value-type="float">
            <text:p>3005.08</text:p>
          </table:table-cell>
          <table:table-cell office:value-type="float" office:value="999.94327315229" calcext:value-type="float">
            <text:p>999.94327315229</text:p>
          </table:table-cell>
        </table:table-row>
        <table:table-row table:style-name="ro1">
          <table:table-cell/>
          <table:table-cell office:value-type="float" office:value="3009.09" calcext:value-type="float">
            <text:p>3009.09</text:p>
          </table:table-cell>
          <table:table-cell office:value-type="float" office:value="999.907615486958" calcext:value-type="float">
            <text:p>999.907615486958</text:p>
          </table:table-cell>
        </table:table-row>
        <table:table-row table:style-name="ro1">
          <table:table-cell/>
          <table:table-cell office:value-type="float" office:value="3013.1" calcext:value-type="float">
            <text:p>3013.1</text:p>
          </table:table-cell>
          <table:table-cell office:value-type="float" office:value="999.854810022551" calcext:value-type="float">
            <text:p>999.854810022551</text:p>
          </table:table-cell>
        </table:table-row>
        <table:table-row table:style-name="ro1">
          <table:table-cell/>
          <table:table-cell office:value-type="float" office:value="3017.11" calcext:value-type="float">
            <text:p>3017.11</text:p>
          </table:table-cell>
          <table:table-cell office:value-type="float" office:value="999.779808250521" calcext:value-type="float">
            <text:p>999.779808250521</text:p>
          </table:table-cell>
        </table:table-row>
        <table:table-row table:style-name="ro1">
          <table:table-cell/>
          <table:table-cell office:value-type="float" office:value="3021.11" calcext:value-type="float">
            <text:p>3021.11</text:p>
          </table:table-cell>
          <table:table-cell office:value-type="float" office:value="999.677750400129" calcext:value-type="float">
            <text:p>999.677750400129</text:p>
          </table:table-cell>
        </table:table-row>
        <table:table-row table:style-name="ro1">
          <table:table-cell/>
          <table:table-cell office:value-type="float" office:value="3025.12" calcext:value-type="float">
            <text:p>3025.12</text:p>
          </table:table-cell>
          <table:table-cell office:value-type="float" office:value="999.544895979742" calcext:value-type="float">
            <text:p>999.544895979742</text:p>
          </table:table-cell>
        </table:table-row>
        <table:table-row table:style-name="ro1">
          <table:table-cell/>
          <table:table-cell office:value-type="float" office:value="3029.13" calcext:value-type="float">
            <text:p>3029.13</text:p>
          </table:table-cell>
          <table:table-cell office:value-type="float" office:value="999.37976553174" calcext:value-type="float">
            <text:p>999.37976553174</text:p>
          </table:table-cell>
        </table:table-row>
        <table:table-row table:style-name="ro1">
          <table:table-cell/>
          <table:table-cell office:value-type="float" office:value="3033.14" calcext:value-type="float">
            <text:p>3033.14</text:p>
          </table:table-cell>
          <table:table-cell office:value-type="float" office:value="999.184304505094" calcext:value-type="float">
            <text:p>999.184304505094</text:p>
          </table:table-cell>
        </table:table-row>
        <table:table-row table:style-name="ro1">
          <table:table-cell/>
          <table:table-cell office:value-type="float" office:value="3037.15" calcext:value-type="float">
            <text:p>3037.15</text:p>
          </table:table-cell>
          <table:table-cell office:value-type="float" office:value="998.964793070889" calcext:value-type="float">
            <text:p>998.964793070889</text:p>
          </table:table-cell>
        </table:table-row>
        <table:table-row table:style-name="ro1">
          <table:table-cell/>
          <table:table-cell office:value-type="float" office:value="3041.15" calcext:value-type="float">
            <text:p>3041.15</text:p>
          </table:table-cell>
          <table:table-cell office:value-type="float" office:value="998.732192789942" calcext:value-type="float">
            <text:p>998.732192789942</text:p>
          </table:table-cell>
        </table:table-row>
        <table:table-row table:style-name="ro1">
          <table:table-cell/>
          <table:table-cell office:value-type="float" office:value="3045.16" calcext:value-type="float">
            <text:p>3045.16</text:p>
          </table:table-cell>
          <table:table-cell office:value-type="float" office:value="998.501674382924" calcext:value-type="float">
            <text:p>998.501674382924</text:p>
          </table:table-cell>
        </table:table-row>
        <table:table-row table:style-name="ro1">
          <table:table-cell/>
          <table:table-cell office:value-type="float" office:value="3049.17" calcext:value-type="float">
            <text:p>3049.17</text:p>
          </table:table-cell>
          <table:table-cell office:value-type="float" office:value="998.291220076983" calcext:value-type="float">
            <text:p>998.291220076983</text:p>
          </table:table-cell>
        </table:table-row>
        <table:table-row table:style-name="ro1">
          <table:table-cell/>
          <table:table-cell office:value-type="float" office:value="3053.18" calcext:value-type="float">
            <text:p>3053.18</text:p>
          </table:table-cell>
          <table:table-cell office:value-type="float" office:value="998.119414855477" calcext:value-type="float">
            <text:p>998.119414855477</text:p>
          </table:table-cell>
        </table:table-row>
        <table:table-row table:style-name="ro1">
          <table:table-cell/>
          <table:table-cell office:value-type="float" office:value="3057.18" calcext:value-type="float">
            <text:p>3057.18</text:p>
          </table:table-cell>
          <table:table-cell office:value-type="float" office:value="998.00256124247" calcext:value-type="float">
            <text:p>998.00256124247</text:p>
          </table:table-cell>
        </table:table-row>
        <table:table-row table:style-name="ro1">
          <table:table-cell/>
          <table:table-cell office:value-type="float" office:value="3061.19" calcext:value-type="float">
            <text:p>3061.19</text:p>
          </table:table-cell>
          <table:table-cell office:value-type="float" office:value="997.952662534566" calcext:value-type="float">
            <text:p>997.952662534566</text:p>
          </table:table-cell>
        </table:table-row>
        <table:table-row table:style-name="ro1">
          <table:table-cell/>
          <table:table-cell office:value-type="float" office:value="3065.2" calcext:value-type="float">
            <text:p>3065.2</text:p>
          </table:table-cell>
          <table:table-cell office:value-type="float" office:value="997.974661365597" calcext:value-type="float">
            <text:p>997.974661365597</text:p>
          </table:table-cell>
        </table:table-row>
        <table:table-row table:style-name="ro1">
          <table:table-cell/>
          <table:table-cell office:value-type="float" office:value="3069.21" calcext:value-type="float">
            <text:p>3069.21</text:p>
          </table:table-cell>
          <table:table-cell office:value-type="float" office:value="998.065916110256" calcext:value-type="float">
            <text:p>998.065916110256</text:p>
          </table:table-cell>
        </table:table-row>
        <table:table-row table:style-name="ro1">
          <table:table-cell/>
          <table:table-cell office:value-type="float" office:value="3073.22" calcext:value-type="float">
            <text:p>3073.22</text:p>
          </table:table-cell>
          <table:table-cell office:value-type="float" office:value="998.216428129338" calcext:value-type="float">
            <text:p>998.216428129338</text:p>
          </table:table-cell>
        </table:table-row>
        <table:table-row table:style-name="ro1">
          <table:table-cell/>
          <table:table-cell office:value-type="float" office:value="3077.22" calcext:value-type="float">
            <text:p>3077.22</text:p>
          </table:table-cell>
          <table:table-cell office:value-type="float" office:value="998.410321976331" calcext:value-type="float">
            <text:p>998.410321976331</text:p>
          </table:table-cell>
        </table:table-row>
        <table:table-row table:style-name="ro1">
          <table:table-cell/>
          <table:table-cell office:value-type="float" office:value="3081.23" calcext:value-type="float">
            <text:p>3081.23</text:p>
          </table:table-cell>
          <table:table-cell office:value-type="float" office:value="998.628103082111" calcext:value-type="float">
            <text:p>998.628103082111</text:p>
          </table:table-cell>
        </table:table-row>
        <table:table-row table:style-name="ro1">
          <table:table-cell/>
          <table:table-cell office:value-type="float" office:value="3085.24" calcext:value-type="float">
            <text:p>3085.24</text:p>
          </table:table-cell>
          <table:table-cell office:value-type="float" office:value="998.849153660555" calcext:value-type="float">
            <text:p>998.849153660555</text:p>
          </table:table-cell>
        </table:table-row>
        <table:table-row table:style-name="ro1">
          <table:table-cell/>
          <table:table-cell office:value-type="float" office:value="3089.25" calcext:value-type="float">
            <text:p>3089.25</text:p>
          </table:table-cell>
          <table:table-cell office:value-type="float" office:value="999.053934893683" calcext:value-type="float">
            <text:p>999.053934893683</text:p>
          </table:table-cell>
        </table:table-row>
        <table:table-row table:style-name="ro1">
          <table:table-cell/>
          <table:table-cell office:value-type="float" office:value="3093.26" calcext:value-type="float">
            <text:p>3093.26</text:p>
          </table:table-cell>
          <table:table-cell office:value-type="float" office:value="999.225523132061" calcext:value-type="float">
            <text:p>999.225523132061</text:p>
          </table:table-cell>
        </table:table-row>
        <table:table-row table:style-name="ro1">
          <table:table-cell/>
          <table:table-cell office:value-type="float" office:value="3097.26" calcext:value-type="float">
            <text:p>3097.26</text:p>
          </table:table-cell>
          <table:table-cell office:value-type="float" office:value="999.350359863579" calcext:value-type="float">
            <text:p>999.350359863579</text:p>
          </table:table-cell>
        </table:table-row>
        <table:table-row table:style-name="ro1">
          <table:table-cell/>
          <table:table-cell office:value-type="float" office:value="3101.27" calcext:value-type="float">
            <text:p>3101.27</text:p>
          </table:table-cell>
          <table:table-cell office:value-type="float" office:value="999.418354004623" calcext:value-type="float">
            <text:p>999.418354004623</text:p>
          </table:table-cell>
        </table:table-row>
        <table:table-row table:style-name="ro1">
          <table:table-cell/>
          <table:table-cell office:value-type="float" office:value="3105.28" calcext:value-type="float">
            <text:p>3105.28</text:p>
          </table:table-cell>
          <table:table-cell office:value-type="float" office:value="999.422658745341" calcext:value-type="float">
            <text:p>999.422658745341</text:p>
          </table:table-cell>
        </table:table-row>
        <table:table-row table:style-name="ro1">
          <table:table-cell/>
          <table:table-cell office:value-type="float" office:value="3109.29" calcext:value-type="float">
            <text:p>3109.29</text:p>
          </table:table-cell>
          <table:table-cell office:value-type="float" office:value="999.359499932615" calcext:value-type="float">
            <text:p>999.359499932615</text:p>
          </table:table-cell>
        </table:table-row>
        <table:table-row table:style-name="ro1">
          <table:table-cell/>
          <table:table-cell office:value-type="float" office:value="3113.29" calcext:value-type="float">
            <text:p>3113.29</text:p>
          </table:table-cell>
          <table:table-cell office:value-type="float" office:value="999.228346344326" calcext:value-type="float">
            <text:p>999.228346344326</text:p>
          </table:table-cell>
        </table:table-row>
        <table:table-row table:style-name="ro1">
          <table:table-cell/>
          <table:table-cell office:value-type="float" office:value="3117.3" calcext:value-type="float">
            <text:p>3117.3</text:p>
          </table:table-cell>
          <table:table-cell office:value-type="float" office:value="999.032514004733" calcext:value-type="float">
            <text:p>999.032514004733</text:p>
          </table:table-cell>
        </table:table-row>
        <table:table-row table:style-name="ro1">
          <table:table-cell/>
          <table:table-cell office:value-type="float" office:value="3121.31" calcext:value-type="float">
            <text:p>3121.31</text:p>
          </table:table-cell>
          <table:table-cell office:value-type="float" office:value="998.780006972589" calcext:value-type="float">
            <text:p>998.780006972589</text:p>
          </table:table-cell>
        </table:table-row>
        <table:table-row table:style-name="ro1">
          <table:table-cell/>
          <table:table-cell office:value-type="float" office:value="3125.32" calcext:value-type="float">
            <text:p>3125.32</text:p>
          </table:table-cell>
          <table:table-cell office:value-type="float" office:value="998.484430490653" calcext:value-type="float">
            <text:p>998.484430490653</text:p>
          </table:table-cell>
        </table:table-row>
        <table:table-row table:style-name="ro1">
          <table:table-cell/>
          <table:table-cell office:value-type="float" office:value="3129.33" calcext:value-type="float">
            <text:p>3129.33</text:p>
          </table:table-cell>
          <table:table-cell office:value-type="float" office:value="998.165059994987" calcext:value-type="float">
            <text:p>998.165059994987</text:p>
          </table:table-cell>
        </table:table-row>
        <table:table-row table:style-name="ro1">
          <table:table-cell/>
          <table:table-cell office:value-type="float" office:value="3133.33" calcext:value-type="float">
            <text:p>3133.33</text:p>
          </table:table-cell>
          <table:table-cell office:value-type="float" office:value="997.846151636043" calcext:value-type="float">
            <text:p>997.846151636043</text:p>
          </table:table-cell>
        </table:table-row>
        <table:table-row table:style-name="ro1">
          <table:table-cell/>
          <table:table-cell office:value-type="float" office:value="3137.34" calcext:value-type="float">
            <text:p>3137.34</text:p>
          </table:table-cell>
          <table:table-cell office:value-type="float" office:value="997.55494322934" calcext:value-type="float">
            <text:p>997.55494322934</text:p>
          </table:table-cell>
        </table:table-row>
        <table:table-row table:style-name="ro1">
          <table:table-cell/>
          <table:table-cell office:value-type="float" office:value="3141.35" calcext:value-type="float">
            <text:p>3141.35</text:p>
          </table:table-cell>
          <table:table-cell office:value-type="float" office:value="997.318591412349" calcext:value-type="float">
            <text:p>997.318591412349</text:p>
          </table:table-cell>
        </table:table-row>
        <table:table-row table:style-name="ro1">
          <table:table-cell/>
          <table:table-cell office:value-type="float" office:value="3145.36" calcext:value-type="float">
            <text:p>3145.36</text:p>
          </table:table-cell>
          <table:table-cell office:value-type="float" office:value="997.160500646056" calcext:value-type="float">
            <text:p>997.160500646056</text:p>
          </table:table-cell>
        </table:table-row>
        <table:table-row table:style-name="ro1">
          <table:table-cell/>
          <table:table-cell office:value-type="float" office:value="3149.36" calcext:value-type="float">
            <text:p>3149.36</text:p>
          </table:table-cell>
          <table:table-cell office:value-type="float" office:value="997.096775345219" calcext:value-type="float">
            <text:p>997.096775345219</text:p>
          </table:table-cell>
        </table:table-row>
        <table:table-row table:style-name="ro1">
          <table:table-cell/>
          <table:table-cell office:value-type="float" office:value="3153.37" calcext:value-type="float">
            <text:p>3153.37</text:p>
          </table:table-cell>
          <table:table-cell office:value-type="float" office:value="997.13359319952" calcext:value-type="float">
            <text:p>997.13359319952</text:p>
          </table:table-cell>
        </table:table-row>
        <table:table-row table:style-name="ro1">
          <table:table-cell/>
          <table:table-cell office:value-type="float" office:value="3157.38" calcext:value-type="float">
            <text:p>3157.38</text:p>
          </table:table-cell>
          <table:table-cell office:value-type="float" office:value="997.266220793662" calcext:value-type="float">
            <text:p>997.266220793662</text:p>
          </table:table-cell>
        </table:table-row>
        <table:table-row table:style-name="ro1">
          <table:table-cell/>
          <table:table-cell office:value-type="float" office:value="3161.39" calcext:value-type="float">
            <text:p>3161.39</text:p>
          </table:table-cell>
          <table:table-cell office:value-type="float" office:value="997.479404124559" calcext:value-type="float">
            <text:p>997.479404124559</text:p>
          </table:table-cell>
        </table:table-row>
        <table:table-row table:style-name="ro1">
          <table:table-cell/>
          <table:table-cell office:value-type="float" office:value="3165.4" calcext:value-type="float">
            <text:p>3165.4</text:p>
          </table:table-cell>
          <table:table-cell office:value-type="float" office:value="997.750517475367" calcext:value-type="float">
            <text:p>997.750517475367</text:p>
          </table:table-cell>
        </table:table-row>
        <table:table-row table:style-name="ro1">
          <table:table-cell/>
          <table:table-cell office:value-type="float" office:value="3169.4" calcext:value-type="float">
            <text:p>3169.4</text:p>
          </table:table-cell>
          <table:table-cell office:value-type="float" office:value="998.052634152015" calcext:value-type="float">
            <text:p>998.052634152015</text:p>
          </table:table-cell>
        </table:table-row>
        <table:table-row table:style-name="ro1">
          <table:table-cell/>
          <table:table-cell office:value-type="float" office:value="3173.41" calcext:value-type="float">
            <text:p>3173.41</text:p>
          </table:table-cell>
          <table:table-cell office:value-type="float" office:value="998.35872076024" calcext:value-type="float">
            <text:p>998.35872076024</text:p>
          </table:table-cell>
        </table:table-row>
        <table:table-row table:style-name="ro1">
          <table:table-cell/>
          <table:table-cell office:value-type="float" office:value="3177.42" calcext:value-type="float">
            <text:p>3177.42</text:p>
          </table:table-cell>
          <table:table-cell office:value-type="float" office:value="998.645243003876" calcext:value-type="float">
            <text:p>998.645243003876</text:p>
          </table:table-cell>
        </table:table-row>
        <table:table-row table:style-name="ro1">
          <table:table-cell/>
          <table:table-cell office:value-type="float" office:value="3181.43" calcext:value-type="float">
            <text:p>3181.43</text:p>
          </table:table-cell>
          <table:table-cell office:value-type="float" office:value="998.89476780005" calcext:value-type="float">
            <text:p>998.89476780005</text:p>
          </table:table-cell>
        </table:table-row>
        <table:table-row table:style-name="ro1">
          <table:table-cell/>
          <table:table-cell office:value-type="float" office:value="3185.43" calcext:value-type="float">
            <text:p>3185.43</text:p>
          </table:table-cell>
          <table:table-cell office:value-type="float" office:value="999.097249941014" calcext:value-type="float">
            <text:p>999.097249941014</text:p>
          </table:table-cell>
        </table:table-row>
        <table:table-row table:style-name="ro1">
          <table:table-cell/>
          <table:table-cell office:value-type="float" office:value="3189.44" calcext:value-type="float">
            <text:p>3189.44</text:p>
          </table:table-cell>
          <table:table-cell office:value-type="float" office:value="999.25000529539" calcext:value-type="float">
            <text:p>999.25000529539</text:p>
          </table:table-cell>
        </table:table-row>
        <table:table-row table:style-name="ro1">
          <table:table-cell/>
          <table:table-cell office:value-type="float" office:value="3193.45" calcext:value-type="float">
            <text:p>3193.45</text:p>
          </table:table-cell>
          <table:table-cell office:value-type="float" office:value="999.356619583963" calcext:value-type="float">
            <text:p>999.356619583963</text:p>
          </table:table-cell>
        </table:table-row>
        <table:table-row table:style-name="ro1">
          <table:table-cell/>
          <table:table-cell office:value-type="float" office:value="3197.46" calcext:value-type="float">
            <text:p>3197.46</text:p>
          </table:table-cell>
          <table:table-cell office:value-type="float" office:value="999.425178088086" calcext:value-type="float">
            <text:p>999.425178088086</text:p>
          </table:table-cell>
        </table:table-row>
        <table:table-row table:style-name="ro1">
          <table:table-cell/>
          <table:table-cell office:value-type="float" office:value="3201.47" calcext:value-type="float">
            <text:p>3201.47</text:p>
          </table:table-cell>
          <table:table-cell office:value-type="float" office:value="999.466226992762" calcext:value-type="float">
            <text:p>999.466226992762</text:p>
          </table:table-cell>
        </table:table-row>
        <table:table-row table:style-name="ro1">
          <table:table-cell/>
          <table:table-cell office:value-type="float" office:value="3205.47" calcext:value-type="float">
            <text:p>3205.47</text:p>
          </table:table-cell>
          <table:table-cell office:value-type="float" office:value="999.490821333915" calcext:value-type="float">
            <text:p>999.490821333915</text:p>
          </table:table-cell>
        </table:table-row>
        <table:table-row table:style-name="ro1">
          <table:table-cell/>
          <table:table-cell office:value-type="float" office:value="3209.48" calcext:value-type="float">
            <text:p>3209.48</text:p>
          </table:table-cell>
          <table:table-cell office:value-type="float" office:value="999.508917177266" calcext:value-type="float">
            <text:p>999.508917177266</text:p>
          </table:table-cell>
        </table:table-row>
        <table:table-row table:style-name="ro1">
          <table:table-cell/>
          <table:table-cell office:value-type="float" office:value="3213.49" calcext:value-type="float">
            <text:p>3213.49</text:p>
          </table:table-cell>
          <table:table-cell office:value-type="float" office:value="999.528258975348" calcext:value-type="float">
            <text:p>999.528258975348</text:p>
          </table:table-cell>
        </table:table-row>
        <table:table-row table:style-name="ro1">
          <table:table-cell/>
          <table:table-cell office:value-type="float" office:value="3217.5" calcext:value-type="float">
            <text:p>3217.5</text:p>
          </table:table-cell>
          <table:table-cell office:value-type="float" office:value="999.553815217195" calcext:value-type="float">
            <text:p>999.553815217195</text:p>
          </table:table-cell>
        </table:table-row>
        <table:table-row table:style-name="ro1">
          <table:table-cell/>
          <table:table-cell office:value-type="float" office:value="3221.51" calcext:value-type="float">
            <text:p>3221.51</text:p>
          </table:table-cell>
          <table:table-cell office:value-type="float" office:value="999.587733095931" calcext:value-type="float">
            <text:p>999.587733095931</text:p>
          </table:table-cell>
        </table:table-row>
        <table:table-row table:style-name="ro1">
          <table:table-cell/>
          <table:table-cell office:value-type="float" office:value="3225.51" calcext:value-type="float">
            <text:p>3225.51</text:p>
          </table:table-cell>
          <table:table-cell office:value-type="float" office:value="999.629717811814" calcext:value-type="float">
            <text:p>999.629717811814</text:p>
          </table:table-cell>
        </table:table-row>
        <table:table-row table:style-name="ro1">
          <table:table-cell/>
          <table:table-cell office:value-type="float" office:value="3229.52" calcext:value-type="float">
            <text:p>3229.52</text:p>
          </table:table-cell>
          <table:table-cell office:value-type="float" office:value="999.677696892089" calcext:value-type="float">
            <text:p>999.677696892089</text:p>
          </table:table-cell>
        </table:table-row>
        <table:table-row table:style-name="ro1">
          <table:table-cell/>
          <table:table-cell office:value-type="float" office:value="3233.53" calcext:value-type="float">
            <text:p>3233.53</text:p>
          </table:table-cell>
          <table:table-cell office:value-type="float" office:value="999.728608955341" calcext:value-type="float">
            <text:p>999.728608955341</text:p>
          </table:table-cell>
        </table:table-row>
        <table:table-row table:style-name="ro1">
          <table:table-cell/>
          <table:table-cell office:value-type="float" office:value="3237.54" calcext:value-type="float">
            <text:p>3237.54</text:p>
          </table:table-cell>
          <table:table-cell office:value-type="float" office:value="999.779163068451" calcext:value-type="float">
            <text:p>999.779163068451</text:p>
          </table:table-cell>
        </table:table-row>
        <table:table-row table:style-name="ro1">
          <table:table-cell/>
          <table:table-cell office:value-type="float" office:value="3241.54" calcext:value-type="float">
            <text:p>3241.54</text:p>
          </table:table-cell>
          <table:table-cell office:value-type="float" office:value="999.82644778992" calcext:value-type="float">
            <text:p>999.82644778992</text:p>
          </table:table-cell>
        </table:table-row>
        <table:table-row table:style-name="ro1">
          <table:table-cell/>
          <table:table-cell office:value-type="float" office:value="3245.55" calcext:value-type="float">
            <text:p>3245.55</text:p>
          </table:table-cell>
          <table:table-cell office:value-type="float" office:value="999.868431102616" calcext:value-type="float">
            <text:p>999.868431102616</text:p>
          </table:table-cell>
        </table:table-row>
        <table:table-row table:style-name="ro1">
          <table:table-cell/>
          <table:table-cell office:value-type="float" office:value="3249.56" calcext:value-type="float">
            <text:p>3249.56</text:p>
          </table:table-cell>
          <table:table-cell office:value-type="float" office:value="999.903607602766" calcext:value-type="float">
            <text:p>999.903607602766</text:p>
          </table:table-cell>
        </table:table-row>
        <table:table-row table:style-name="ro1">
          <table:table-cell/>
          <table:table-cell office:value-type="float" office:value="3253.57" calcext:value-type="float">
            <text:p>3253.57</text:p>
          </table:table-cell>
          <table:table-cell office:value-type="float" office:value="999.931851034509" calcext:value-type="float">
            <text:p>999.931851034509</text:p>
          </table:table-cell>
        </table:table-row>
        <table:table-row table:style-name="ro1">
          <table:table-cell/>
          <table:table-cell office:value-type="float" office:value="3257.58" calcext:value-type="float">
            <text:p>3257.58</text:p>
          </table:table-cell>
          <table:table-cell office:value-type="float" office:value="999.953505380863" calcext:value-type="float">
            <text:p>999.953505380863</text:p>
          </table:table-cell>
        </table:table-row>
        <table:table-row table:style-name="ro1">
          <table:table-cell/>
          <table:table-cell office:value-type="float" office:value="3261.58" calcext:value-type="float">
            <text:p>3261.58</text:p>
          </table:table-cell>
          <table:table-cell office:value-type="float" office:value="999.969389314038" calcext:value-type="float">
            <text:p>999.969389314038</text:p>
          </table:table-cell>
        </table:table-row>
        <table:table-row table:style-name="ro1">
          <table:table-cell/>
          <table:table-cell office:value-type="float" office:value="3265.59" calcext:value-type="float">
            <text:p>3265.59</text:p>
          </table:table-cell>
          <table:table-cell office:value-type="float" office:value="999.980552204918" calcext:value-type="float">
            <text:p>999.980552204918</text:p>
          </table:table-cell>
        </table:table-row>
        <table:table-row table:style-name="ro1">
          <table:table-cell/>
          <table:table-cell office:value-type="float" office:value="3269.6" calcext:value-type="float">
            <text:p>3269.6</text:p>
          </table:table-cell>
          <table:table-cell office:value-type="float" office:value="999.988076750879" calcext:value-type="float">
            <text:p>999.988076750879</text:p>
          </table:table-cell>
        </table:table-row>
        <table:table-row table:style-name="ro1">
          <table:table-cell/>
          <table:table-cell office:value-type="float" office:value="3273.61" calcext:value-type="float">
            <text:p>3273.61</text:p>
          </table:table-cell>
          <table:table-cell office:value-type="float" office:value="999.992945831864" calcext:value-type="float">
            <text:p>999.992945831864</text:p>
          </table:table-cell>
        </table:table-row>
        <table:table-row table:style-name="ro1">
          <table:table-cell/>
          <table:table-cell office:value-type="float" office:value="3277.61" calcext:value-type="float">
            <text:p>3277.61</text:p>
          </table:table-cell>
          <table:table-cell office:value-type="float" office:value="999.995972607693" calcext:value-type="float">
            <text:p>999.995972607693</text:p>
          </table:table-cell>
        </table:table-row>
        <table:table-row table:style-name="ro1">
          <table:table-cell/>
          <table:table-cell office:value-type="float" office:value="3281.62" calcext:value-type="float">
            <text:p>3281.62</text:p>
          </table:table-cell>
          <table:table-cell office:value-type="float" office:value="999.997781144574" calcext:value-type="float">
            <text:p>999.997781144574</text:p>
          </table:table-cell>
        </table:table-row>
        <table:table-row table:style-name="ro1">
          <table:table-cell/>
          <table:table-cell office:value-type="float" office:value="3285.63" calcext:value-type="float">
            <text:p>3285.63</text:p>
          </table:table-cell>
          <table:table-cell office:value-type="float" office:value="999.998820328694" calcext:value-type="float">
            <text:p>999.998820328694</text:p>
          </table:table-cell>
        </table:table-row>
        <table:table-row table:style-name="ro1">
          <table:table-cell/>
          <table:table-cell office:value-type="float" office:value="3289.64" calcext:value-type="float">
            <text:p>3289.64</text:p>
          </table:table-cell>
          <table:table-cell office:value-type="float" office:value="999.99939477067" calcext:value-type="float">
            <text:p>999.99939477067</text:p>
          </table:table-cell>
        </table:table-row>
        <table:table-row table:style-name="ro1">
          <table:table-cell/>
          <table:table-cell office:value-type="float" office:value="3293.65" calcext:value-type="float">
            <text:p>3293.65</text:p>
          </table:table-cell>
          <table:table-cell office:value-type="float" office:value="999.999700355813" calcext:value-type="float">
            <text:p>999.999700355813</text:p>
          </table:table-cell>
        </table:table-row>
        <table:table-row table:style-name="ro1">
          <table:table-cell/>
          <table:table-cell office:value-type="float" office:value="3297.65" calcext:value-type="float">
            <text:p>3297.65</text:p>
          </table:table-cell>
          <table:table-cell office:value-type="float" office:value="999.999856840989" calcext:value-type="float">
            <text:p>999.999856840989</text:p>
          </table:table-cell>
        </table:table-row>
        <table:table-row table:style-name="ro1">
          <table:table-cell/>
          <table:table-cell office:value-type="float" office:value="3301.66" calcext:value-type="float">
            <text:p>3301.66</text:p>
          </table:table-cell>
          <table:table-cell office:value-type="float" office:value="999.999933997793" calcext:value-type="float">
            <text:p>999.999933997793</text:p>
          </table:table-cell>
        </table:table-row>
        <table:table-row table:style-name="ro1">
          <table:table-cell/>
          <table:table-cell office:value-type="float" office:value="3305.67" calcext:value-type="float">
            <text:p>3305.67</text:p>
          </table:table-cell>
          <table:table-cell office:value-type="float" office:value="999.999970635327" calcext:value-type="float">
            <text:p>999.999970635327</text:p>
          </table:table-cell>
        </table:table-row>
        <table:table-row table:style-name="ro1">
          <table:table-cell/>
          <table:table-cell office:value-type="float" office:value="3309.68" calcext:value-type="float">
            <text:p>3309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13.69" calcext:value-type="float">
            <text:p>3313.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17.69" calcext:value-type="float">
            <text:p>3317.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21.7" calcext:value-type="float">
            <text:p>3321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25.71" calcext:value-type="float">
            <text:p>3325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29.72" calcext:value-type="float">
            <text:p>3329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33.72" calcext:value-type="float">
            <text:p>3333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37.73" calcext:value-type="float">
            <text:p>3337.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41.74" calcext:value-type="float">
            <text:p>3341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45.75" calcext:value-type="float">
            <text:p>3345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49.76" calcext:value-type="float">
            <text:p>3349.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53.76" calcext:value-type="float">
            <text:p>3353.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57.77" calcext:value-type="float">
            <text:p>3357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61.78" calcext:value-type="float">
            <text:p>3361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65.79" calcext:value-type="float">
            <text:p>3365.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69.79" calcext:value-type="float">
            <text:p>3369.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73.8" calcext:value-type="float">
            <text:p>3373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77.81" calcext:value-type="float">
            <text:p>3377.8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81.82" calcext:value-type="float">
            <text:p>3381.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85.83" calcext:value-type="float">
            <text:p>3385.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89.83" calcext:value-type="float">
            <text:p>3389.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93.84" calcext:value-type="float">
            <text:p>3393.8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97.85" calcext:value-type="float">
            <text:p>3397.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01.86" calcext:value-type="float">
            <text:p>3401.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05.87" calcext:value-type="float">
            <text:p>3405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09.87" calcext:value-type="float">
            <text:p>3409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13.88" calcext:value-type="float">
            <text:p>3413.8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17.89" calcext:value-type="float">
            <text:p>3417.8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21.9" calcext:value-type="float">
            <text:p>3421.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25.9" calcext:value-type="float">
            <text:p>3425.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29.91" calcext:value-type="float">
            <text:p>3429.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33.92" calcext:value-type="float">
            <text:p>3433.9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37.93" calcext:value-type="float">
            <text:p>3437.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41.94" calcext:value-type="float">
            <text:p>3441.9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45.94" calcext:value-type="float">
            <text:p>3445.9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49.95" calcext:value-type="float">
            <text:p>3449.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53.96" calcext:value-type="float">
            <text:p>3453.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57.97" calcext:value-type="float">
            <text:p>3457.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61.97" calcext:value-type="float">
            <text:p>3461.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65.98" calcext:value-type="float">
            <text:p>3465.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69.99" calcext:value-type="float">
            <text:p>3469.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74" calcext:value-type="float">
            <text:p>34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78.01" calcext:value-type="float">
            <text:p>3478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82.01" calcext:value-type="float">
            <text:p>3482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86.02" calcext:value-type="float">
            <text:p>3486.0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90.03" calcext:value-type="float">
            <text:p>3490.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94.04" calcext:value-type="float">
            <text:p>3494.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98.04" calcext:value-type="float">
            <text:p>3498.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02.05" calcext:value-type="float">
            <text:p>3502.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06.06" calcext:value-type="float">
            <text:p>3506.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10.07" calcext:value-type="float">
            <text:p>3510.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14.08" calcext:value-type="float">
            <text:p>3514.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18.08" calcext:value-type="float">
            <text:p>3518.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22.09" calcext:value-type="float">
            <text:p>3522.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26.1" calcext:value-type="float">
            <text:p>3526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30.11" calcext:value-type="float">
            <text:p>3530.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34.12" calcext:value-type="float">
            <text:p>3534.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38.12" calcext:value-type="float">
            <text:p>3538.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42.13" calcext:value-type="float">
            <text:p>3542.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46.14" calcext:value-type="float">
            <text:p>3546.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50.15" calcext:value-type="float">
            <text:p>3550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54.15" calcext:value-type="float">
            <text:p>3554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58.16" calcext:value-type="float">
            <text:p>3558.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62.17" calcext:value-type="float">
            <text:p>3562.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66.18" calcext:value-type="float">
            <text:p>3566.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70.19" calcext:value-type="float">
            <text:p>3570.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74.19" calcext:value-type="float">
            <text:p>3574.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78.2" calcext:value-type="float">
            <text:p>3578.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82.21" calcext:value-type="float">
            <text:p>3582.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86.22" calcext:value-type="float">
            <text:p>3586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90.22" calcext:value-type="float">
            <text:p>3590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94.23" calcext:value-type="float">
            <text:p>3594.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98.24" calcext:value-type="float">
            <text:p>3598.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02.25" calcext:value-type="float">
            <text:p>3602.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06.26" calcext:value-type="float">
            <text:p>3606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10.26" calcext:value-type="float">
            <text:p>3610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14.27" calcext:value-type="float">
            <text:p>3614.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18.28" calcext:value-type="float">
            <text:p>3618.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22.29" calcext:value-type="float">
            <text:p>3622.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26.3" calcext:value-type="float">
            <text:p>3626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30.3" calcext:value-type="float">
            <text:p>3630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34.31" calcext:value-type="float">
            <text:p>3634.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38.32" calcext:value-type="float">
            <text:p>3638.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42.33" calcext:value-type="float">
            <text:p>3642.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46.33" calcext:value-type="float">
            <text:p>3646.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50.34" calcext:value-type="float">
            <text:p>3650.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54.35" calcext:value-type="float">
            <text:p>3654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58.36" calcext:value-type="float">
            <text:p>3658.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62.37" calcext:value-type="float">
            <text:p>3662.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66.37" calcext:value-type="float">
            <text:p>3666.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70.38" calcext:value-type="float">
            <text:p>3670.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74.39" calcext:value-type="float">
            <text:p>3674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78.4" calcext:value-type="float">
            <text:p>3678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82.4" calcext:value-type="float">
            <text:p>3682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86.41" calcext:value-type="float">
            <text:p>3686.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90.42" calcext:value-type="float">
            <text:p>3690.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94.43" calcext:value-type="float">
            <text:p>3694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98.44" calcext:value-type="float">
            <text:p>3698.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02.44" calcext:value-type="float">
            <text:p>3702.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06.45" calcext:value-type="float">
            <text:p>3706.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10.46" calcext:value-type="float">
            <text:p>3710.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14.47" calcext:value-type="float">
            <text:p>3714.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18.48" calcext:value-type="float">
            <text:p>3718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22.48" calcext:value-type="float">
            <text:p>3722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26.49" calcext:value-type="float">
            <text:p>3726.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30.5" calcext:value-type="float">
            <text:p>373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34.51" calcext:value-type="float">
            <text:p>3734.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38.51" calcext:value-type="float">
            <text:p>3738.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42.52" calcext:value-type="float">
            <text:p>3742.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46.53" calcext:value-type="float">
            <text:p>3746.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50.54" calcext:value-type="float">
            <text:p>3750.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54.55" calcext:value-type="float">
            <text:p>3754.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58.55" calcext:value-type="float">
            <text:p>3758.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62.56" calcext:value-type="float">
            <text:p>3762.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66.57" calcext:value-type="float">
            <text:p>3766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70.58" calcext:value-type="float">
            <text:p>3770.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74.58" calcext:value-type="float">
            <text:p>3774.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78.59" calcext:value-type="float">
            <text:p>3778.59</text:p>
          </table:table-cell>
          <table:table-cell office:value-type="float" office:value="999.996331131724" calcext:value-type="float">
            <text:p>999.996331131724</text:p>
          </table:table-cell>
        </table:table-row>
        <table:table-row table:style-name="ro1">
          <table:table-cell/>
          <table:table-cell office:value-type="float" office:value="3782.6" calcext:value-type="float">
            <text:p>3782.6</text:p>
          </table:table-cell>
          <table:table-cell office:value-type="float" office:value="999.991714781547" calcext:value-type="float">
            <text:p>999.991714781547</text:p>
          </table:table-cell>
        </table:table-row>
        <table:table-row table:style-name="ro1">
          <table:table-cell/>
          <table:table-cell office:value-type="float" office:value="3786.61" calcext:value-type="float">
            <text:p>3786.61</text:p>
          </table:table-cell>
          <table:table-cell office:value-type="float" office:value="999.9819447815" calcext:value-type="float">
            <text:p>999.9819447815</text:p>
          </table:table-cell>
        </table:table-row>
        <table:table-row table:style-name="ro1">
          <table:table-cell/>
          <table:table-cell office:value-type="float" office:value="3790.62" calcext:value-type="float">
            <text:p>3790.62</text:p>
          </table:table-cell>
          <table:table-cell office:value-type="float" office:value="999.962031059927" calcext:value-type="float">
            <text:p>999.962031059927</text:p>
          </table:table-cell>
        </table:table-row>
        <table:table-row table:style-name="ro1">
          <table:table-cell/>
          <table:table-cell office:value-type="float" office:value="3794.62" calcext:value-type="float">
            <text:p>3794.62</text:p>
          </table:table-cell>
          <table:table-cell office:value-type="float" office:value="999.922948492622" calcext:value-type="float">
            <text:p>999.922948492622</text:p>
          </table:table-cell>
        </table:table-row>
        <table:table-row table:style-name="ro1">
          <table:table-cell/>
          <table:table-cell office:value-type="float" office:value="3798.63" calcext:value-type="float">
            <text:p>3798.63</text:p>
          </table:table-cell>
          <table:table-cell office:value-type="float" office:value="999.849109900315" calcext:value-type="float">
            <text:p>999.849109900315</text:p>
          </table:table-cell>
        </table:table-row>
        <table:table-row table:style-name="ro1">
          <table:table-cell/>
          <table:table-cell office:value-type="float" office:value="3802.64" calcext:value-type="float">
            <text:p>3802.64</text:p>
          </table:table-cell>
          <table:table-cell office:value-type="float" office:value="999.714853994554" calcext:value-type="float">
            <text:p>999.714853994554</text:p>
          </table:table-cell>
        </table:table-row>
        <table:table-row table:style-name="ro1">
          <table:table-cell/>
          <table:table-cell office:value-type="float" office:value="3806.65" calcext:value-type="float">
            <text:p>3806.65</text:p>
          </table:table-cell>
          <table:table-cell office:value-type="float" office:value="999.48000307069" calcext:value-type="float">
            <text:p>999.48000307069</text:p>
          </table:table-cell>
        </table:table-row>
        <table:table-row table:style-name="ro1">
          <table:table-cell/>
          <table:table-cell office:value-type="float" office:value="3810.65" calcext:value-type="float">
            <text:p>3810.65</text:p>
          </table:table-cell>
          <table:table-cell office:value-type="float" office:value="999.084915484538" calcext:value-type="float">
            <text:p>999.084915484538</text:p>
          </table:table-cell>
        </table:table-row>
        <table:table-row table:style-name="ro1">
          <table:table-cell/>
          <table:table-cell office:value-type="float" office:value="3814.66" calcext:value-type="float">
            <text:p>3814.66</text:p>
          </table:table-cell>
          <table:table-cell office:value-type="float" office:value="998.446008730786" calcext:value-type="float">
            <text:p>998.446008730786</text:p>
          </table:table-cell>
        </table:table-row>
        <table:table-row table:style-name="ro1">
          <table:table-cell/>
          <table:table-cell office:value-type="float" office:value="3818.67" calcext:value-type="float">
            <text:p>3818.67</text:p>
          </table:table-cell>
          <table:table-cell office:value-type="float" office:value="997.453387403777" calcext:value-type="float">
            <text:p>997.453387403777</text:p>
          </table:table-cell>
        </table:table-row>
        <table:table-row table:style-name="ro1">
          <table:table-cell/>
          <table:table-cell office:value-type="float" office:value="3822.68" calcext:value-type="float">
            <text:p>3822.68</text:p>
          </table:table-cell>
          <table:table-cell office:value-type="float" office:value="995.972791343243" calcext:value-type="float">
            <text:p>995.972791343243</text:p>
          </table:table-cell>
        </table:table-row>
        <table:table-row table:style-name="ro1">
          <table:table-cell/>
          <table:table-cell office:value-type="float" office:value="3826.69" calcext:value-type="float">
            <text:p>3826.69</text:p>
          </table:table-cell>
          <table:table-cell office:value-type="float" office:value="993.854286350494" calcext:value-type="float">
            <text:p>993.854286350494</text:p>
          </table:table-cell>
        </table:table-row>
        <table:table-row table:style-name="ro1">
          <table:table-cell/>
          <table:table-cell office:value-type="float" office:value="3830.69" calcext:value-type="float">
            <text:p>3830.69</text:p>
          </table:table-cell>
          <table:table-cell office:value-type="float" office:value="990.949606736301" calcext:value-type="float">
            <text:p>990.949606736301</text:p>
          </table:table-cell>
        </table:table-row>
        <table:table-row table:style-name="ro1">
          <table:table-cell/>
          <table:table-cell office:value-type="float" office:value="3834.7" calcext:value-type="float">
            <text:p>3834.7</text:p>
          </table:table-cell>
          <table:table-cell office:value-type="float" office:value="987.138562218849" calcext:value-type="float">
            <text:p>987.138562218849</text:p>
          </table:table-cell>
        </table:table-row>
        <table:table-row table:style-name="ro1">
          <table:table-cell/>
          <table:table-cell office:value-type="float" office:value="3838.71" calcext:value-type="float">
            <text:p>3838.71</text:p>
          </table:table-cell>
          <table:table-cell office:value-type="float" office:value="982.362438876462" calcext:value-type="float">
            <text:p>982.362438876462</text:p>
          </table:table-cell>
        </table:table-row>
        <table:table-row table:style-name="ro1">
          <table:table-cell/>
          <table:table-cell office:value-type="float" office:value="3842.72" calcext:value-type="float">
            <text:p>3842.72</text:p>
          </table:table-cell>
          <table:table-cell office:value-type="float" office:value="976.659267411265" calcext:value-type="float">
            <text:p>976.659267411265</text:p>
          </table:table-cell>
        </table:table-row>
        <table:table-row table:style-name="ro1">
          <table:table-cell/>
          <table:table-cell office:value-type="float" office:value="3846.73" calcext:value-type="float">
            <text:p>3846.73</text:p>
          </table:table-cell>
          <table:table-cell office:value-type="float" office:value="970.193061285974" calcext:value-type="float">
            <text:p>970.193061285974</text:p>
          </table:table-cell>
        </table:table-row>
        <table:table-row table:style-name="ro1">
          <table:table-cell/>
          <table:table-cell office:value-type="float" office:value="3850.73" calcext:value-type="float">
            <text:p>3850.73</text:p>
          </table:table-cell>
          <table:table-cell office:value-type="float" office:value="963.267777466854" calcext:value-type="float">
            <text:p>963.267777466854</text:p>
          </table:table-cell>
        </table:table-row>
        <table:table-row table:style-name="ro1">
          <table:table-cell/>
          <table:table-cell office:value-type="float" office:value="3854.74" calcext:value-type="float">
            <text:p>3854.74</text:p>
          </table:table-cell>
          <table:table-cell office:value-type="float" office:value="956.317852672819" calcext:value-type="float">
            <text:p>956.317852672819</text:p>
          </table:table-cell>
        </table:table-row>
        <table:table-row table:style-name="ro1">
          <table:table-cell/>
          <table:table-cell office:value-type="float" office:value="3858.75" calcext:value-type="float">
            <text:p>3858.75</text:p>
          </table:table-cell>
          <table:table-cell office:value-type="float" office:value="949.871155695712" calcext:value-type="float">
            <text:p>949.871155695712</text:p>
          </table:table-cell>
        </table:table-row>
        <table:table-row table:style-name="ro1">
          <table:table-cell/>
          <table:table-cell office:value-type="float" office:value="3862.76" calcext:value-type="float">
            <text:p>3862.76</text:p>
          </table:table-cell>
          <table:table-cell office:value-type="float" office:value="944.486533709615" calcext:value-type="float">
            <text:p>944.486533709615</text:p>
          </table:table-cell>
        </table:table-row>
        <table:table-row table:style-name="ro1">
          <table:table-cell/>
          <table:table-cell office:value-type="float" office:value="3866.76" calcext:value-type="float">
            <text:p>3866.76</text:p>
          </table:table-cell>
          <table:table-cell office:value-type="float" office:value="940.675246864362" calcext:value-type="float">
            <text:p>940.675246864362</text:p>
          </table:table-cell>
        </table:table-row>
        <table:table-row table:style-name="ro1">
          <table:table-cell/>
          <table:table-cell office:value-type="float" office:value="3870.77" calcext:value-type="float">
            <text:p>3870.77</text:p>
          </table:table-cell>
          <table:table-cell office:value-type="float" office:value="938.821267633918" calcext:value-type="float">
            <text:p>938.821267633918</text:p>
          </table:table-cell>
        </table:table-row>
        <table:table-row table:style-name="ro1">
          <table:table-cell/>
          <table:table-cell office:value-type="float" office:value="3874.78" calcext:value-type="float">
            <text:p>3874.78</text:p>
          </table:table-cell>
          <table:table-cell office:value-type="float" office:value="939.117574088013" calcext:value-type="float">
            <text:p>939.117574088013</text:p>
          </table:table-cell>
        </table:table-row>
        <table:table-row table:style-name="ro1">
          <table:table-cell/>
          <table:table-cell office:value-type="float" office:value="3878.79" calcext:value-type="float">
            <text:p>3878.79</text:p>
          </table:table-cell>
          <table:table-cell office:value-type="float" office:value="941.533060052427" calcext:value-type="float">
            <text:p>941.533060052427</text:p>
          </table:table-cell>
        </table:table-row>
        <table:table-row table:style-name="ro1">
          <table:table-cell/>
          <table:table-cell office:value-type="float" office:value="3882.8" calcext:value-type="float">
            <text:p>3882.8</text:p>
          </table:table-cell>
          <table:table-cell office:value-type="float" office:value="945.817914155044" calcext:value-type="float">
            <text:p>945.817914155044</text:p>
          </table:table-cell>
        </table:table-row>
        <table:table-row table:style-name="ro1">
          <table:table-cell/>
          <table:table-cell office:value-type="float" office:value="3886.8" calcext:value-type="float">
            <text:p>3886.8</text:p>
          </table:table-cell>
          <table:table-cell office:value-type="float" office:value="951.546180597671" calcext:value-type="float">
            <text:p>951.546180597671</text:p>
          </table:table-cell>
        </table:table-row>
        <table:table-row table:style-name="ro1">
          <table:table-cell/>
          <table:table-cell office:value-type="float" office:value="3890.81" calcext:value-type="float">
            <text:p>3890.81</text:p>
          </table:table-cell>
          <table:table-cell office:value-type="float" office:value="958.185466790451" calcext:value-type="float">
            <text:p>958.185466790451</text:p>
          </table:table-cell>
        </table:table-row>
        <table:table-row table:style-name="ro1">
          <table:table-cell/>
          <table:table-cell office:value-type="float" office:value="3894.82" calcext:value-type="float">
            <text:p>3894.82</text:p>
          </table:table-cell>
          <table:table-cell office:value-type="float" office:value="965.178022535509" calcext:value-type="float">
            <text:p>965.178022535509</text:p>
          </table:table-cell>
        </table:table-row>
        <table:table-row table:style-name="ro1">
          <table:table-cell/>
          <table:table-cell office:value-type="float" office:value="3898.83" calcext:value-type="float">
            <text:p>3898.83</text:p>
          </table:table-cell>
          <table:table-cell office:value-type="float" office:value="972.016209053516" calcext:value-type="float">
            <text:p>972.016209053516</text:p>
          </table:table-cell>
        </table:table-row>
        <table:table-row table:style-name="ro1">
          <table:table-cell/>
          <table:table-cell office:value-type="float" office:value="3902.83" calcext:value-type="float">
            <text:p>3902.83</text:p>
          </table:table-cell>
          <table:table-cell office:value-type="float" office:value="978.298657270986" calcext:value-type="float">
            <text:p>978.298657270986</text:p>
          </table:table-cell>
        </table:table-row>
        <table:table-row table:style-name="ro1">
          <table:table-cell/>
          <table:table-cell office:value-type="float" office:value="3906.84" calcext:value-type="float">
            <text:p>3906.84</text:p>
          </table:table-cell>
          <table:table-cell office:value-type="float" office:value="983.759716571593" calcext:value-type="float">
            <text:p>983.759716571593</text:p>
          </table:table-cell>
        </table:table-row>
        <table:table-row table:style-name="ro1">
          <table:table-cell/>
          <table:table-cell office:value-type="float" office:value="3910.85" calcext:value-type="float">
            <text:p>3910.85</text:p>
          </table:table-cell>
          <table:table-cell office:value-type="float" office:value="988.271903159033" calcext:value-type="float">
            <text:p>988.271903159033</text:p>
          </table:table-cell>
        </table:table-row>
        <table:table-row table:style-name="ro1">
          <table:table-cell/>
          <table:table-cell office:value-type="float" office:value="3914.86" calcext:value-type="float">
            <text:p>3914.86</text:p>
          </table:table-cell>
          <table:table-cell office:value-type="float" office:value="991.8268696979" calcext:value-type="float">
            <text:p>991.8268696979</text:p>
          </table:table-cell>
        </table:table-row>
        <table:table-row table:style-name="ro1">
          <table:table-cell/>
          <table:table-cell office:value-type="float" office:value="3918.87" calcext:value-type="float">
            <text:p>3918.87</text:p>
          </table:table-cell>
          <table:table-cell office:value-type="float" office:value="994.503626428083" calcext:value-type="float">
            <text:p>994.503626428083</text:p>
          </table:table-cell>
        </table:table-row>
        <table:table-row table:style-name="ro1">
          <table:table-cell/>
          <table:table-cell office:value-type="float" office:value="3922.87" calcext:value-type="float">
            <text:p>3922.87</text:p>
          </table:table-cell>
          <table:table-cell office:value-type="float" office:value="996.433099430865" calcext:value-type="float">
            <text:p>996.433099430865</text:p>
          </table:table-cell>
        </table:table-row>
        <table:table-row table:style-name="ro1">
          <table:table-cell/>
          <table:table-cell office:value-type="float" office:value="3926.88" calcext:value-type="float">
            <text:p>3926.88</text:p>
          </table:table-cell>
          <table:table-cell office:value-type="float" office:value="997.766259574679" calcext:value-type="float">
            <text:p>997.766259574679</text:p>
          </table:table-cell>
        </table:table-row>
        <table:table-row table:style-name="ro1">
          <table:table-cell/>
          <table:table-cell office:value-type="float" office:value="3930.89" calcext:value-type="float">
            <text:p>3930.89</text:p>
          </table:table-cell>
          <table:table-cell office:value-type="float" office:value="998.650100783519" calcext:value-type="float">
            <text:p>998.650100783519</text:p>
          </table:table-cell>
        </table:table-row>
        <table:table-row table:style-name="ro1">
          <table:table-cell/>
          <table:table-cell office:value-type="float" office:value="3934.9" calcext:value-type="float">
            <text:p>3934.9</text:p>
          </table:table-cell>
          <table:table-cell office:value-type="float" office:value="999.212778535673" calcext:value-type="float">
            <text:p>999.212778535673</text:p>
          </table:table-cell>
        </table:table-row>
        <table:table-row table:style-name="ro1">
          <table:table-cell/>
          <table:table-cell office:value-type="float" office:value="3938.91" calcext:value-type="float">
            <text:p>3938.91</text:p>
          </table:table-cell>
          <table:table-cell office:value-type="float" office:value="999.556983961509" calcext:value-type="float">
            <text:p>999.556983961509</text:p>
          </table:table-cell>
        </table:table-row>
        <table:table-row table:style-name="ro1">
          <table:table-cell/>
          <table:table-cell office:value-type="float" office:value="3942.91" calcext:value-type="float">
            <text:p>3942.91</text:p>
          </table:table-cell>
          <table:table-cell office:value-type="float" office:value="999.759414797529" calcext:value-type="float">
            <text:p>999.759414797529</text:p>
          </table:table-cell>
        </table:table-row>
        <table:table-row table:style-name="ro1">
          <table:table-cell/>
          <table:table-cell office:value-type="float" office:value="3946.92" calcext:value-type="float">
            <text:p>3946.92</text:p>
          </table:table-cell>
          <table:table-cell office:value-type="float" office:value="999.873920256943" calcext:value-type="float">
            <text:p>999.873920256943</text:p>
          </table:table-cell>
        </table:table-row>
        <table:table-row table:style-name="ro1">
          <table:table-cell/>
          <table:table-cell office:value-type="float" office:value="3950.93" calcext:value-type="float">
            <text:p>3950.93</text:p>
          </table:table-cell>
          <table:table-cell office:value-type="float" office:value="999.936239948572" calcext:value-type="float">
            <text:p>999.936239948572</text:p>
          </table:table-cell>
        </table:table-row>
        <table:table-row table:style-name="ro1">
          <table:table-cell/>
          <table:table-cell office:value-type="float" office:value="3954.94" calcext:value-type="float">
            <text:p>3954.94</text:p>
          </table:table-cell>
          <table:table-cell office:value-type="float" office:value="999.968884345342" calcext:value-type="float">
            <text:p>999.968884345342</text:p>
          </table:table-cell>
        </table:table-row>
        <table:table-row table:style-name="ro1">
          <table:table-cell/>
          <table:table-cell office:value-type="float" office:value="3958.94" calcext:value-type="float">
            <text:p>3958.94</text:p>
          </table:table-cell>
          <table:table-cell office:value-type="float" office:value="999.985346675498" calcext:value-type="float">
            <text:p>999.985346675498</text:p>
          </table:table-cell>
        </table:table-row>
        <table:table-row table:style-name="ro1">
          <table:table-cell/>
          <table:table-cell office:value-type="float" office:value="3962.95" calcext:value-type="float">
            <text:p>3962.95</text:p>
          </table:table-cell>
          <table:table-cell office:value-type="float" office:value="999.993340826469" calcext:value-type="float">
            <text:p>999.993340826469</text:p>
          </table:table-cell>
        </table:table-row>
        <table:table-row table:style-name="ro1">
          <table:table-cell/>
          <table:table-cell office:value-type="float" office:value="3966.96" calcext:value-type="float">
            <text:p>3966.96</text:p>
          </table:table-cell>
          <table:table-cell office:value-type="float" office:value="999.99707967331" calcext:value-type="float">
            <text:p>999.99707967331</text:p>
          </table:table-cell>
        </table:table-row>
        <table:table-row table:style-name="ro1">
          <table:table-cell/>
          <table:table-cell office:value-type="float" office:value="3970.97" calcext:value-type="float">
            <text:p>3970.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974.98" calcext:value-type="float">
            <text:p>3974.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978.98" calcext:value-type="float">
            <text:p>3978.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982.99" calcext:value-type="float">
            <text:p>3982.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987" calcext:value-type="float">
            <text:p>39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991.01" calcext:value-type="float">
            <text:p>3991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995.01" calcext:value-type="float">
            <text:p>3995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999.02" calcext:value-type="float">
            <text:p>3999.0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03.03" calcext:value-type="float">
            <text:p>4003.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07.04" calcext:value-type="float">
            <text:p>4007.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11.05" calcext:value-type="float">
            <text:p>4011.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15.05" calcext:value-type="float">
            <text:p>4015.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19.06" calcext:value-type="float">
            <text:p>4019.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23.07" calcext:value-type="float">
            <text:p>4023.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27.08" calcext:value-type="float">
            <text:p>4027.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31.09" calcext:value-type="float">
            <text:p>4031.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35.09" calcext:value-type="float">
            <text:p>4035.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39.1" calcext:value-type="float">
            <text:p>4039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43.11" calcext:value-type="float">
            <text:p>4043.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47.12" calcext:value-type="float">
            <text:p>4047.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51.12" calcext:value-type="float">
            <text:p>4051.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55.13" calcext:value-type="float">
            <text:p>4055.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59.14" calcext:value-type="float">
            <text:p>4059.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63.15" calcext:value-type="float">
            <text:p>4063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67.16" calcext:value-type="float">
            <text:p>4067.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71.16" calcext:value-type="float">
            <text:p>4071.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75.17" calcext:value-type="float">
            <text:p>4075.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79.18" calcext:value-type="float">
            <text:p>4079.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83.19" calcext:value-type="float">
            <text:p>4083.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87.19" calcext:value-type="float">
            <text:p>4087.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91.2" calcext:value-type="float">
            <text:p>4091.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95.21" calcext:value-type="float">
            <text:p>4095.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99.22" calcext:value-type="float">
            <text:p>4099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03.23" calcext:value-type="float">
            <text:p>4103.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07.23" calcext:value-type="float">
            <text:p>4107.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11.24" calcext:value-type="float">
            <text:p>4111.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15.25" calcext:value-type="float">
            <text:p>4115.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19.26" calcext:value-type="float">
            <text:p>4119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23.26" calcext:value-type="float">
            <text:p>4123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27.27" calcext:value-type="float">
            <text:p>4127.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31.28" calcext:value-type="float">
            <text:p>4131.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35.29" calcext:value-type="float">
            <text:p>4135.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39.3" calcext:value-type="float">
            <text:p>4139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43.3" calcext:value-type="float">
            <text:p>4143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47.31" calcext:value-type="float">
            <text:p>4147.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51.32" calcext:value-type="float">
            <text:p>4151.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55.33" calcext:value-type="float">
            <text:p>4155.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59.34" calcext:value-type="float">
            <text:p>4159.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63.34" calcext:value-type="float">
            <text:p>4163.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67.35" calcext:value-type="float">
            <text:p>4167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71.36" calcext:value-type="float">
            <text:p>4171.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75.37" calcext:value-type="float">
            <text:p>4175.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79.37" calcext:value-type="float">
            <text:p>4179.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83.38" calcext:value-type="float">
            <text:p>4183.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87.39" calcext:value-type="float">
            <text:p>4187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91.4" calcext:value-type="float">
            <text:p>4191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95.41" calcext:value-type="float">
            <text:p>4195.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99.41" calcext:value-type="float">
            <text:p>4199.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03.42" calcext:value-type="float">
            <text:p>4203.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07.43" calcext:value-type="float">
            <text:p>4207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11.44" calcext:value-type="float">
            <text:p>4211.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15.44" calcext:value-type="float">
            <text:p>4215.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19.45" calcext:value-type="float">
            <text:p>4219.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23.46" calcext:value-type="float">
            <text:p>4223.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27.47" calcext:value-type="float">
            <text:p>4227.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31.48" calcext:value-type="float">
            <text:p>4231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35.48" calcext:value-type="float">
            <text:p>4235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39.49" calcext:value-type="float">
            <text:p>4239.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43.5" calcext:value-type="float">
            <text:p>4243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47.51" calcext:value-type="float">
            <text:p>4247.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51.52" calcext:value-type="float">
            <text:p>4251.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55.52" calcext:value-type="float">
            <text:p>4255.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59.53" calcext:value-type="float">
            <text:p>4259.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63.54" calcext:value-type="float">
            <text:p>4263.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67.55" calcext:value-type="float">
            <text:p>4267.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71.55" calcext:value-type="float">
            <text:p>4271.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75.56" calcext:value-type="float">
            <text:p>4275.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79.57" calcext:value-type="float">
            <text:p>4279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83.58" calcext:value-type="float">
            <text:p>4283.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87.59" calcext:value-type="float">
            <text:p>4287.5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91.59" calcext:value-type="float">
            <text:p>4291.5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95.6" calcext:value-type="float">
            <text:p>4295.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99.61" calcext:value-type="float">
            <text:p>4299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03.62" calcext:value-type="float">
            <text:p>4303.6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07.62" calcext:value-type="float">
            <text:p>4307.6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11.63" calcext:value-type="float">
            <text:p>4311.6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15.64" calcext:value-type="float">
            <text:p>4315.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19.65" calcext:value-type="float">
            <text:p>4319.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23.66" calcext:value-type="float">
            <text:p>4323.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27.66" calcext:value-type="float">
            <text:p>4327.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31.67" calcext:value-type="float">
            <text:p>4331.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35.68" calcext:value-type="float">
            <text:p>4335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39.69" calcext:value-type="float">
            <text:p>4339.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43.7" calcext:value-type="float">
            <text:p>4343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47.7" calcext:value-type="float">
            <text:p>4347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51.71" calcext:value-type="float">
            <text:p>4351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55.72" calcext:value-type="float">
            <text:p>4355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59.73" calcext:value-type="float">
            <text:p>4359.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63.73" calcext:value-type="float">
            <text:p>4363.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67.74" calcext:value-type="float">
            <text:p>4367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71.75" calcext:value-type="float">
            <text:p>4371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75.76" calcext:value-type="float">
            <text:p>4375.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79.77" calcext:value-type="float">
            <text:p>4379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83.77" calcext:value-type="float">
            <text:p>4383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87.78" calcext:value-type="float">
            <text:p>4387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91.79" calcext:value-type="float">
            <text:p>4391.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95.8" calcext:value-type="float">
            <text:p>4395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99.8" calcext:value-type="float">
            <text:p>4399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03.81" calcext:value-type="float">
            <text:p>4403.8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07.82" calcext:value-type="float">
            <text:p>4407.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11.83" calcext:value-type="float">
            <text:p>4411.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15.84" calcext:value-type="float">
            <text:p>4415.8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19.84" calcext:value-type="float">
            <text:p>4419.8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23.85" calcext:value-type="float">
            <text:p>4423.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27.86" calcext:value-type="float">
            <text:p>4427.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31.87" calcext:value-type="float">
            <text:p>4431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35.87" calcext:value-type="float">
            <text:p>4435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39.88" calcext:value-type="float">
            <text:p>4439.8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43.89" calcext:value-type="float">
            <text:p>4443.8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47.9" calcext:value-type="float">
            <text:p>4447.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51.91" calcext:value-type="float">
            <text:p>4451.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55.91" calcext:value-type="float">
            <text:p>4455.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59.92" calcext:value-type="float">
            <text:p>4459.9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63.93" calcext:value-type="float">
            <text:p>4463.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67.94" calcext:value-type="float">
            <text:p>4467.9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71.95" calcext:value-type="float">
            <text:p>4471.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75.95" calcext:value-type="float">
            <text:p>4475.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79.96" calcext:value-type="float">
            <text:p>4479.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83.97" calcext:value-type="float">
            <text:p>4483.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87.98" calcext:value-type="float">
            <text:p>4487.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91.98" calcext:value-type="float">
            <text:p>4491.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95.99" calcext:value-type="float">
            <text:p>4495.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5:44:37.0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5-06T17:02:51.320000000</dc:date>
    <meta:editing-duration>PT1H8M</meta:editing-duration>
    <meta:editing-cycles>1</meta:editing-cycles>
    <meta:document-statistic meta:table-count="1" meta:cell-count="204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400" chart:maximum="4500" chart:origin="450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700" chart:maximum="1050" chart:origin="0" chart:reverse-direction="false" text:line-break="false" loext:try-staggering-first="false" chart:link-data-style-to-source="true" chart:axis-position="4500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083cm" svg:y="0.316cm" chart:style-name="ch2">
          <text:p>Infrared Spectrum of Ethanoic Acid calculated using ORCA</text:p>
        </chart:title>
        <chart:plot-area chart:style-name="ch3" table:cell-range-address="Sheet1.B1:Sheet1.C1024" svg:x="1.331cm" svg:y="1.275cm" svg:width="14.349cm" svg:height="6.564cm">
          <chartooo:coordinate-region svg:x="2.323cm" svg:y="1.474cm" svg:width="13.077cm" svg:height="5.718cm"/>
          <chart:axis chart:dimension="x" chart:name="primary-x" chart:style-name="ch4">
            <chart:title svg:x="7.403cm" svg:y="8.019cm" chart:style-name="ch5">
              <text:p>Wavenumbers</text:p>
            </chart:title>
          </chart:axis>
          <chart:axis chart:dimension="y" chart:name="primary-y" chart:style-name="ch6">
            <chart:title svg:x="0.451cm" svg:y="5.633cm" chart:style-name="ch7">
              <text:p>Transmittance</text:p>
            </chart:title>
            <chart:grid chart:style-name="ch8" chart:class="major"/>
          </chart:axis>
          <chart:series chart:style-name="ch9" chart:values-cell-range-address="Sheet1.C1:Sheet1.C1024" chart:class="chart:scatter">
            <chart:domain table:cell-range-address="Sheet1.B1:Sheet1.B1024"/>
            <chart:data-point chart:repeated="10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B1:Sheet1.B1024</svg:desc>
                </draw:g>
              </table:table-cell>
              <table:table-cell office:value-type="float" office:value="998.334683194099">
                <text:p>998.334683194099</text:p>
                <draw:g>
                  <svg:desc>Sheet1.C1:Sheet1.C10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4.01">
                <text:p>404.01</text:p>
              </table:table-cell>
              <table:table-cell office:value-type="float" office:value="997.643087576529">
                <text:p>997.643087576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8.02">
                <text:p>408.02</text:p>
              </table:table-cell>
              <table:table-cell office:value-type="float" office:value="996.709054213845">
                <text:p>996.709054213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2.02">
                <text:p>412.02</text:p>
              </table:table-cell>
              <table:table-cell office:value-type="float" office:value="995.448512806377">
                <text:p>995.448512806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6.03">
                <text:p>416.03</text:p>
              </table:table-cell>
              <table:table-cell office:value-type="float" office:value="993.745369868242">
                <text:p>993.745369868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.04">
                <text:p>420.04</text:p>
              </table:table-cell>
              <table:table-cell office:value-type="float" office:value="991.445541198724">
                <text:p>991.445541198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4.05">
                <text:p>424.05</text:p>
              </table:table-cell>
              <table:table-cell office:value-type="float" office:value="988.357210107541">
                <text:p>988.3572101075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8.05">
                <text:p>428.05</text:p>
              </table:table-cell>
              <table:table-cell office:value-type="float" office:value="984.262117587182">
                <text:p>984.262117587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2.06">
                <text:p>432.06</text:p>
              </table:table-cell>
              <table:table-cell office:value-type="float" office:value="978.941938988955">
                <text:p>978.941938988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6.07">
                <text:p>436.07</text:p>
              </table:table-cell>
              <table:table-cell office:value-type="float" office:value="972.221059513195">
                <text:p>972.221059513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.08">
                <text:p>440.08</text:p>
              </table:table-cell>
              <table:table-cell office:value-type="float" office:value="964.022366324164">
                <text:p>964.022366324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.09">
                <text:p>444.09</text:p>
              </table:table-cell>
              <table:table-cell office:value-type="float" office:value="954.426918021117">
                <text:p>954.426918021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.09">
                <text:p>448.09</text:p>
              </table:table-cell>
              <table:table-cell office:value-type="float" office:value="943.723263900968">
                <text:p>943.7232639009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2.1">
                <text:p>452.1</text:p>
              </table:table-cell>
              <table:table-cell office:value-type="float" office:value="932.429924517074">
                <text:p>932.429924517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6.11">
                <text:p>456.11</text:p>
              </table:table-cell>
              <table:table-cell office:value-type="float" office:value="921.276920188724">
                <text:p>921.2769201887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0.12">
                <text:p>460.12</text:p>
              </table:table-cell>
              <table:table-cell office:value-type="float" office:value="911.139815136083">
                <text:p>911.139815136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4.13">
                <text:p>464.13</text:p>
              </table:table-cell>
              <table:table-cell office:value-type="float" office:value="902.931258884996">
                <text:p>902.931258884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8.13">
                <text:p>468.13</text:p>
              </table:table-cell>
              <table:table-cell office:value-type="float" office:value="897.467393405204">
                <text:p>897.467393405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.14">
                <text:p>472.14</text:p>
              </table:table-cell>
              <table:table-cell office:value-type="float" office:value="895.335762039103">
                <text:p>895.335762039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6.15">
                <text:p>476.15</text:p>
              </table:table-cell>
              <table:table-cell office:value-type="float" office:value="896.794006882849">
                <text:p>896.7940068828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.16">
                <text:p>480.16</text:p>
              </table:table-cell>
              <table:table-cell office:value-type="float" office:value="901.723112243691">
                <text:p>901.7231122436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4.16">
                <text:p>484.16</text:p>
              </table:table-cell>
              <table:table-cell office:value-type="float" office:value="909.646418620687">
                <text:p>909.646418620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8.17">
                <text:p>488.17</text:p>
              </table:table-cell>
              <table:table-cell office:value-type="float" office:value="919.809748163925">
                <text:p>919.809748163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2.18">
                <text:p>492.18</text:p>
              </table:table-cell>
              <table:table-cell office:value-type="float" office:value="931.30360027851">
                <text:p>931.303600278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6.19">
                <text:p>496.19</text:p>
              </table:table-cell>
              <table:table-cell office:value-type="float" office:value="943.199763742873">
                <text:p>943.1997637428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.2">
                <text:p>500.2</text:p>
              </table:table-cell>
              <table:table-cell office:value-type="float" office:value="954.674015029302">
                <text:p>954.6740150293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4.2">
                <text:p>504.2</text:p>
              </table:table-cell>
              <table:table-cell office:value-type="float" office:value="965.093148067152">
                <text:p>965.093148067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8.21">
                <text:p>508.21</text:p>
              </table:table-cell>
              <table:table-cell office:value-type="float" office:value="974.056459009905">
                <text:p>974.056459009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2.22">
                <text:p>512.22</text:p>
              </table:table-cell>
              <table:table-cell office:value-type="float" office:value="981.392003431345">
                <text:p>981.392003431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6.23">
                <text:p>516.23</text:p>
              </table:table-cell>
              <table:table-cell office:value-type="float" office:value="987.119614591262">
                <text:p>987.119614591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0.23">
                <text:p>520.23</text:p>
              </table:table-cell>
              <table:table-cell office:value-type="float" office:value="991.394636373532">
                <text:p>991.3946363735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4.24">
                <text:p>524.24</text:p>
              </table:table-cell>
              <table:table-cell office:value-type="float" office:value="994.449321102475">
                <text:p>994.449321102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8.25">
                <text:p>528.25</text:p>
              </table:table-cell>
              <table:table-cell office:value-type="float" office:value="996.539964502771">
                <text:p>996.5399645027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2.26">
                <text:p>532.26</text:p>
              </table:table-cell>
              <table:table-cell office:value-type="float" office:value="997.908703294977">
                <text:p>997.9087032949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6.27">
                <text:p>536.27</text:p>
              </table:table-cell>
              <table:table-cell office:value-type="float" office:value="998.762369609199">
                <text:p>998.7623696091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0.27">
                <text:p>540.27</text:p>
              </table:table-cell>
              <table:table-cell office:value-type="float" office:value="999.261793344838">
                <text:p>999.2617933448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4.28">
                <text:p>544.28</text:p>
              </table:table-cell>
              <table:table-cell office:value-type="float" office:value="999.522350327908">
                <text:p>999.5223503279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8.29">
                <text:p>548.29</text:p>
              </table:table-cell>
              <table:table-cell office:value-type="float" office:value="999.619567612747">
                <text:p>999.6195676127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2.3">
                <text:p>552.3</text:p>
              </table:table-cell>
              <table:table-cell office:value-type="float" office:value="999.597035608127">
                <text:p>999.597035608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6.3">
                <text:p>556.3</text:p>
              </table:table-cell>
              <table:table-cell office:value-type="float" office:value="999.474559945386">
                <text:p>999.4745599453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0.31">
                <text:p>560.31</text:p>
              </table:table-cell>
              <table:table-cell office:value-type="float" office:value="999.255571560267">
                <text:p>999.2555715602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4.32">
                <text:p>564.32</text:p>
              </table:table-cell>
              <table:table-cell office:value-type="float" office:value="998.933597137333">
                <text:p>998.933597137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8.33">
                <text:p>568.33</text:p>
              </table:table-cell>
              <table:table-cell office:value-type="float" office:value="998.502215772206">
                <text:p>998.5022157722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2.34">
                <text:p>572.34</text:p>
              </table:table-cell>
              <table:table-cell office:value-type="float" office:value="997.941052476807">
                <text:p>997.941052476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6.34">
                <text:p>576.34</text:p>
              </table:table-cell>
              <table:table-cell office:value-type="float" office:value="997.254751774079">
                <text:p>997.254751774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0.35">
                <text:p>580.35</text:p>
              </table:table-cell>
              <table:table-cell office:value-type="float" office:value="996.449684998731">
                <text:p>996.449684998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4.36">
                <text:p>584.36</text:p>
              </table:table-cell>
              <table:table-cell office:value-type="float" office:value="995.54664749487">
                <text:p>995.546647494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8.37">
                <text:p>588.37</text:p>
              </table:table-cell>
              <table:table-cell office:value-type="float" office:value="994.582410247986">
                <text:p>994.5824102479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2.38">
                <text:p>592.38</text:p>
              </table:table-cell>
              <table:table-cell office:value-type="float" office:value="993.609021911733">
                <text:p>993.609021911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6.38">
                <text:p>596.38</text:p>
              </table:table-cell>
              <table:table-cell office:value-type="float" office:value="992.690366824416">
                <text:p>992.690366824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.39">
                <text:p>600.39</text:p>
              </table:table-cell>
              <table:table-cell office:value-type="float" office:value="991.895988443358">
                <text:p>991.8959884433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4.4">
                <text:p>604.4</text:p>
              </table:table-cell>
              <table:table-cell office:value-type="float" office:value="991.292823778032">
                <text:p>991.2928237780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8.41">
                <text:p>608.41</text:p>
              </table:table-cell>
              <table:table-cell office:value-type="float" office:value="990.936107674651">
                <text:p>990.9361076746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2.41">
                <text:p>612.41</text:p>
              </table:table-cell>
              <table:table-cell office:value-type="float" office:value="990.861108448289">
                <text:p>990.8611084482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6.42">
                <text:p>616.42</text:p>
              </table:table-cell>
              <table:table-cell office:value-type="float" office:value="991.077389107928">
                <text:p>991.0773891079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0.43">
                <text:p>620.43</text:p>
              </table:table-cell>
              <table:table-cell office:value-type="float" office:value="991.566885125019">
                <text:p>991.566885125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4.44">
                <text:p>624.44</text:p>
              </table:table-cell>
              <table:table-cell office:value-type="float" office:value="992.286317701552">
                <text:p>992.2863177015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8.45">
                <text:p>628.45</text:p>
              </table:table-cell>
              <table:table-cell office:value-type="float" office:value="993.17351523331">
                <text:p>993.173515233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2.45">
                <text:p>632.45</text:p>
              </table:table-cell>
              <table:table-cell office:value-type="float" office:value="994.156359134947">
                <text:p>994.1563591349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6.46">
                <text:p>636.46</text:p>
              </table:table-cell>
              <table:table-cell office:value-type="float" office:value="995.162547394723">
                <text:p>995.1625473947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0.47">
                <text:p>640.47</text:p>
              </table:table-cell>
              <table:table-cell office:value-type="float" office:value="996.128318311735">
                <text:p>996.128318311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4.48">
                <text:p>644.48</text:p>
              </table:table-cell>
              <table:table-cell office:value-type="float" office:value="997.004684019705">
                <text:p>997.0046840197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8.48">
                <text:p>648.48</text:p>
              </table:table-cell>
              <table:table-cell office:value-type="float" office:value="997.760435161111">
                <text:p>997.7604351611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2.49">
                <text:p>652.49</text:p>
              </table:table-cell>
              <table:table-cell office:value-type="float" office:value="998.381964637311">
                <text:p>998.3819646373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6.5">
                <text:p>656.5</text:p>
              </table:table-cell>
              <table:table-cell office:value-type="float" office:value="998.870598605532">
                <text:p>998.8705986055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.51">
                <text:p>660.51</text:p>
              </table:table-cell>
              <table:table-cell office:value-type="float" office:value="999.238475334406">
                <text:p>999.2384753344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4.52">
                <text:p>664.52</text:p>
              </table:table-cell>
              <table:table-cell office:value-type="float" office:value="999.504046713216">
                <text:p>999.5040467132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8.52">
                <text:p>668.52</text:p>
              </table:table-cell>
              <table:table-cell office:value-type="float" office:value="999.688060455475">
                <text:p>999.6880604554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2.53">
                <text:p>672.53</text:p>
              </table:table-cell>
              <table:table-cell office:value-type="float" office:value="999.810534515392">
                <text:p>999.8105345153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6.54">
                <text:p>676.54</text:p>
              </table:table-cell>
              <table:table-cell office:value-type="float" office:value="999.888882651138">
                <text:p>999.8888826511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0.55">
                <text:p>680.55</text:p>
              </table:table-cell>
              <table:table-cell office:value-type="float" office:value="999.937079484035">
                <text:p>999.9370794840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4.56">
                <text:p>684.56</text:p>
              </table:table-cell>
              <table:table-cell office:value-type="float" office:value="999.965602105051">
                <text:p>999.9656021050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8.56">
                <text:p>688.56</text:p>
              </table:table-cell>
              <table:table-cell office:value-type="float" office:value="999.981845898077">
                <text:p>999.9818458980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2.57">
                <text:p>692.57</text:p>
              </table:table-cell>
              <table:table-cell office:value-type="float" office:value="999.990750925082">
                <text:p>999.9907509250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6.58">
                <text:p>696.58</text:p>
              </table:table-cell>
              <table:table-cell office:value-type="float" office:value="999.995511594591">
                <text:p>999.9955115945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0.59">
                <text:p>700.59</text:p>
              </table:table-cell>
              <table:table-cell office:value-type="float" office:value="999.997865542628">
                <text:p>999.9978655426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4.59">
                <text:p>704.59</text:p>
              </table:table-cell>
              <table:table-cell office:value-type="float" office:value="999.999020487833">
                <text:p>999.9990204878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8.6">
                <text:p>708.6</text:p>
              </table:table-cell>
              <table:table-cell office:value-type="float" office:value="999.999566230387">
                <text:p>999.9995662303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2.61">
                <text:p>712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6.62">
                <text:p>716.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0.63">
                <text:p>720.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4.63">
                <text:p>724.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28.64">
                <text:p>728.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2.65">
                <text:p>732.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6.66">
                <text:p>736.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0.66">
                <text:p>740.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4.67">
                <text:p>744.6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8.68">
                <text:p>748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2.69">
                <text:p>752.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6.7">
                <text:p>756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0.7">
                <text:p>760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4.71">
                <text:p>764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8.72">
                <text:p>768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2.73">
                <text:p>772.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6.74">
                <text:p>776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0.74">
                <text:p>780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4.75">
                <text:p>784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8.76">
                <text:p>788.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2.77">
                <text:p>792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6.77">
                <text:p>796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0.78">
                <text:p>800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4.79">
                <text:p>804.79</text:p>
              </table:table-cell>
              <table:table-cell office:value-type="float" office:value="999.998042742012">
                <text:p>999.9980427420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08.8">
                <text:p>808.8</text:p>
              </table:table-cell>
              <table:table-cell office:value-type="float" office:value="999.995661673589">
                <text:p>999.995661673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12.81">
                <text:p>812.81</text:p>
              </table:table-cell>
              <table:table-cell office:value-type="float" office:value="999.990720526927">
                <text:p>999.9907205269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6.81">
                <text:p>816.81</text:p>
              </table:table-cell>
              <table:table-cell office:value-type="float" office:value="999.98084635881">
                <text:p>999.980846358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20.82">
                <text:p>820.82</text:p>
              </table:table-cell>
              <table:table-cell office:value-type="float" office:value="999.961848965439">
                <text:p>999.9618489654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24.83">
                <text:p>824.83</text:p>
              </table:table-cell>
              <table:table-cell office:value-type="float" office:value="999.926668894553">
                <text:p>999.9266688945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8.84">
                <text:p>828.84</text:p>
              </table:table-cell>
              <table:table-cell office:value-type="float" office:value="999.86398178072">
                <text:p>999.863981780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2.84">
                <text:p>832.84</text:p>
              </table:table-cell>
              <table:table-cell office:value-type="float" office:value="999.756537050966">
                <text:p>999.7565370509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6.85">
                <text:p>836.85</text:p>
              </table:table-cell>
              <table:table-cell office:value-type="float" office:value="999.579471327594">
                <text:p>999.5794713275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0.86">
                <text:p>840.86</text:p>
              </table:table-cell>
              <table:table-cell office:value-type="float" office:value="999.299052830347">
                <text:p>999.2990528303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44.87">
                <text:p>844.87</text:p>
              </table:table-cell>
              <table:table-cell office:value-type="float" office:value="998.872538031393">
                <text:p>998.8725380313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48.88">
                <text:p>848.88</text:p>
              </table:table-cell>
              <table:table-cell office:value-type="float" office:value="998.249970149865">
                <text:p>998.2499701498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52.88">
                <text:p>852.88</text:p>
              </table:table-cell>
              <table:table-cell office:value-type="float" office:value="997.378704679645">
                <text:p>997.3787046796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56.89">
                <text:p>856.89</text:p>
              </table:table-cell>
              <table:table-cell office:value-type="float" office:value="996.211097860735">
                <text:p>996.2110978607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0.9">
                <text:p>860.9</text:p>
              </table:table-cell>
              <table:table-cell office:value-type="float" office:value="994.715087941743">
                <text:p>994.7150879417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4.91">
                <text:p>864.91</text:p>
              </table:table-cell>
              <table:table-cell office:value-type="float" office:value="992.886405879559">
                <text:p>992.8864058795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8.91">
                <text:p>868.91</text:p>
              </table:table-cell>
              <table:table-cell office:value-type="float" office:value="990.760098541051">
                <text:p>990.7600985410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72.92">
                <text:p>872.92</text:p>
              </table:table-cell>
              <table:table-cell office:value-type="float" office:value="988.418293962998">
                <text:p>988.418293962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6.93">
                <text:p>876.93</text:p>
              </table:table-cell>
              <table:table-cell office:value-type="float" office:value="985.991079325941">
                <text:p>985.9910793259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0.94">
                <text:p>880.94</text:p>
              </table:table-cell>
              <table:table-cell office:value-type="float" office:value="983.648268208542">
                <text:p>983.6482682085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84.95">
                <text:p>884.95</text:p>
              </table:table-cell>
              <table:table-cell office:value-type="float" office:value="981.581690166763">
                <text:p>981.5816901667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88.95">
                <text:p>888.95</text:p>
              </table:table-cell>
              <table:table-cell office:value-type="float" office:value="979.979923072461">
                <text:p>979.9799230724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92.96">
                <text:p>892.96</text:p>
              </table:table-cell>
              <table:table-cell office:value-type="float" office:value="979.000493147307">
                <text:p>979.0004931473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6.97">
                <text:p>896.97</text:p>
              </table:table-cell>
              <table:table-cell office:value-type="float" office:value="978.743911166286">
                <text:p>978.7439111662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00.98">
                <text:p>900.98</text:p>
              </table:table-cell>
              <table:table-cell office:value-type="float" office:value="979.236857862256">
                <text:p>979.2368578622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04.99">
                <text:p>904.99</text:p>
              </table:table-cell>
              <table:table-cell office:value-type="float" office:value="980.42742168034">
                <text:p>980.427421680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8.99">
                <text:p>908.99</text:p>
              </table:table-cell>
              <table:table-cell office:value-type="float" office:value="982.19388176111">
                <text:p>982.193881761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13">
                <text:p>913</text:p>
              </table:table-cell>
              <table:table-cell office:value-type="float" office:value="984.364858180543">
                <text:p>984.3648581805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17.01">
                <text:p>917.01</text:p>
              </table:table-cell>
              <table:table-cell office:value-type="float" office:value="986.746135007533">
                <text:p>986.7461350075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21.02">
                <text:p>921.02</text:p>
              </table:table-cell>
              <table:table-cell office:value-type="float" office:value="989.148274824233">
                <text:p>989.1482748242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5.02">
                <text:p>925.02</text:p>
              </table:table-cell>
              <table:table-cell office:value-type="float" office:value="991.409596555015">
                <text:p>991.4095965550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9.03">
                <text:p>929.03</text:p>
              </table:table-cell>
              <table:table-cell office:value-type="float" office:value="993.410884919558">
                <text:p>993.4108849195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33.04">
                <text:p>933.04</text:p>
              </table:table-cell>
              <table:table-cell office:value-type="float" office:value="995.080651909894">
                <text:p>995.0806519098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37.05">
                <text:p>937.05</text:p>
              </table:table-cell>
              <table:table-cell office:value-type="float" office:value="996.392084178957">
                <text:p>996.3920841789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41.06">
                <text:p>941.06</text:p>
              </table:table-cell>
              <table:table-cell office:value-type="float" office:value="997.354366469686">
                <text:p>997.3543664696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45.06">
                <text:p>945.06</text:p>
              </table:table-cell>
              <table:table-cell office:value-type="float" office:value="998.001598315181">
                <text:p>998.0015983151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49.07">
                <text:p>949.07</text:p>
              </table:table-cell>
              <table:table-cell office:value-type="float" office:value="998.382110720693">
                <text:p>998.3821107206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53.08">
                <text:p>953.08</text:p>
              </table:table-cell>
              <table:table-cell office:value-type="float" office:value="998.549239686877">
                <text:p>998.5492396868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57.09">
                <text:p>957.09</text:p>
              </table:table-cell>
              <table:table-cell office:value-type="float" office:value="998.557763594942">
                <text:p>998.5577635949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61.09">
                <text:p>961.09</text:p>
              </table:table-cell>
              <table:table-cell office:value-type="float" office:value="998.458047416095">
                <text:p>998.4580474160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5.1">
                <text:p>965.1</text:p>
              </table:table-cell>
              <table:table-cell office:value-type="float" office:value="998.295868555846">
                <text:p>998.2958685558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69.11">
                <text:p>969.11</text:p>
              </table:table-cell>
              <table:table-cell office:value-type="float" office:value="998.111007441165">
                <text:p>998.1110074411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73.12">
                <text:p>973.12</text:p>
              </table:table-cell>
              <table:table-cell office:value-type="float" office:value="997.936012811612">
                <text:p>997.9360128116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77.13">
                <text:p>977.13</text:p>
              </table:table-cell>
              <table:table-cell office:value-type="float" office:value="997.794545032563">
                <text:p>997.7945450325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81.13">
                <text:p>981.13</text:p>
              </table:table-cell>
              <table:table-cell office:value-type="float" office:value="997.699491055849">
                <text:p>997.6994910558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85.14">
                <text:p>985.14</text:p>
              </table:table-cell>
              <table:table-cell office:value-type="float" office:value="997.651376156756">
                <text:p>997.6513761567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89.15">
                <text:p>989.15</text:p>
              </table:table-cell>
              <table:table-cell office:value-type="float" office:value="997.637721023028">
                <text:p>997.6377210230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3.16">
                <text:p>993.16</text:p>
              </table:table-cell>
              <table:table-cell office:value-type="float" office:value="997.634555158366">
                <text:p>997.6345551583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97.17">
                <text:p>997.17</text:p>
              </table:table-cell>
              <table:table-cell office:value-type="float" office:value="997.606134961355">
                <text:p>997.6061349613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1.17">
                <text:p>1001.17</text:p>
              </table:table-cell>
              <table:table-cell office:value-type="float" office:value="997.514701100283">
                <text:p>997.5147011002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5.18">
                <text:p>1005.18</text:p>
              </table:table-cell>
              <table:table-cell office:value-type="float" office:value="997.322167324921">
                <text:p>997.3221673249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9.19">
                <text:p>1009.19</text:p>
              </table:table-cell>
              <table:table-cell office:value-type="float" office:value="996.998333008797">
                <text:p>996.9983330087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13.2">
                <text:p>1013.2</text:p>
              </table:table-cell>
              <table:table-cell office:value-type="float" office:value="996.527487224535">
                <text:p>996.5274872245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17.2">
                <text:p>1017.2</text:p>
              </table:table-cell>
              <table:table-cell office:value-type="float" office:value="995.913778889019">
                <text:p>995.9137788890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1.21">
                <text:p>1021.21</text:p>
              </table:table-cell>
              <table:table-cell office:value-type="float" office:value="995.184190134726">
                <text:p>995.1841901347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25.22">
                <text:p>1025.22</text:p>
              </table:table-cell>
              <table:table-cell office:value-type="float" office:value="994.388133517003">
                <text:p>994.388133517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29.23">
                <text:p>1029.23</text:p>
              </table:table-cell>
              <table:table-cell office:value-type="float" office:value="993.593148591832">
                <text:p>993.5931485918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3.24">
                <text:p>1033.24</text:p>
              </table:table-cell>
              <table:table-cell office:value-type="float" office:value="992.876887041823">
                <text:p>992.8768870418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37.24">
                <text:p>1037.24</text:p>
              </table:table-cell>
              <table:table-cell office:value-type="float" office:value="992.316427214954">
                <text:p>992.3164272149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41.25">
                <text:p>1041.25</text:p>
              </table:table-cell>
              <table:table-cell office:value-type="float" office:value="991.976727168161">
                <text:p>991.9767271681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45.26">
                <text:p>1045.26</text:p>
              </table:table-cell>
              <table:table-cell office:value-type="float" office:value="991.90045115861">
                <text:p>991.900451158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49.27">
                <text:p>1049.27</text:p>
              </table:table-cell>
              <table:table-cell office:value-type="float" office:value="992.101292428255">
                <text:p>992.1012924282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3.27">
                <text:p>1053.27</text:p>
              </table:table-cell>
              <table:table-cell office:value-type="float" office:value="992.562226869788">
                <text:p>992.5622268697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57.28">
                <text:p>1057.28</text:p>
              </table:table-cell>
              <table:table-cell office:value-type="float" office:value="993.239026092724">
                <text:p>993.2390260927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61.29">
                <text:p>1061.29</text:p>
              </table:table-cell>
              <table:table-cell office:value-type="float" office:value="994.068147938695">
                <text:p>994.0681479386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65.3">
                <text:p>1065.3</text:p>
              </table:table-cell>
              <table:table-cell office:value-type="float" office:value="994.977166225568">
                <text:p>994.9771662255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69.31">
                <text:p>1069.31</text:p>
              </table:table-cell>
              <table:table-cell office:value-type="float" office:value="995.895471364215">
                <text:p>995.8954713642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73.31">
                <text:p>1073.31</text:p>
              </table:table-cell>
              <table:table-cell office:value-type="float" office:value="996.763158593942">
                <text:p>996.7631585939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77.32">
                <text:p>1077.32</text:p>
              </table:table-cell>
              <table:table-cell office:value-type="float" office:value="997.536806605331">
                <text:p>997.5368066053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81.33">
                <text:p>1081.33</text:p>
              </table:table-cell>
              <table:table-cell office:value-type="float" office:value="998.191022644815">
                <text:p>998.1910226448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85.34">
                <text:p>1085.34</text:p>
              </table:table-cell>
              <table:table-cell office:value-type="float" office:value="998.717980326038">
                <text:p>998.7179803260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89.35">
                <text:p>1089.35</text:p>
              </table:table-cell>
              <table:table-cell office:value-type="float" office:value="999.123235029697">
                <text:p>999.1232350296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93.35">
                <text:p>1093.35</text:p>
              </table:table-cell>
              <table:table-cell office:value-type="float" office:value="999.421373085889">
                <text:p>999.4213730858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7.36">
                <text:p>1097.36</text:p>
              </table:table-cell>
              <table:table-cell office:value-type="float" office:value="999.631497013941">
                <text:p>999.6314970139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01.37">
                <text:p>1101.37</text:p>
              </table:table-cell>
              <table:table-cell office:value-type="float" office:value="999.773530181104">
                <text:p>999.7735301811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05.38">
                <text:p>1105.38</text:p>
              </table:table-cell>
              <table:table-cell office:value-type="float" office:value="999.865690542579">
                <text:p>999.8656905425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09.38">
                <text:p>1109.38</text:p>
              </table:table-cell>
              <table:table-cell office:value-type="float" office:value="999.923134793727">
                <text:p>999.9231347937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13.39">
                <text:p>1113.39</text:p>
              </table:table-cell>
              <table:table-cell office:value-type="float" office:value="999.957549780545">
                <text:p>999.9575497805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17.4">
                <text:p>1117.4</text:p>
              </table:table-cell>
              <table:table-cell office:value-type="float" office:value="999.975774014468">
                <text:p>999.9757740144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21.41">
                <text:p>1121.41</text:p>
              </table:table-cell>
              <table:table-cell office:value-type="float" office:value="999.98481254477">
                <text:p>999.984812544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25.42">
                <text:p>1125.42</text:p>
              </table:table-cell>
              <table:table-cell office:value-type="float" office:value="999.986626281786">
                <text:p>999.9866262817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29.42">
                <text:p>1129.42</text:p>
              </table:table-cell>
              <table:table-cell office:value-type="float" office:value="999.98154718986">
                <text:p>999.981547189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33.43">
                <text:p>1133.43</text:p>
              </table:table-cell>
              <table:table-cell office:value-type="float" office:value="999.967472251884">
                <text:p>999.9674722518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37.44">
                <text:p>1137.44</text:p>
              </table:table-cell>
              <table:table-cell office:value-type="float" office:value="999.939358742184">
                <text:p>999.9393587421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41.45">
                <text:p>1141.45</text:p>
              </table:table-cell>
              <table:table-cell office:value-type="float" office:value="999.888566808895">
                <text:p>999.8885668088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45.45">
                <text:p>1145.45</text:p>
              </table:table-cell>
              <table:table-cell office:value-type="float" office:value="999.800524720922">
                <text:p>999.8005247209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9.46">
                <text:p>1149.46</text:p>
              </table:table-cell>
              <table:table-cell office:value-type="float" office:value="999.655419627934">
                <text:p>999.6554196279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53.47">
                <text:p>1153.47</text:p>
              </table:table-cell>
              <table:table-cell office:value-type="float" office:value="999.425594049466">
                <text:p>999.4255940494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57.48">
                <text:p>1157.48</text:p>
              </table:table-cell>
              <table:table-cell office:value-type="float" office:value="999.075995118735">
                <text:p>999.0759951187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61.49">
                <text:p>1161.49</text:p>
              </table:table-cell>
              <table:table-cell office:value-type="float" office:value="998.565645365068">
                <text:p>998.5656453650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5.49">
                <text:p>1165.49</text:p>
              </table:table-cell>
              <table:table-cell office:value-type="float" office:value="997.851349606775">
                <text:p>997.8513496067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69.5">
                <text:p>1169.5</text:p>
              </table:table-cell>
              <table:table-cell office:value-type="float" office:value="996.893996693191">
                <text:p>996.8939966931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73.51">
                <text:p>1173.51</text:p>
              </table:table-cell>
              <table:table-cell office:value-type="float" office:value="995.667236233908">
                <text:p>995.6672362339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7.52">
                <text:p>1177.52</text:p>
              </table:table-cell>
              <table:table-cell office:value-type="float" office:value="994.167495960462">
                <text:p>994.1674959604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1.52">
                <text:p>1181.52</text:p>
              </table:table-cell>
              <table:table-cell office:value-type="float" office:value="992.423440708991">
                <text:p>992.423440708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5.53">
                <text:p>1185.53</text:p>
              </table:table-cell>
              <table:table-cell office:value-type="float" office:value="990.502354738455">
                <text:p>990.5023547384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89.54">
                <text:p>1189.54</text:p>
              </table:table-cell>
              <table:table-cell office:value-type="float" office:value="988.510878996829">
                <text:p>988.5108789968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3.55">
                <text:p>1193.55</text:p>
              </table:table-cell>
              <table:table-cell office:value-type="float" office:value="986.58827614634">
                <text:p>986.588276146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7.56">
                <text:p>1197.56</text:p>
              </table:table-cell>
              <table:table-cell office:value-type="float" office:value="984.891917679372">
                <text:p>984.8919176793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01.56">
                <text:p>1201.56</text:p>
              </table:table-cell>
              <table:table-cell office:value-type="float" office:value="983.576677435924">
                <text:p>983.5766774359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05.57">
                <text:p>1205.57</text:p>
              </table:table-cell>
              <table:table-cell office:value-type="float" office:value="982.771810366213">
                <text:p>982.7718103662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09.58">
                <text:p>1209.58</text:p>
              </table:table-cell>
              <table:table-cell office:value-type="float" office:value="982.560051238865">
                <text:p>982.5600512388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13.59">
                <text:p>1213.59</text:p>
              </table:table-cell>
              <table:table-cell office:value-type="float" office:value="982.963604790808">
                <text:p>982.9636047908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17.6">
                <text:p>1217.6</text:p>
              </table:table-cell>
              <table:table-cell office:value-type="float" office:value="983.940310351601">
                <text:p>983.9403103516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21.6">
                <text:p>1221.6</text:p>
              </table:table-cell>
              <table:table-cell office:value-type="float" office:value="985.390897678303">
                <text:p>985.3908976783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25.61">
                <text:p>1225.61</text:p>
              </table:table-cell>
              <table:table-cell office:value-type="float" office:value="987.17560595195">
                <text:p>987.175605951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29.62">
                <text:p>1229.62</text:p>
              </table:table-cell>
              <table:table-cell office:value-type="float" office:value="989.116194501554">
                <text:p>989.1161945015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33.63">
                <text:p>1233.63</text:p>
              </table:table-cell>
              <table:table-cell office:value-type="float" office:value="991.07466281661">
                <text:p>991.074662816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37.63">
                <text:p>1237.63</text:p>
              </table:table-cell>
              <table:table-cell office:value-type="float" office:value="992.898703054155">
                <text:p>992.8987030541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41.64">
                <text:p>1241.64</text:p>
              </table:table-cell>
              <table:table-cell office:value-type="float" office:value="994.468967908397">
                <text:p>994.4689679083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45.65">
                <text:p>1245.65</text:p>
              </table:table-cell>
              <table:table-cell office:value-type="float" office:value="995.686923024547">
                <text:p>995.6869230245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49.66">
                <text:p>1249.66</text:p>
              </table:table-cell>
              <table:table-cell office:value-type="float" office:value="996.460952511681">
                <text:p>996.4609525116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53.67">
                <text:p>1253.67</text:p>
              </table:table-cell>
              <table:table-cell office:value-type="float" office:value="996.683865402651">
                <text:p>996.6838654026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57.67">
                <text:p>1257.67</text:p>
              </table:table-cell>
              <table:table-cell office:value-type="float" office:value="996.205193722325">
                <text:p>996.2051937223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61.68">
                <text:p>1261.68</text:p>
              </table:table-cell>
              <table:table-cell office:value-type="float" office:value="994.803122974763">
                <text:p>994.8031229747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65.69">
                <text:p>1265.69</text:p>
              </table:table-cell>
              <table:table-cell office:value-type="float" office:value="992.162470009892">
                <text:p>992.1624700098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69.7">
                <text:p>1269.7</text:p>
              </table:table-cell>
              <table:table-cell office:value-type="float" office:value="987.86669138548">
                <text:p>987.866691385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73.7">
                <text:p>1273.7</text:p>
              </table:table-cell>
              <table:table-cell office:value-type="float" office:value="981.412835902548">
                <text:p>981.4128359025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77.71">
                <text:p>1277.71</text:p>
              </table:table-cell>
              <table:table-cell office:value-type="float" office:value="972.257550933289">
                <text:p>972.2575509332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81.72">
                <text:p>1281.72</text:p>
              </table:table-cell>
              <table:table-cell office:value-type="float" office:value="959.898505331977">
                <text:p>959.8985053319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85.73">
                <text:p>1285.73</text:p>
              </table:table-cell>
              <table:table-cell office:value-type="float" office:value="943.988219296505">
                <text:p>943.9882192965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89.74">
                <text:p>1289.74</text:p>
              </table:table-cell>
              <table:table-cell office:value-type="float" office:value="924.466853667388">
                <text:p>924.4668536673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93.74">
                <text:p>1293.74</text:p>
              </table:table-cell>
              <table:table-cell office:value-type="float" office:value="901.689263998949">
                <text:p>901.6892639989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97.75">
                <text:p>1297.75</text:p>
              </table:table-cell>
              <table:table-cell office:value-type="float" office:value="876.497109841261">
                <text:p>876.4971098412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01.76">
                <text:p>1301.76</text:p>
              </table:table-cell>
              <table:table-cell office:value-type="float" office:value="850.279155460946">
                <text:p>850.2791554609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05.77">
                <text:p>1305.77</text:p>
              </table:table-cell>
              <table:table-cell office:value-type="float" office:value="824.830641626721">
                <text:p>824.8306416267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09.78">
                <text:p>1309.78</text:p>
              </table:table-cell>
              <table:table-cell office:value-type="float" office:value="802.193419048223">
                <text:p>802.1934190482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13.78">
                <text:p>1313.78</text:p>
              </table:table-cell>
              <table:table-cell office:value-type="float" office:value="784.378974083355">
                <text:p>784.3789740833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17.79">
                <text:p>1317.79</text:p>
              </table:table-cell>
              <table:table-cell office:value-type="float" office:value="773.050853436162">
                <text:p>773.050853436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21.8">
                <text:p>1321.8</text:p>
              </table:table-cell>
              <table:table-cell office:value-type="float" office:value="769.233480318101">
                <text:p>769.2334803181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25.81">
                <text:p>1325.81</text:p>
              </table:table-cell>
              <table:table-cell office:value-type="float" office:value="773.103901324056">
                <text:p>773.1039013240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29.81">
                <text:p>1329.81</text:p>
              </table:table-cell>
              <table:table-cell office:value-type="float" office:value="783.914331943494">
                <text:p>783.9143319434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33.82">
                <text:p>1333.82</text:p>
              </table:table-cell>
              <table:table-cell office:value-type="float" office:value="800.063696989879">
                <text:p>800.0636969898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37.83">
                <text:p>1337.83</text:p>
              </table:table-cell>
              <table:table-cell office:value-type="float" office:value="819.303963573485">
                <text:p>819.3039635734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41.84">
                <text:p>1341.84</text:p>
              </table:table-cell>
              <table:table-cell office:value-type="float" office:value="839.040493548169">
                <text:p>839.0404935481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45.85">
                <text:p>1345.85</text:p>
              </table:table-cell>
              <table:table-cell office:value-type="float" office:value="856.671610485482">
                <text:p>856.6716104854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49.85">
                <text:p>1349.85</text:p>
              </table:table-cell>
              <table:table-cell office:value-type="float" office:value="869.915807284546">
                <text:p>869.9158072845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53.86">
                <text:p>1353.86</text:p>
              </table:table-cell>
              <table:table-cell office:value-type="float" office:value="877.081442579056">
                <text:p>877.0814425790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57.87">
                <text:p>1357.87</text:p>
              </table:table-cell>
              <table:table-cell office:value-type="float" office:value="877.258173632419">
                <text:p>877.2581736324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61.88">
                <text:p>1361.88</text:p>
              </table:table-cell>
              <table:table-cell office:value-type="float" office:value="870.414788507076">
                <text:p>870.4147885070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65.88">
                <text:p>1365.88</text:p>
              </table:table-cell>
              <table:table-cell office:value-type="float" office:value="857.404738289591">
                <text:p>857.4047382895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69.89">
                <text:p>1369.89</text:p>
              </table:table-cell>
              <table:table-cell office:value-type="float" office:value="839.870695188705">
                <text:p>839.8706951887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73.9">
                <text:p>1373.9</text:p>
              </table:table-cell>
              <table:table-cell office:value-type="float" office:value="820.060824014386">
                <text:p>820.0608240143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77.91">
                <text:p>1377.91</text:p>
              </table:table-cell>
              <table:table-cell office:value-type="float" office:value="800.561058508379">
                <text:p>800.5610585083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81.92">
                <text:p>1381.92</text:p>
              </table:table-cell>
              <table:table-cell office:value-type="float" office:value="783.969888774626">
                <text:p>783.9698887746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85.92">
                <text:p>1385.92</text:p>
              </table:table-cell>
              <table:table-cell office:value-type="float" office:value="772.555868664274">
                <text:p>772.5558686642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89.93">
                <text:p>1389.93</text:p>
              </table:table-cell>
              <table:table-cell office:value-type="float" office:value="767.951166161318">
                <text:p>767.9511661613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93.94">
                <text:p>1393.94</text:p>
              </table:table-cell>
              <table:table-cell office:value-type="float" office:value="770.936575897886">
                <text:p>770.9365758978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97.95">
                <text:p>1397.95</text:p>
              </table:table-cell>
              <table:table-cell office:value-type="float" office:value="781.36078315221">
                <text:p>781.360783152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01.96">
                <text:p>1401.96</text:p>
              </table:table-cell>
              <table:table-cell office:value-type="float" office:value="798.210666894669">
                <text:p>798.2106668946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05.96">
                <text:p>1405.96</text:p>
              </table:table-cell>
              <table:table-cell office:value-type="float" office:value="819.816833834023">
                <text:p>819.8168338340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09.97">
                <text:p>1409.97</text:p>
              </table:table-cell>
              <table:table-cell office:value-type="float" office:value="844.149131943839">
                <text:p>844.1491319438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13.98">
                <text:p>1413.98</text:p>
              </table:table-cell>
              <table:table-cell office:value-type="float" office:value="869.139516689484">
                <text:p>869.1395166894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17.99">
                <text:p>1417.99</text:p>
              </table:table-cell>
              <table:table-cell office:value-type="float" office:value="892.976397446915">
                <text:p>892.9763974469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21.99">
                <text:p>1421.99</text:p>
              </table:table-cell>
              <table:table-cell office:value-type="float" office:value="914.273737603727">
                <text:p>914.2737376037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26">
                <text:p>1426</text:p>
              </table:table-cell>
              <table:table-cell office:value-type="float" office:value="932.226144562703">
                <text:p>932.2261445627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30.01">
                <text:p>1430.01</text:p>
              </table:table-cell>
              <table:table-cell office:value-type="float" office:value="946.551161311019">
                <text:p>946.5511613110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34.02">
                <text:p>1434.02</text:p>
              </table:table-cell>
              <table:table-cell office:value-type="float" office:value="957.415772834728">
                <text:p>957.4157728347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38.03">
                <text:p>1438.03</text:p>
              </table:table-cell>
              <table:table-cell office:value-type="float" office:value="965.299755140688">
                <text:p>965.2997551406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42.03">
                <text:p>1442.03</text:p>
              </table:table-cell>
              <table:table-cell office:value-type="float" office:value="970.847611951968">
                <text:p>970.8476119519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46.04">
                <text:p>1446.04</text:p>
              </table:table-cell>
              <table:table-cell office:value-type="float" office:value="974.736681844773">
                <text:p>974.7366818447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0.05">
                <text:p>1450.05</text:p>
              </table:table-cell>
              <table:table-cell office:value-type="float" office:value="977.578224204649">
                <text:p>977.5782242046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54.06">
                <text:p>1454.06</text:p>
              </table:table-cell>
              <table:table-cell office:value-type="float" office:value="979.857487336954">
                <text:p>979.8574873369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58.06">
                <text:p>1458.06</text:p>
              </table:table-cell>
              <table:table-cell office:value-type="float" office:value="981.91032315449">
                <text:p>981.910323154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62.07">
                <text:p>1462.07</text:p>
              </table:table-cell>
              <table:table-cell office:value-type="float" office:value="983.928743816471">
                <text:p>983.9287438164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6.08">
                <text:p>1466.08</text:p>
              </table:table-cell>
              <table:table-cell office:value-type="float" office:value="985.985687933024">
                <text:p>985.9856879330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70.09">
                <text:p>1470.09</text:p>
              </table:table-cell>
              <table:table-cell office:value-type="float" office:value="988.069389336446">
                <text:p>988.0693893364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74.1">
                <text:p>1474.1</text:p>
              </table:table-cell>
              <table:table-cell office:value-type="float" office:value="990.119251611388">
                <text:p>990.1192516113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78.1">
                <text:p>1478.1</text:p>
              </table:table-cell>
              <table:table-cell office:value-type="float" office:value="992.057326381924">
                <text:p>992.0573263819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82.11">
                <text:p>1482.11</text:p>
              </table:table-cell>
              <table:table-cell office:value-type="float" office:value="993.811881835729">
                <text:p>993.8118818357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86.12">
                <text:p>1486.12</text:p>
              </table:table-cell>
              <table:table-cell office:value-type="float" office:value="995.341075564658">
                <text:p>995.3410755646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90.13">
                <text:p>1490.13</text:p>
              </table:table-cell>
              <table:table-cell office:value-type="float" office:value="996.596191798979">
                <text:p>996.5961917989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94.13">
                <text:p>1494.13</text:p>
              </table:table-cell>
              <table:table-cell office:value-type="float" office:value="997.595566872284">
                <text:p>997.5955668722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98.14">
                <text:p>1498.14</text:p>
              </table:table-cell>
              <table:table-cell office:value-type="float" office:value="998.358093123458">
                <text:p>998.3580931234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02.15">
                <text:p>1502.15</text:p>
              </table:table-cell>
              <table:table-cell office:value-type="float" office:value="998.916328331649">
                <text:p>998.9163283316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06.16">
                <text:p>1506.16</text:p>
              </table:table-cell>
              <table:table-cell office:value-type="float" office:value="999.308820460158">
                <text:p>999.3088204601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10.17">
                <text:p>1510.17</text:p>
              </table:table-cell>
              <table:table-cell office:value-type="float" office:value="999.574044718793">
                <text:p>999.5740447187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14.17">
                <text:p>1514.17</text:p>
              </table:table-cell>
              <table:table-cell office:value-type="float" office:value="999.746394591348">
                <text:p>999.7463945913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18.18">
                <text:p>1518.18</text:p>
              </table:table-cell>
              <table:table-cell office:value-type="float" office:value="999.854145114188">
                <text:p>999.8541451141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22.19">
                <text:p>1522.19</text:p>
              </table:table-cell>
              <table:table-cell office:value-type="float" office:value="999.918977996083">
                <text:p>999.9189779960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26.2">
                <text:p>1526.2</text:p>
              </table:table-cell>
              <table:table-cell office:value-type="float" office:value="999.956532890872">
                <text:p>999.9565328908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30.21">
                <text:p>1530.21</text:p>
              </table:table-cell>
              <table:table-cell office:value-type="float" office:value="999.977480697285">
                <text:p>999.9774806972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34.21">
                <text:p>1534.21</text:p>
              </table:table-cell>
              <table:table-cell office:value-type="float" office:value="999.988734506981">
                <text:p>999.9887345069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38.22">
                <text:p>1538.22</text:p>
              </table:table-cell>
              <table:table-cell office:value-type="float" office:value="999.994717531309">
                <text:p>999.9947175313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42.23">
                <text:p>1542.23</text:p>
              </table:table-cell>
              <table:table-cell office:value-type="float" office:value="999.99752763235">
                <text:p>999.997527632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46.24">
                <text:p>1546.24</text:p>
              </table:table-cell>
              <table:table-cell office:value-type="float" office:value="999.99888335246">
                <text:p>999.998883352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50.24">
                <text:p>1550.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54.25">
                <text:p>1554.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58.26">
                <text:p>1558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62.27">
                <text:p>1562.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66.28">
                <text:p>1566.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70.28">
                <text:p>1570.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74.29">
                <text:p>1574.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78.3">
                <text:p>1578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82.31">
                <text:p>1582.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86.31">
                <text:p>1586.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90.32">
                <text:p>1590.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94.33">
                <text:p>1594.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98.34">
                <text:p>1598.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02.35">
                <text:p>1602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06.35">
                <text:p>1606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10.36">
                <text:p>1610.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14.37">
                <text:p>1614.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18.38">
                <text:p>1618.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22.39">
                <text:p>1622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26.39">
                <text:p>1626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30.4">
                <text:p>1630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34.41">
                <text:p>1634.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38.42">
                <text:p>1638.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42.42">
                <text:p>1642.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46.43">
                <text:p>1646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50.44">
                <text:p>1650.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54.45">
                <text:p>1654.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58.46">
                <text:p>1658.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62.46">
                <text:p>1662.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66.47">
                <text:p>1666.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70.48">
                <text:p>1670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74.49">
                <text:p>1674.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78.49">
                <text:p>1678.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82.5">
                <text:p>1682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86.51">
                <text:p>1686.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90.52">
                <text:p>1690.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94.53">
                <text:p>1694.5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98.53">
                <text:p>1698.5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02.54">
                <text:p>1702.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06.55">
                <text:p>1706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10.56">
                <text:p>1710.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14.57">
                <text:p>1714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18.57">
                <text:p>1718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22.58">
                <text:p>1722.5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26.59">
                <text:p>1726.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30.6">
                <text:p>1730.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34.6">
                <text:p>1734.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38.61">
                <text:p>1738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42.62">
                <text:p>1742.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46.63">
                <text:p>1746.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50.64">
                <text:p>1750.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54.64">
                <text:p>1754.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58.65">
                <text:p>1758.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62.66">
                <text:p>1762.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66.67">
                <text:p>1766.6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70.67">
                <text:p>1770.6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74.68">
                <text:p>1774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78.69">
                <text:p>1778.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82.7">
                <text:p>1782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86.71">
                <text:p>1786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90.71">
                <text:p>1790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94.72">
                <text:p>1794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98.73">
                <text:p>1798.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02.74">
                <text:p>1802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06.74">
                <text:p>1806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10.75">
                <text:p>1810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14.76">
                <text:p>1814.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18.77">
                <text:p>1818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22.78">
                <text:p>1822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26.78">
                <text:p>1826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30.79">
                <text:p>1830.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34.8">
                <text:p>1834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38.81">
                <text:p>1838.8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42.82">
                <text:p>1842.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46.82">
                <text:p>1846.82</text:p>
              </table:table-cell>
              <table:table-cell office:value-type="float" office:value="999.972408710727">
                <text:p>999.9724087107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50.83">
                <text:p>1850.83</text:p>
              </table:table-cell>
              <table:table-cell office:value-type="float" office:value="999.938904535003">
                <text:p>999.9389045350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54.84">
                <text:p>1854.84</text:p>
              </table:table-cell>
              <table:table-cell office:value-type="float" office:value="999.869451196703">
                <text:p>999.8694511967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58.85">
                <text:p>1858.85</text:p>
              </table:table-cell>
              <table:table-cell office:value-type="float" office:value="999.730807003912">
                <text:p>999.7308070039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62.85">
                <text:p>1862.85</text:p>
              </table:table-cell>
              <table:table-cell office:value-type="float" office:value="999.46434944698">
                <text:p>999.464349446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66.86">
                <text:p>1866.86</text:p>
              </table:table-cell>
              <table:table-cell office:value-type="float" office:value="998.971447889712">
                <text:p>998.9714478897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70.87">
                <text:p>1870.87</text:p>
              </table:table-cell>
              <table:table-cell office:value-type="float" office:value="998.094109339079">
                <text:p>998.0941093390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74.88">
                <text:p>1874.88</text:p>
              </table:table-cell>
              <table:table-cell office:value-type="float" office:value="996.592023394529">
                <text:p>996.5920233945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78.89">
                <text:p>1878.89</text:p>
              </table:table-cell>
              <table:table-cell office:value-type="float" office:value="994.119392842801">
                <text:p>994.1193928428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82.89">
                <text:p>1882.89</text:p>
              </table:table-cell>
              <table:table-cell office:value-type="float" office:value="990.207926335942">
                <text:p>990.2079263359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86.9">
                <text:p>1886.9</text:p>
              </table:table-cell>
              <table:table-cell office:value-type="float" office:value="984.265457631891">
                <text:p>984.2654576318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90.91">
                <text:p>1890.91</text:p>
              </table:table-cell>
              <table:table-cell office:value-type="float" office:value="975.60164753871">
                <text:p>975.601647538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94.92">
                <text:p>1894.92</text:p>
              </table:table-cell>
              <table:table-cell office:value-type="float" office:value="963.491513761766">
                <text:p>963.4915137617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98.92">
                <text:p>1898.92</text:p>
              </table:table-cell>
              <table:table-cell office:value-type="float" office:value="947.282586795671">
                <text:p>947.2825867956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02.93">
                <text:p>1902.93</text:p>
              </table:table-cell>
              <table:table-cell office:value-type="float" office:value="926.541628242161">
                <text:p>926.5416282421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06.94">
                <text:p>1906.94</text:p>
              </table:table-cell>
              <table:table-cell office:value-type="float" office:value="901.223088150214">
                <text:p>901.2230881502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10.95">
                <text:p>1910.95</text:p>
              </table:table-cell>
              <table:table-cell office:value-type="float" office:value="871.82700536021">
                <text:p>871.827005360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14.96">
                <text:p>1914.96</text:p>
              </table:table-cell>
              <table:table-cell office:value-type="float" office:value="839.503872240594">
                <text:p>839.5038722405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18.96">
                <text:p>1918.96</text:p>
              </table:table-cell>
              <table:table-cell office:value-type="float" office:value="806.06351199608">
                <text:p>806.063511996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22.97">
                <text:p>1922.97</text:p>
              </table:table-cell>
              <table:table-cell office:value-type="float" office:value="773.857892554563">
                <text:p>773.8578925545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26.98">
                <text:p>1926.98</text:p>
              </table:table-cell>
              <table:table-cell office:value-type="float" office:value="745.533694823268">
                <text:p>745.5336948232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30.99">
                <text:p>1930.99</text:p>
              </table:table-cell>
              <table:table-cell office:value-type="float" office:value="723.683974608274">
                <text:p>723.6839746082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35">
                <text:p>1935</text:p>
              </table:table-cell>
              <table:table-cell office:value-type="float" office:value="710.459844688597">
                <text:p>710.4598446885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39">
                <text:p>1939</text:p>
              </table:table-cell>
              <table:table-cell office:value-type="float" office:value="707.221977409814">
                <text:p>707.2219774098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43.01">
                <text:p>1943.01</text:p>
              </table:table-cell>
              <table:table-cell office:value-type="float" office:value="714.30997046684">
                <text:p>714.309970466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47.02">
                <text:p>1947.02</text:p>
              </table:table-cell>
              <table:table-cell office:value-type="float" office:value="730.983675280795">
                <text:p>730.9836752807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51.03">
                <text:p>1951.03</text:p>
              </table:table-cell>
              <table:table-cell office:value-type="float" office:value="755.550514961288">
                <text:p>755.5505149612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55.03">
                <text:p>1955.03</text:p>
              </table:table-cell>
              <table:table-cell office:value-type="float" office:value="785.648484306607">
                <text:p>785.6484843066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9.04">
                <text:p>1959.04</text:p>
              </table:table-cell>
              <table:table-cell office:value-type="float" office:value="818.61935943753">
                <text:p>818.619359437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63.05">
                <text:p>1963.05</text:p>
              </table:table-cell>
              <table:table-cell office:value-type="float" office:value="851.890729006739">
                <text:p>851.8907290067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67.06">
                <text:p>1967.06</text:p>
              </table:table-cell>
              <table:table-cell office:value-type="float" office:value="883.292034652239">
                <text:p>883.2920346522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71.07">
                <text:p>1971.07</text:p>
              </table:table-cell>
              <table:table-cell office:value-type="float" office:value="911.254632603836">
                <text:p>911.2546326038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5.07">
                <text:p>1975.07</text:p>
              </table:table-cell>
              <table:table-cell office:value-type="float" office:value="934.879485063122">
                <text:p>934.8794850631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9.08">
                <text:p>1979.08</text:p>
              </table:table-cell>
              <table:table-cell office:value-type="float" office:value="953.887687652623">
                <text:p>953.8876876526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3.09">
                <text:p>1983.09</text:p>
              </table:table-cell>
              <table:table-cell office:value-type="float" office:value="968.490398102823">
                <text:p>968.4903981028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7.1">
                <text:p>1987.1</text:p>
              </table:table-cell>
              <table:table-cell office:value-type="float" office:value="979.22237652134">
                <text:p>979.222376521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1.1">
                <text:p>1991.1</text:p>
              </table:table-cell>
              <table:table-cell office:value-type="float" office:value="986.77865103532">
                <text:p>986.778651035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5.11">
                <text:p>1995.11</text:p>
              </table:table-cell>
              <table:table-cell office:value-type="float" office:value="991.881372699308">
                <text:p>991.8813726993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9.12">
                <text:p>1999.12</text:p>
              </table:table-cell>
              <table:table-cell office:value-type="float" office:value="995.189210194611">
                <text:p>995.1892101946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3.13">
                <text:p>2003.13</text:p>
              </table:table-cell>
              <table:table-cell office:value-type="float" office:value="997.249085455019">
                <text:p>997.2490854550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7.14">
                <text:p>2007.14</text:p>
              </table:table-cell>
              <table:table-cell office:value-type="float" office:value="998.482024515727">
                <text:p>998.4820245157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1.14">
                <text:p>2011.14</text:p>
              </table:table-cell>
              <table:table-cell office:value-type="float" office:value="999.191687386015">
                <text:p>999.1916873860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15.15">
                <text:p>2015.15</text:p>
              </table:table-cell>
              <table:table-cell office:value-type="float" office:value="999.584643611016">
                <text:p>999.5846436110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19.16">
                <text:p>2019.16</text:p>
              </table:table-cell>
              <table:table-cell office:value-type="float" office:value="999.79403692148">
                <text:p>999.794036921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3.17">
                <text:p>2023.17</text:p>
              </table:table-cell>
              <table:table-cell office:value-type="float" office:value="999.9014436084">
                <text:p>999.90144360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27.17">
                <text:p>2027.17</text:p>
              </table:table-cell>
              <table:table-cell office:value-type="float" office:value="999.954489966536">
                <text:p>999.9544899665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31.18">
                <text:p>2031.18</text:p>
              </table:table-cell>
              <table:table-cell office:value-type="float" office:value="999.979720536768">
                <text:p>999.9797205367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35.19">
                <text:p>2035.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39.2">
                <text:p>2039.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43.21">
                <text:p>2043.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47.21">
                <text:p>2047.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51.22">
                <text:p>2051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55.23">
                <text:p>2055.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59.24">
                <text:p>2059.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63.25">
                <text:p>2063.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67.25">
                <text:p>2067.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71.26">
                <text:p>2071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75.27">
                <text:p>2075.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79.28">
                <text:p>2079.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83.28">
                <text:p>2083.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87.29">
                <text:p>2087.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91.3">
                <text:p>2091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95.31">
                <text:p>2095.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99.32">
                <text:p>2099.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03.32">
                <text:p>2103.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07.33">
                <text:p>2107.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11.34">
                <text:p>2111.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15.35">
                <text:p>2115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19.35">
                <text:p>2119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23.36">
                <text:p>2123.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27.37">
                <text:p>2127.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31.38">
                <text:p>2131.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35.39">
                <text:p>2135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39.39">
                <text:p>2139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43.4">
                <text:p>2143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47.41">
                <text:p>2147.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51.42">
                <text:p>2151.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55.43">
                <text:p>2155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59.43">
                <text:p>2159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163.44">
                <text:p>2163.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167.45">
                <text:p>2167.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171.46">
                <text:p>2171.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175.46">
                <text:p>2175.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79.47">
                <text:p>2179.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83.48">
                <text:p>2183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87.49">
                <text:p>2187.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91.5">
                <text:p>2191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95.5">
                <text:p>2195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99.51">
                <text:p>2199.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03.52">
                <text:p>2203.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07.53">
                <text:p>2207.5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11.53">
                <text:p>2211.5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15.54">
                <text:p>2215.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19.55">
                <text:p>2219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23.56">
                <text:p>2223.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27.57">
                <text:p>2227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31.57">
                <text:p>2231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35.58">
                <text:p>2235.5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39.59">
                <text:p>2239.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43.6">
                <text:p>2243.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247.61">
                <text:p>2247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251.61">
                <text:p>2251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255.62">
                <text:p>2255.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259.63">
                <text:p>2259.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263.64">
                <text:p>2263.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267.64">
                <text:p>2267.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271.65">
                <text:p>2271.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275.66">
                <text:p>2275.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279.67">
                <text:p>2279.6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283.68">
                <text:p>2283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87.68">
                <text:p>2287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291.69">
                <text:p>2291.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95.7">
                <text:p>2295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99.71">
                <text:p>2299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03.71">
                <text:p>2303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07.72">
                <text:p>2307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11.73">
                <text:p>2311.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15.74">
                <text:p>2315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19.75">
                <text:p>2319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23.75">
                <text:p>2323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27.76">
                <text:p>2327.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331.77">
                <text:p>2331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335.78">
                <text:p>2335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339.78">
                <text:p>2339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343.79">
                <text:p>2343.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47.8">
                <text:p>2347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51.81">
                <text:p>2351.8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55.82">
                <text:p>2355.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59.82">
                <text:p>2359.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63.83">
                <text:p>2363.8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367.84">
                <text:p>2367.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71.85">
                <text:p>2371.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75.86">
                <text:p>2375.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79.86">
                <text:p>2379.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83.87">
                <text:p>2383.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87.88">
                <text:p>2387.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91.89">
                <text:p>2391.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395.89">
                <text:p>2395.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99.9">
                <text:p>2399.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03.91">
                <text:p>2403.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407.92">
                <text:p>2407.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411.93">
                <text:p>2411.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415.93">
                <text:p>2415.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19.94">
                <text:p>2419.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423.95">
                <text:p>2423.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427.96">
                <text:p>2427.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431.96">
                <text:p>2431.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35.97">
                <text:p>2435.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39.98">
                <text:p>2439.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443.99">
                <text:p>2443.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48">
                <text:p>24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52">
                <text:p>24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456.01">
                <text:p>2456.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460.02">
                <text:p>2460.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64.03">
                <text:p>2464.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68.04">
                <text:p>2468.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72.04">
                <text:p>2472.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76.05">
                <text:p>2476.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80.06">
                <text:p>2480.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84.07">
                <text:p>2484.0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488.07">
                <text:p>2488.0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92.08">
                <text:p>2492.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96.09">
                <text:p>2496.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00.1">
                <text:p>2500.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04.11">
                <text:p>2504.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08.11">
                <text:p>2508.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12.12">
                <text:p>2512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16.13">
                <text:p>2516.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20.14">
                <text:p>2520.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24.14">
                <text:p>2524.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28.15">
                <text:p>2528.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32.16">
                <text:p>2532.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536.17">
                <text:p>2536.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40.18">
                <text:p>2540.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44.18">
                <text:p>2544.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548.19">
                <text:p>2548.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552.2">
                <text:p>2552.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56.21">
                <text:p>2556.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60.22">
                <text:p>2560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564.22">
                <text:p>2564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68.23">
                <text:p>2568.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72.24">
                <text:p>2572.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76.25">
                <text:p>2576.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580.25">
                <text:p>2580.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84.26">
                <text:p>2584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88.27">
                <text:p>2588.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592.28">
                <text:p>2592.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96.29">
                <text:p>2596.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600.29">
                <text:p>2600.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604.3">
                <text:p>2604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608.31">
                <text:p>2608.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612.32">
                <text:p>2612.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616.32">
                <text:p>2616.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620.33">
                <text:p>2620.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24.34">
                <text:p>2624.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628.35">
                <text:p>2628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632.36">
                <text:p>2632.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636.36">
                <text:p>2636.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40.37">
                <text:p>2640.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644.38">
                <text:p>2644.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648.39">
                <text:p>2648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652.39">
                <text:p>2652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656.4">
                <text:p>2656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660.41">
                <text:p>2660.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664.42">
                <text:p>2664.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668.43">
                <text:p>2668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672.43">
                <text:p>2672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676.44">
                <text:p>2676.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680.45">
                <text:p>2680.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684.46">
                <text:p>2684.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688.47">
                <text:p>2688.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692.47">
                <text:p>2692.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696.48">
                <text:p>2696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700.49">
                <text:p>2700.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704.5">
                <text:p>2704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708.5">
                <text:p>2708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712.51">
                <text:p>2712.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16.52">
                <text:p>2716.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20.53">
                <text:p>2720.5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24.54">
                <text:p>2724.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28.54">
                <text:p>2728.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32.55">
                <text:p>2732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36.56">
                <text:p>2736.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40.57">
                <text:p>2740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744.57">
                <text:p>2744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48.58">
                <text:p>2748.5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752.59">
                <text:p>2752.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56.6">
                <text:p>2756.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760.61">
                <text:p>2760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764.61">
                <text:p>2764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68.62">
                <text:p>2768.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772.63">
                <text:p>2772.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776.64">
                <text:p>2776.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80.65">
                <text:p>2780.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784.65">
                <text:p>2784.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88.66">
                <text:p>2788.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792.67">
                <text:p>2792.6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796.68">
                <text:p>2796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800.68">
                <text:p>2800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804.69">
                <text:p>2804.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808.7">
                <text:p>2808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812.71">
                <text:p>2812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816.72">
                <text:p>2816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820.72">
                <text:p>2820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824.73">
                <text:p>2824.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828.74">
                <text:p>2828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832.75">
                <text:p>2832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836.75">
                <text:p>2836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40.76">
                <text:p>2840.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844.77">
                <text:p>2844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848.78">
                <text:p>2848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852.79">
                <text:p>2852.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856.79">
                <text:p>2856.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860.8">
                <text:p>2860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864.81">
                <text:p>2864.8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868.82">
                <text:p>2868.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72.83">
                <text:p>2872.8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876.83">
                <text:p>2876.8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880.84">
                <text:p>2880.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884.85">
                <text:p>2884.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888.86">
                <text:p>2888.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892.86">
                <text:p>2892.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896.87">
                <text:p>2896.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900.88">
                <text:p>2900.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904.89">
                <text:p>2904.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908.9">
                <text:p>2908.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912.9">
                <text:p>2912.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916.91">
                <text:p>2916.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920.92">
                <text:p>2920.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924.93">
                <text:p>2924.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928.93">
                <text:p>2928.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932.94">
                <text:p>2932.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936.95">
                <text:p>2936.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940.96">
                <text:p>2940.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944.97">
                <text:p>2944.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948.97">
                <text:p>2948.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952.98">
                <text:p>2952.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956.99">
                <text:p>2956.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961">
                <text:p>29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965">
                <text:p>29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969.01">
                <text:p>2969.01</text:p>
              </table:table-cell>
              <table:table-cell office:value-type="float" office:value="999.999858353365">
                <text:p>999.99985835336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973.02">
                <text:p>2973.02</text:p>
              </table:table-cell>
              <table:table-cell office:value-type="float" office:value="999.999682111863">
                <text:p>999.9996821118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977.03">
                <text:p>2977.03</text:p>
              </table:table-cell>
              <table:table-cell office:value-type="float" office:value="999.999311554889">
                <text:p>999.99931155488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981.04">
                <text:p>2981.04</text:p>
              </table:table-cell>
              <table:table-cell office:value-type="float" office:value="999.998561230376">
                <text:p>999.9985612303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985.04">
                <text:p>2985.04</text:p>
              </table:table-cell>
              <table:table-cell office:value-type="float" office:value="999.99709838264">
                <text:p>999.9970983826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89.05">
                <text:p>2989.05</text:p>
              </table:table-cell>
              <table:table-cell office:value-type="float" office:value="999.994353023741">
                <text:p>999.9943530237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993.06">
                <text:p>2993.06</text:p>
              </table:table-cell>
              <table:table-cell office:value-type="float" office:value="999.989394803413">
                <text:p>999.9893948034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997.07">
                <text:p>2997.07</text:p>
              </table:table-cell>
              <table:table-cell office:value-type="float" office:value="999.980780219418">
                <text:p>999.9807802194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001.08">
                <text:p>3001.08</text:p>
              </table:table-cell>
              <table:table-cell office:value-type="float" office:value="999.96638717087">
                <text:p>999.9663871708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005.08">
                <text:p>3005.08</text:p>
              </table:table-cell>
              <table:table-cell office:value-type="float" office:value="999.94327315229">
                <text:p>999.9432731522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009.09">
                <text:p>3009.09</text:p>
              </table:table-cell>
              <table:table-cell office:value-type="float" office:value="999.907615486958">
                <text:p>999.9076154869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013.1">
                <text:p>3013.1</text:p>
              </table:table-cell>
              <table:table-cell office:value-type="float" office:value="999.854810022551">
                <text:p>999.8548100225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017.11">
                <text:p>3017.11</text:p>
              </table:table-cell>
              <table:table-cell office:value-type="float" office:value="999.779808250521">
                <text:p>999.77980825052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021.11">
                <text:p>3021.11</text:p>
              </table:table-cell>
              <table:table-cell office:value-type="float" office:value="999.677750400129">
                <text:p>999.67775040012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025.12">
                <text:p>3025.12</text:p>
              </table:table-cell>
              <table:table-cell office:value-type="float" office:value="999.544895979742">
                <text:p>999.54489597974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029.13">
                <text:p>3029.13</text:p>
              </table:table-cell>
              <table:table-cell office:value-type="float" office:value="999.37976553174">
                <text:p>999.379765531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033.14">
                <text:p>3033.14</text:p>
              </table:table-cell>
              <table:table-cell office:value-type="float" office:value="999.184304505094">
                <text:p>999.18430450509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037.15">
                <text:p>3037.15</text:p>
              </table:table-cell>
              <table:table-cell office:value-type="float" office:value="998.964793070889">
                <text:p>998.96479307088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041.15">
                <text:p>3041.15</text:p>
              </table:table-cell>
              <table:table-cell office:value-type="float" office:value="998.732192789942">
                <text:p>998.73219278994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045.16">
                <text:p>3045.16</text:p>
              </table:table-cell>
              <table:table-cell office:value-type="float" office:value="998.501674382924">
                <text:p>998.50167438292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049.17">
                <text:p>3049.17</text:p>
              </table:table-cell>
              <table:table-cell office:value-type="float" office:value="998.291220076983">
                <text:p>998.2912200769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053.18">
                <text:p>3053.18</text:p>
              </table:table-cell>
              <table:table-cell office:value-type="float" office:value="998.119414855477">
                <text:p>998.11941485547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057.18">
                <text:p>3057.18</text:p>
              </table:table-cell>
              <table:table-cell office:value-type="float" office:value="998.00256124247">
                <text:p>998.0025612424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061.19">
                <text:p>3061.19</text:p>
              </table:table-cell>
              <table:table-cell office:value-type="float" office:value="997.952662534566">
                <text:p>997.95266253456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065.2">
                <text:p>3065.2</text:p>
              </table:table-cell>
              <table:table-cell office:value-type="float" office:value="997.974661365597">
                <text:p>997.9746613655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069.21">
                <text:p>3069.21</text:p>
              </table:table-cell>
              <table:table-cell office:value-type="float" office:value="998.065916110256">
                <text:p>998.0659161102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073.22">
                <text:p>3073.22</text:p>
              </table:table-cell>
              <table:table-cell office:value-type="float" office:value="998.216428129338">
                <text:p>998.21642812933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077.22">
                <text:p>3077.22</text:p>
              </table:table-cell>
              <table:table-cell office:value-type="float" office:value="998.410321976331">
                <text:p>998.4103219763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081.23">
                <text:p>3081.23</text:p>
              </table:table-cell>
              <table:table-cell office:value-type="float" office:value="998.628103082111">
                <text:p>998.6281030821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085.24">
                <text:p>3085.24</text:p>
              </table:table-cell>
              <table:table-cell office:value-type="float" office:value="998.849153660555">
                <text:p>998.8491536605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089.25">
                <text:p>3089.25</text:p>
              </table:table-cell>
              <table:table-cell office:value-type="float" office:value="999.053934893683">
                <text:p>999.05393489368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093.26">
                <text:p>3093.26</text:p>
              </table:table-cell>
              <table:table-cell office:value-type="float" office:value="999.225523132061">
                <text:p>999.2255231320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097.26">
                <text:p>3097.26</text:p>
              </table:table-cell>
              <table:table-cell office:value-type="float" office:value="999.350359863579">
                <text:p>999.35035986357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101.27">
                <text:p>3101.27</text:p>
              </table:table-cell>
              <table:table-cell office:value-type="float" office:value="999.418354004623">
                <text:p>999.41835400462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105.28">
                <text:p>3105.28</text:p>
              </table:table-cell>
              <table:table-cell office:value-type="float" office:value="999.422658745341">
                <text:p>999.42265874534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109.29">
                <text:p>3109.29</text:p>
              </table:table-cell>
              <table:table-cell office:value-type="float" office:value="999.359499932615">
                <text:p>999.3594999326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113.29">
                <text:p>3113.29</text:p>
              </table:table-cell>
              <table:table-cell office:value-type="float" office:value="999.228346344326">
                <text:p>999.22834634432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117.3">
                <text:p>3117.3</text:p>
              </table:table-cell>
              <table:table-cell office:value-type="float" office:value="999.032514004733">
                <text:p>999.0325140047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121.31">
                <text:p>3121.31</text:p>
              </table:table-cell>
              <table:table-cell office:value-type="float" office:value="998.780006972589">
                <text:p>998.78000697258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125.32">
                <text:p>3125.32</text:p>
              </table:table-cell>
              <table:table-cell office:value-type="float" office:value="998.484430490653">
                <text:p>998.48443049065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129.33">
                <text:p>3129.33</text:p>
              </table:table-cell>
              <table:table-cell office:value-type="float" office:value="998.165059994987">
                <text:p>998.16505999498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133.33">
                <text:p>3133.33</text:p>
              </table:table-cell>
              <table:table-cell office:value-type="float" office:value="997.846151636043">
                <text:p>997.84615163604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137.34">
                <text:p>3137.34</text:p>
              </table:table-cell>
              <table:table-cell office:value-type="float" office:value="997.55494322934">
                <text:p>997.554943229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141.35">
                <text:p>3141.35</text:p>
              </table:table-cell>
              <table:table-cell office:value-type="float" office:value="997.318591412349">
                <text:p>997.3185914123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145.36">
                <text:p>3145.36</text:p>
              </table:table-cell>
              <table:table-cell office:value-type="float" office:value="997.160500646056">
                <text:p>997.1605006460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149.36">
                <text:p>3149.36</text:p>
              </table:table-cell>
              <table:table-cell office:value-type="float" office:value="997.096775345219">
                <text:p>997.0967753452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153.37">
                <text:p>3153.37</text:p>
              </table:table-cell>
              <table:table-cell office:value-type="float" office:value="997.13359319952">
                <text:p>997.133593199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157.38">
                <text:p>3157.38</text:p>
              </table:table-cell>
              <table:table-cell office:value-type="float" office:value="997.266220793662">
                <text:p>997.2662207936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161.39">
                <text:p>3161.39</text:p>
              </table:table-cell>
              <table:table-cell office:value-type="float" office:value="997.479404124559">
                <text:p>997.4794041245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165.4">
                <text:p>3165.4</text:p>
              </table:table-cell>
              <table:table-cell office:value-type="float" office:value="997.750517475367">
                <text:p>997.7505174753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169.4">
                <text:p>3169.4</text:p>
              </table:table-cell>
              <table:table-cell office:value-type="float" office:value="998.052634152015">
                <text:p>998.0526341520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173.41">
                <text:p>3173.41</text:p>
              </table:table-cell>
              <table:table-cell office:value-type="float" office:value="998.35872076024">
                <text:p>998.358720760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177.42">
                <text:p>3177.42</text:p>
              </table:table-cell>
              <table:table-cell office:value-type="float" office:value="998.645243003876">
                <text:p>998.6452430038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181.43">
                <text:p>3181.43</text:p>
              </table:table-cell>
              <table:table-cell office:value-type="float" office:value="998.89476780005">
                <text:p>998.8947678000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185.43">
                <text:p>3185.43</text:p>
              </table:table-cell>
              <table:table-cell office:value-type="float" office:value="999.097249941014">
                <text:p>999.0972499410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189.44">
                <text:p>3189.44</text:p>
              </table:table-cell>
              <table:table-cell office:value-type="float" office:value="999.25000529539">
                <text:p>999.2500052953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193.45">
                <text:p>3193.45</text:p>
              </table:table-cell>
              <table:table-cell office:value-type="float" office:value="999.356619583963">
                <text:p>999.3566195839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197.46">
                <text:p>3197.46</text:p>
              </table:table-cell>
              <table:table-cell office:value-type="float" office:value="999.425178088086">
                <text:p>999.42517808808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201.47">
                <text:p>3201.47</text:p>
              </table:table-cell>
              <table:table-cell office:value-type="float" office:value="999.466226992762">
                <text:p>999.46622699276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205.47">
                <text:p>3205.47</text:p>
              </table:table-cell>
              <table:table-cell office:value-type="float" office:value="999.490821333915">
                <text:p>999.4908213339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209.48">
                <text:p>3209.48</text:p>
              </table:table-cell>
              <table:table-cell office:value-type="float" office:value="999.508917177266">
                <text:p>999.5089171772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213.49">
                <text:p>3213.49</text:p>
              </table:table-cell>
              <table:table-cell office:value-type="float" office:value="999.528258975348">
                <text:p>999.5282589753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217.5">
                <text:p>3217.5</text:p>
              </table:table-cell>
              <table:table-cell office:value-type="float" office:value="999.553815217195">
                <text:p>999.55381521719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221.51">
                <text:p>3221.51</text:p>
              </table:table-cell>
              <table:table-cell office:value-type="float" office:value="999.587733095931">
                <text:p>999.58773309593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225.51">
                <text:p>3225.51</text:p>
              </table:table-cell>
              <table:table-cell office:value-type="float" office:value="999.629717811814">
                <text:p>999.6297178118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229.52">
                <text:p>3229.52</text:p>
              </table:table-cell>
              <table:table-cell office:value-type="float" office:value="999.677696892089">
                <text:p>999.6776968920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233.53">
                <text:p>3233.53</text:p>
              </table:table-cell>
              <table:table-cell office:value-type="float" office:value="999.728608955341">
                <text:p>999.72860895534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237.54">
                <text:p>3237.54</text:p>
              </table:table-cell>
              <table:table-cell office:value-type="float" office:value="999.779163068451">
                <text:p>999.77916306845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241.54">
                <text:p>3241.54</text:p>
              </table:table-cell>
              <table:table-cell office:value-type="float" office:value="999.82644778992">
                <text:p>999.826447789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245.55">
                <text:p>3245.55</text:p>
              </table:table-cell>
              <table:table-cell office:value-type="float" office:value="999.868431102616">
                <text:p>999.8684311026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249.56">
                <text:p>3249.56</text:p>
              </table:table-cell>
              <table:table-cell office:value-type="float" office:value="999.903607602766">
                <text:p>999.90360760276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253.57">
                <text:p>3253.57</text:p>
              </table:table-cell>
              <table:table-cell office:value-type="float" office:value="999.931851034509">
                <text:p>999.93185103450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257.58">
                <text:p>3257.58</text:p>
              </table:table-cell>
              <table:table-cell office:value-type="float" office:value="999.953505380863">
                <text:p>999.9535053808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261.58">
                <text:p>3261.58</text:p>
              </table:table-cell>
              <table:table-cell office:value-type="float" office:value="999.969389314038">
                <text:p>999.96938931403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265.59">
                <text:p>3265.59</text:p>
              </table:table-cell>
              <table:table-cell office:value-type="float" office:value="999.980552204918">
                <text:p>999.9805522049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269.6">
                <text:p>3269.6</text:p>
              </table:table-cell>
              <table:table-cell office:value-type="float" office:value="999.988076750879">
                <text:p>999.9880767508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273.61">
                <text:p>3273.61</text:p>
              </table:table-cell>
              <table:table-cell office:value-type="float" office:value="999.992945831864">
                <text:p>999.99294583186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277.61">
                <text:p>3277.61</text:p>
              </table:table-cell>
              <table:table-cell office:value-type="float" office:value="999.995972607693">
                <text:p>999.99597260769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281.62">
                <text:p>3281.62</text:p>
              </table:table-cell>
              <table:table-cell office:value-type="float" office:value="999.997781144574">
                <text:p>999.9977811445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285.63">
                <text:p>3285.63</text:p>
              </table:table-cell>
              <table:table-cell office:value-type="float" office:value="999.998820328694">
                <text:p>999.9988203286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289.64">
                <text:p>3289.64</text:p>
              </table:table-cell>
              <table:table-cell office:value-type="float" office:value="999.99939477067">
                <text:p>999.999394770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293.65">
                <text:p>3293.65</text:p>
              </table:table-cell>
              <table:table-cell office:value-type="float" office:value="999.999700355813">
                <text:p>999.99970035581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297.65">
                <text:p>3297.65</text:p>
              </table:table-cell>
              <table:table-cell office:value-type="float" office:value="999.999856840989">
                <text:p>999.9998568409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301.66">
                <text:p>3301.66</text:p>
              </table:table-cell>
              <table:table-cell office:value-type="float" office:value="999.999933997793">
                <text:p>999.9999339977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305.67">
                <text:p>3305.67</text:p>
              </table:table-cell>
              <table:table-cell office:value-type="float" office:value="999.999970635327">
                <text:p>999.9999706353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309.68">
                <text:p>3309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313.69">
                <text:p>3313.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317.69">
                <text:p>3317.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321.7">
                <text:p>3321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325.71">
                <text:p>3325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329.72">
                <text:p>3329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333.72">
                <text:p>3333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337.73">
                <text:p>3337.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341.74">
                <text:p>3341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345.75">
                <text:p>3345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349.76">
                <text:p>3349.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353.76">
                <text:p>3353.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357.77">
                <text:p>3357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361.78">
                <text:p>3361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365.79">
                <text:p>3365.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369.79">
                <text:p>3369.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373.8">
                <text:p>3373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377.81">
                <text:p>3377.8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381.82">
                <text:p>3381.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385.83">
                <text:p>3385.8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389.83">
                <text:p>3389.8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393.84">
                <text:p>3393.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397.85">
                <text:p>3397.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401.86">
                <text:p>3401.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405.87">
                <text:p>3405.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409.87">
                <text:p>3409.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413.88">
                <text:p>3413.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417.89">
                <text:p>3417.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421.9">
                <text:p>3421.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425.9">
                <text:p>3425.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429.91">
                <text:p>3429.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433.92">
                <text:p>3433.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437.93">
                <text:p>3437.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441.94">
                <text:p>3441.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445.94">
                <text:p>3445.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449.95">
                <text:p>3449.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453.96">
                <text:p>3453.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457.97">
                <text:p>3457.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461.97">
                <text:p>3461.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465.98">
                <text:p>3465.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469.99">
                <text:p>3469.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474">
                <text:p>34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478.01">
                <text:p>3478.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482.01">
                <text:p>3482.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486.02">
                <text:p>3486.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490.03">
                <text:p>3490.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494.04">
                <text:p>3494.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498.04">
                <text:p>3498.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502.05">
                <text:p>3502.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506.06">
                <text:p>3506.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510.07">
                <text:p>3510.0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514.08">
                <text:p>3514.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518.08">
                <text:p>3518.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522.09">
                <text:p>3522.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526.1">
                <text:p>3526.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530.11">
                <text:p>3530.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534.12">
                <text:p>3534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538.12">
                <text:p>3538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542.13">
                <text:p>3542.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546.14">
                <text:p>3546.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550.15">
                <text:p>3550.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554.15">
                <text:p>3554.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558.16">
                <text:p>3558.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562.17">
                <text:p>3562.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566.18">
                <text:p>3566.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570.19">
                <text:p>3570.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574.19">
                <text:p>3574.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578.2">
                <text:p>3578.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582.21">
                <text:p>3582.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586.22">
                <text:p>3586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590.22">
                <text:p>3590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594.23">
                <text:p>3594.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598.24">
                <text:p>3598.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602.25">
                <text:p>3602.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606.26">
                <text:p>3606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610.26">
                <text:p>3610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614.27">
                <text:p>3614.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618.28">
                <text:p>3618.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622.29">
                <text:p>3622.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626.3">
                <text:p>3626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630.3">
                <text:p>3630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634.31">
                <text:p>3634.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638.32">
                <text:p>3638.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642.33">
                <text:p>3642.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646.33">
                <text:p>3646.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650.34">
                <text:p>3650.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654.35">
                <text:p>3654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658.36">
                <text:p>3658.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662.37">
                <text:p>3662.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666.37">
                <text:p>3666.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670.38">
                <text:p>3670.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674.39">
                <text:p>3674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678.4">
                <text:p>3678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682.4">
                <text:p>3682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686.41">
                <text:p>3686.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690.42">
                <text:p>3690.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694.43">
                <text:p>3694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698.44">
                <text:p>3698.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702.44">
                <text:p>3702.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706.45">
                <text:p>3706.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710.46">
                <text:p>3710.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714.47">
                <text:p>3714.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718.48">
                <text:p>3718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722.48">
                <text:p>3722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726.49">
                <text:p>3726.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730.5">
                <text:p>3730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734.51">
                <text:p>3734.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738.51">
                <text:p>3738.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742.52">
                <text:p>3742.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746.53">
                <text:p>3746.5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750.54">
                <text:p>3750.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754.55">
                <text:p>3754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758.55">
                <text:p>3758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762.56">
                <text:p>3762.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766.57">
                <text:p>3766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770.58">
                <text:p>3770.5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774.58">
                <text:p>3774.5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778.59">
                <text:p>3778.59</text:p>
              </table:table-cell>
              <table:table-cell office:value-type="float" office:value="999.996331131724">
                <text:p>999.9963311317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782.6">
                <text:p>3782.6</text:p>
              </table:table-cell>
              <table:table-cell office:value-type="float" office:value="999.991714781547">
                <text:p>999.99171478154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786.61">
                <text:p>3786.61</text:p>
              </table:table-cell>
              <table:table-cell office:value-type="float" office:value="999.9819447815">
                <text:p>999.98194478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790.62">
                <text:p>3790.62</text:p>
              </table:table-cell>
              <table:table-cell office:value-type="float" office:value="999.962031059927">
                <text:p>999.96203105992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794.62">
                <text:p>3794.62</text:p>
              </table:table-cell>
              <table:table-cell office:value-type="float" office:value="999.922948492622">
                <text:p>999.9229484926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798.63">
                <text:p>3798.63</text:p>
              </table:table-cell>
              <table:table-cell office:value-type="float" office:value="999.849109900315">
                <text:p>999.8491099003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802.64">
                <text:p>3802.64</text:p>
              </table:table-cell>
              <table:table-cell office:value-type="float" office:value="999.714853994554">
                <text:p>999.7148539945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806.65">
                <text:p>3806.65</text:p>
              </table:table-cell>
              <table:table-cell office:value-type="float" office:value="999.48000307069">
                <text:p>999.480003070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810.65">
                <text:p>3810.65</text:p>
              </table:table-cell>
              <table:table-cell office:value-type="float" office:value="999.084915484538">
                <text:p>999.08491548453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814.66">
                <text:p>3814.66</text:p>
              </table:table-cell>
              <table:table-cell office:value-type="float" office:value="998.446008730786">
                <text:p>998.44600873078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818.67">
                <text:p>3818.67</text:p>
              </table:table-cell>
              <table:table-cell office:value-type="float" office:value="997.453387403777">
                <text:p>997.45338740377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822.68">
                <text:p>3822.68</text:p>
              </table:table-cell>
              <table:table-cell office:value-type="float" office:value="995.972791343243">
                <text:p>995.9727913432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826.69">
                <text:p>3826.69</text:p>
              </table:table-cell>
              <table:table-cell office:value-type="float" office:value="993.854286350494">
                <text:p>993.85428635049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830.69">
                <text:p>3830.69</text:p>
              </table:table-cell>
              <table:table-cell office:value-type="float" office:value="990.949606736301">
                <text:p>990.94960673630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834.7">
                <text:p>3834.7</text:p>
              </table:table-cell>
              <table:table-cell office:value-type="float" office:value="987.138562218849">
                <text:p>987.13856221884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838.71">
                <text:p>3838.71</text:p>
              </table:table-cell>
              <table:table-cell office:value-type="float" office:value="982.362438876462">
                <text:p>982.36243887646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842.72">
                <text:p>3842.72</text:p>
              </table:table-cell>
              <table:table-cell office:value-type="float" office:value="976.659267411265">
                <text:p>976.6592674112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846.73">
                <text:p>3846.73</text:p>
              </table:table-cell>
              <table:table-cell office:value-type="float" office:value="970.193061285974">
                <text:p>970.19306128597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850.73">
                <text:p>3850.73</text:p>
              </table:table-cell>
              <table:table-cell office:value-type="float" office:value="963.267777466854">
                <text:p>963.26777746685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854.74">
                <text:p>3854.74</text:p>
              </table:table-cell>
              <table:table-cell office:value-type="float" office:value="956.317852672819">
                <text:p>956.31785267281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858.75">
                <text:p>3858.75</text:p>
              </table:table-cell>
              <table:table-cell office:value-type="float" office:value="949.871155695712">
                <text:p>949.8711556957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862.76">
                <text:p>3862.76</text:p>
              </table:table-cell>
              <table:table-cell office:value-type="float" office:value="944.486533709615">
                <text:p>944.4865337096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866.76">
                <text:p>3866.76</text:p>
              </table:table-cell>
              <table:table-cell office:value-type="float" office:value="940.675246864362">
                <text:p>940.67524686436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870.77">
                <text:p>3870.77</text:p>
              </table:table-cell>
              <table:table-cell office:value-type="float" office:value="938.821267633918">
                <text:p>938.82126763391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874.78">
                <text:p>3874.78</text:p>
              </table:table-cell>
              <table:table-cell office:value-type="float" office:value="939.117574088013">
                <text:p>939.1175740880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878.79">
                <text:p>3878.79</text:p>
              </table:table-cell>
              <table:table-cell office:value-type="float" office:value="941.533060052427">
                <text:p>941.53306005242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882.8">
                <text:p>3882.8</text:p>
              </table:table-cell>
              <table:table-cell office:value-type="float" office:value="945.817914155044">
                <text:p>945.81791415504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886.8">
                <text:p>3886.8</text:p>
              </table:table-cell>
              <table:table-cell office:value-type="float" office:value="951.546180597671">
                <text:p>951.54618059767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890.81">
                <text:p>3890.81</text:p>
              </table:table-cell>
              <table:table-cell office:value-type="float" office:value="958.185466790451">
                <text:p>958.18546679045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894.82">
                <text:p>3894.82</text:p>
              </table:table-cell>
              <table:table-cell office:value-type="float" office:value="965.178022535509">
                <text:p>965.17802253550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898.83">
                <text:p>3898.83</text:p>
              </table:table-cell>
              <table:table-cell office:value-type="float" office:value="972.016209053516">
                <text:p>972.0162090535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902.83">
                <text:p>3902.83</text:p>
              </table:table-cell>
              <table:table-cell office:value-type="float" office:value="978.298657270986">
                <text:p>978.29865727098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906.84">
                <text:p>3906.84</text:p>
              </table:table-cell>
              <table:table-cell office:value-type="float" office:value="983.759716571593">
                <text:p>983.75971657159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910.85">
                <text:p>3910.85</text:p>
              </table:table-cell>
              <table:table-cell office:value-type="float" office:value="988.271903159033">
                <text:p>988.2719031590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914.86">
                <text:p>3914.86</text:p>
              </table:table-cell>
              <table:table-cell office:value-type="float" office:value="991.8268696979">
                <text:p>991.826869697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918.87">
                <text:p>3918.87</text:p>
              </table:table-cell>
              <table:table-cell office:value-type="float" office:value="994.503626428083">
                <text:p>994.50362642808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922.87">
                <text:p>3922.87</text:p>
              </table:table-cell>
              <table:table-cell office:value-type="float" office:value="996.433099430865">
                <text:p>996.43309943086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926.88">
                <text:p>3926.88</text:p>
              </table:table-cell>
              <table:table-cell office:value-type="float" office:value="997.766259574679">
                <text:p>997.76625957467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930.89">
                <text:p>3930.89</text:p>
              </table:table-cell>
              <table:table-cell office:value-type="float" office:value="998.650100783519">
                <text:p>998.65010078351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934.9">
                <text:p>3934.9</text:p>
              </table:table-cell>
              <table:table-cell office:value-type="float" office:value="999.212778535673">
                <text:p>999.21277853567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938.91">
                <text:p>3938.91</text:p>
              </table:table-cell>
              <table:table-cell office:value-type="float" office:value="999.556983961509">
                <text:p>999.55698396150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942.91">
                <text:p>3942.91</text:p>
              </table:table-cell>
              <table:table-cell office:value-type="float" office:value="999.759414797529">
                <text:p>999.7594147975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946.92">
                <text:p>3946.92</text:p>
              </table:table-cell>
              <table:table-cell office:value-type="float" office:value="999.873920256943">
                <text:p>999.87392025694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950.93">
                <text:p>3950.93</text:p>
              </table:table-cell>
              <table:table-cell office:value-type="float" office:value="999.936239948572">
                <text:p>999.93623994857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954.94">
                <text:p>3954.94</text:p>
              </table:table-cell>
              <table:table-cell office:value-type="float" office:value="999.968884345342">
                <text:p>999.96888434534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958.94">
                <text:p>3958.94</text:p>
              </table:table-cell>
              <table:table-cell office:value-type="float" office:value="999.985346675498">
                <text:p>999.98534667549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962.95">
                <text:p>3962.95</text:p>
              </table:table-cell>
              <table:table-cell office:value-type="float" office:value="999.993340826469">
                <text:p>999.99334082646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966.96">
                <text:p>3966.96</text:p>
              </table:table-cell>
              <table:table-cell office:value-type="float" office:value="999.99707967331">
                <text:p>999.9970796733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970.97">
                <text:p>3970.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974.98">
                <text:p>3974.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978.98">
                <text:p>3978.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982.99">
                <text:p>3982.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987">
                <text:p>39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991.01">
                <text:p>3991.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995.01">
                <text:p>3995.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999.02">
                <text:p>3999.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003.03">
                <text:p>4003.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007.04">
                <text:p>4007.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011.05">
                <text:p>4011.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015.05">
                <text:p>4015.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019.06">
                <text:p>4019.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023.07">
                <text:p>4023.0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027.08">
                <text:p>4027.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031.09">
                <text:p>4031.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035.09">
                <text:p>4035.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039.1">
                <text:p>4039.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043.11">
                <text:p>4043.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047.12">
                <text:p>4047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051.12">
                <text:p>4051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055.13">
                <text:p>4055.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059.14">
                <text:p>4059.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063.15">
                <text:p>4063.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067.16">
                <text:p>4067.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071.16">
                <text:p>4071.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075.17">
                <text:p>4075.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079.18">
                <text:p>4079.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083.19">
                <text:p>4083.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087.19">
                <text:p>4087.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091.2">
                <text:p>4091.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095.21">
                <text:p>4095.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099.22">
                <text:p>4099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103.23">
                <text:p>4103.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107.23">
                <text:p>4107.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111.24">
                <text:p>4111.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115.25">
                <text:p>4115.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119.26">
                <text:p>4119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123.26">
                <text:p>4123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127.27">
                <text:p>4127.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131.28">
                <text:p>4131.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135.29">
                <text:p>4135.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139.3">
                <text:p>4139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143.3">
                <text:p>4143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147.31">
                <text:p>4147.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151.32">
                <text:p>4151.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155.33">
                <text:p>4155.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159.34">
                <text:p>4159.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163.34">
                <text:p>4163.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167.35">
                <text:p>4167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171.36">
                <text:p>4171.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175.37">
                <text:p>4175.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179.37">
                <text:p>4179.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183.38">
                <text:p>4183.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187.39">
                <text:p>4187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191.4">
                <text:p>4191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195.41">
                <text:p>4195.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199.41">
                <text:p>4199.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203.42">
                <text:p>4203.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207.43">
                <text:p>4207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211.44">
                <text:p>4211.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215.44">
                <text:p>4215.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219.45">
                <text:p>4219.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223.46">
                <text:p>4223.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227.47">
                <text:p>4227.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231.48">
                <text:p>4231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235.48">
                <text:p>4235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239.49">
                <text:p>4239.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243.5">
                <text:p>4243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247.51">
                <text:p>4247.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251.52">
                <text:p>4251.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255.52">
                <text:p>4255.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259.53">
                <text:p>4259.5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263.54">
                <text:p>4263.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267.55">
                <text:p>4267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271.55">
                <text:p>4271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275.56">
                <text:p>4275.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279.57">
                <text:p>4279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283.58">
                <text:p>4283.5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287.59">
                <text:p>4287.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291.59">
                <text:p>4291.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295.6">
                <text:p>4295.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299.61">
                <text:p>4299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303.62">
                <text:p>4303.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307.62">
                <text:p>4307.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311.63">
                <text:p>4311.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315.64">
                <text:p>4315.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319.65">
                <text:p>4319.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323.66">
                <text:p>4323.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327.66">
                <text:p>4327.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331.67">
                <text:p>4331.6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335.68">
                <text:p>4335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339.69">
                <text:p>4339.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343.7">
                <text:p>4343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347.7">
                <text:p>4347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351.71">
                <text:p>4351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355.72">
                <text:p>4355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359.73">
                <text:p>4359.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363.73">
                <text:p>4363.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367.74">
                <text:p>4367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371.75">
                <text:p>4371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375.76">
                <text:p>4375.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379.77">
                <text:p>4379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383.77">
                <text:p>4383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387.78">
                <text:p>4387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391.79">
                <text:p>4391.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395.8">
                <text:p>4395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399.8">
                <text:p>4399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403.81">
                <text:p>4403.8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407.82">
                <text:p>4407.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411.83">
                <text:p>4411.8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415.84">
                <text:p>4415.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419.84">
                <text:p>4419.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423.85">
                <text:p>4423.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427.86">
                <text:p>4427.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431.87">
                <text:p>4431.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435.87">
                <text:p>4435.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439.88">
                <text:p>4439.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443.89">
                <text:p>4443.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447.9">
                <text:p>4447.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451.91">
                <text:p>4451.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455.91">
                <text:p>4455.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459.92">
                <text:p>4459.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463.93">
                <text:p>4463.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467.94">
                <text:p>4467.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471.95">
                <text:p>4471.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475.95">
                <text:p>4475.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479.96">
                <text:p>4479.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483.97">
                <text:p>4483.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487.98">
                <text:p>4487.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491.98">
                <text:p>4491.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495.99">
                <text:p>4495.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500">
                <text:p>45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